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rinda" svg:font-family="Vrinda" style:font-family-generic="system" style:font-pitch="variable"/>
  </office:font-face-decls>
  <office:automatic-styles>
    <style:style style:name="Table1" style:family="table">
      <style:table-properties style:width="160.3mm" fo:margin-left="0mm" table:align="left" style:may-break-between-rows="true" style:writing-mode="lr-tb" table:border-model="collapsing"/>
    </style:style>
    <style:style style:name="Table1.A" style:family="table-column">
      <style:table-column-properties style:column-width="15.88mm"/>
    </style:style>
    <style:style style:name="Table1.B" style:family="table-column">
      <style:table-column-properties style:column-width="18.96mm"/>
    </style:style>
    <style:style style:name="Table1.C" style:family="table-column">
      <style:table-column-properties style:column-width="23.81mm"/>
    </style:style>
    <style:style style:name="Table1.D" style:family="table-column">
      <style:table-column-properties style:column-width="31.87mm"/>
    </style:style>
    <style:style style:name="Table1.E" style:family="table-column">
      <style:table-column-properties style:column-width="22.15mm"/>
    </style:style>
    <style:style style:name="Table1.F" style:family="table-column">
      <style:table-column-properties style:column-width="27.11mm"/>
    </style:style>
    <style:style style:name="Table1.G" style:family="table-column">
      <style:table-column-properties style:column-width="20.51mm"/>
    </style:style>
    <style:style style:name="Table1.1" style:family="table-row">
      <style:table-row-properties fo:keep-together="auto"/>
    </style:style>
    <style:style style:name="Table1.A1" style:family="table-cell">
      <style:table-cell-properties fo:background-color="transparent" fo:padding="0mm"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mm" fo:border="none" style:writing-mode="page">
        <style:background-image/>
      </style:table-cell-properties>
    </style:style>
    <style:style style:name="Table1.A4" style:family="table-cell">
      <style:table-cell-properties fo:background-color="transparent" fo:padding="0mm" fo:border-left="none" fo:border-right="none" fo:border-top="none" fo:border-bottom="0.75pt solid #000000" style:writing-mode="page">
        <style:background-image/>
      </style:table-cell-properties>
    </style:style>
    <style:style style:name="Table2" style:family="table">
      <style:table-properties style:width="159.21mm" table:align="margins" style:may-break-between-rows="true" style:writing-mode="lr-tb" table:border-model="collapsing"/>
    </style:style>
    <style:style style:name="Table2.A" style:family="table-column">
      <style:table-column-properties style:column-width="26.53mm" style:rel-column-width="10922*"/>
    </style:style>
    <style:style style:name="Table2.C" style:family="table-column">
      <style:table-column-properties style:column-width="26.53mm" style:rel-column-width="10923*"/>
    </style:style>
    <style:style style:name="Table2.A1" style:family="table-cell">
      <style:table-cell-properties fo:background-color="transparent" fo:padding="0mm" fo:border-left="none" fo:border-right="none" fo:border-top="0.75pt solid #000000" fo:border-bottom="0.7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mm" fo:border="none" style:writing-mode="page">
        <style:background-image/>
      </style:table-cell-properties>
    </style:style>
    <style:style style:name="Table2.A4" style:family="table-cell">
      <style:table-cell-properties fo:background-color="transparent" fo:padding="0mm" fo:border-left="none" fo:border-right="none" fo:border-top="none" fo:border-bottom="0.75pt solid #000000" style:writing-mode="page">
        <style:background-image/>
      </style:table-cell-properties>
    </style:style>
    <style:style style:name="Table4" style:family="table">
      <style:table-properties style:width="159.21mm" table:align="margins" fo:background-color="transparent" style:may-break-between-rows="true" style:writing-mode="lr-tb" table:border-model="collapsing">
        <style:background-image/>
      </style:table-properties>
    </style:style>
    <style:style style:name="Table4.A" style:family="table-column">
      <style:table-column-properties style:column-width="26.53mm" style:rel-column-width="10921*"/>
    </style:style>
    <style:style style:name="Table4.B" style:family="table-column">
      <style:table-column-properties style:column-width="26.53mm" style:rel-column-width="10923*"/>
    </style:style>
    <style:style style:name="Table4.C" style:family="table-column">
      <style:table-column-properties style:column-width="26.53mm" style:rel-column-width="10922*"/>
    </style:style>
    <style:style style:name="Table4.F" style:family="table-column">
      <style:table-column-properties style:column-width="26.55mm" style:rel-column-width="10924*"/>
    </style:style>
    <style:style style:name="Table4.1" style:family="table-row">
      <style:table-row-properties fo:keep-together="auto"/>
    </style:style>
    <style:style style:name="Table4.A1" style:family="table-cell">
      <style:table-cell-properties fo:background-color="transparent" fo:padding="0mm"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mm" fo:border="none" style:writing-mode="page">
        <style:background-image/>
      </style:table-cell-properties>
    </style:style>
    <style:style style:name="Table4.3" style:family="table-row">
      <style:table-row-properties fo:background-color="transparent" fo:keep-together="auto">
        <style:background-image/>
      </style:table-row-properties>
    </style:style>
    <style:style style:name="Table4.B3" style:family="table-cell" style:data-style-name="N0">
      <style:table-cell-properties fo:background-color="transparent" fo:padding="0mm" fo:border="none" style:writing-mode="page">
        <style:background-image/>
      </style:table-cell-properties>
    </style:style>
    <style:style style:name="Table4.A4" style:family="table-cell">
      <style:table-cell-properties fo:background-color="transparent" fo:padding="0.51mm" fo:border-left="0.05pt solid #000000" fo:border-right="none" fo:border-top="0.05pt solid #000000" fo:border-bottom="0.05pt solid #000000" style:writing-mode="page">
        <style:background-image/>
      </style:table-cell-properties>
    </style:style>
    <style:style style:name="Table4.B4" style:family="table-cell">
      <style:table-cell-properties fo:background-color="transparent" fo:padding="0.51mm" fo:border-left="none" fo:border-right="none" fo:border-top="0.05pt solid #000000" fo:border-bottom="0.05pt solid #000000" style:writing-mode="page">
        <style:background-image/>
      </style:table-cell-properties>
    </style:style>
    <style:style style:name="Table4.C4" style:family="table-cell">
      <style:table-cell-properties fo:background-color="transparent" fo:padding="0.51mm" fo:border-left="none" fo:border-right="none" fo:border-top="0.05pt solid #000000" fo:border-bottom="0.05pt solid #000000" style:writing-mode="page">
        <style:background-image/>
      </style:table-cell-properties>
    </style:style>
    <style:style style:name="Table4.D4" style:family="table-cell">
      <style:table-cell-properties fo:background-color="transparent" fo:padding="0.51mm" fo:border-left="none" fo:border-right="none" fo:border-top="0.05pt solid #000000" fo:border-bottom="0.05pt solid #000000" style:writing-mode="page">
        <style:background-image/>
      </style:table-cell-properties>
    </style:style>
    <style:style style:name="Table4.E4" style:family="table-cell">
      <style:table-cell-properties fo:background-color="transparent" fo:padding="0.51mm" fo:border-left="none" fo:border-right="none" fo:border-top="0.05pt solid #000000" fo:border-bottom="0.05pt solid #000000" style:writing-mode="page">
        <style:background-image/>
      </style:table-cell-properties>
    </style:style>
    <style:style style:name="Table4.F4" style:family="table-cell">
      <style:table-cell-properties fo:background-color="transparent" fo:padding="0.51mm" fo:border-left="none" fo:border-right="0.05pt solid #000000" fo:border-top="0.05pt solid #000000" fo:border-bottom="0.05pt solid #000000" style:writing-mode="page">
        <style:background-image/>
      </style:table-cell-properties>
    </style:style>
    <style:style style:name="Table4.5" style:family="table-row">
      <style:table-row-properties style:min-row-height="5.86mm" fo:keep-together="auto"/>
    </style:style>
    <style:style style:name="Table4.A5" style:family="table-cell">
      <style:table-cell-properties fo:background-color="transparent" fo:padding="0mm" fo:border-left="none" fo:border-right="none" fo:border-top="none" fo:border-bottom="0.75pt solid #000000" style:writing-mode="page">
        <style:background-image/>
      </style:table-cell-properties>
    </style:style>
    <style:style style:name="Table4.B5" style:family="table-cell">
      <style:table-cell-properties fo:background-color="transparent" fo:padding="0mm" fo:border-left="none" fo:border-right="none" fo:border-top="none" fo:border-bottom="0.75pt solid #000000" style:writing-mode="page">
        <style:background-image/>
      </style:table-cell-properties>
    </style:style>
    <style:style style:name="Table4.C5" style:family="table-cell">
      <style:table-cell-properties fo:background-color="transparent" fo:padding="0mm" fo:border-left="none" fo:border-right="none" fo:border-top="none" fo:border-bottom="0.75pt solid #000000" style:writing-mode="page">
        <style:background-image/>
      </style:table-cell-properties>
    </style:style>
    <style:style style:name="Table4.D5" style:family="table-cell">
      <style:table-cell-properties fo:background-color="transparent" fo:padding="0mm" fo:border-left="none" fo:border-right="none" fo:border-top="none" fo:border-bottom="0.75pt solid #000000" style:writing-mode="page">
        <style:background-image/>
      </style:table-cell-properties>
    </style:style>
    <style:style style:name="Table4.E5" style:family="table-cell">
      <style:table-cell-properties fo:background-color="transparent" fo:padding="0mm" fo:border-left="none" fo:border-right="none" fo:border-top="none" fo:border-bottom="0.75pt solid #000000" style:writing-mode="page">
        <style:background-image/>
      </style:table-cell-properties>
    </style:style>
    <style:style style:name="Table4.F5" style:family="table-cell">
      <style:table-cell-properties fo:background-color="transparent" fo:padding="0mm" fo:border-left="none" fo:border-right="none" fo:border-top="none" fo:border-bottom="0.75pt solid #000000" style:writing-mode="page">
        <style:background-image/>
      </style:table-cell-properties>
    </style:style>
    <style:style style:name="Table3" style:family="table">
      <style:table-properties style:width="159.21mm" table:align="margins" style:may-break-between-rows="true" style:writing-mode="lr-tb" table:border-model="collapsing"/>
    </style:style>
    <style:style style:name="Table3.A" style:family="table-column">
      <style:table-column-properties style:column-width="31.84mm" style:rel-column-width="13105*"/>
    </style:style>
    <style:style style:name="Table3.C" style:family="table-column">
      <style:table-column-properties style:column-width="42.6mm" style:rel-column-width="17534*"/>
    </style:style>
    <style:style style:name="Table3.D" style:family="table-column">
      <style:table-column-properties style:column-width="52.93mm" style:rel-column-width="21791*"/>
    </style:style>
    <style:style style:name="Table3.A1" style:family="table-cell">
      <style:table-cell-properties fo:background-color="transparent" fo:padding="0mm" fo:border-left="none" fo:border-right="none" fo:border-top="0.75pt solid #000000" fo:border-bottom="0.7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51mm" fo:border-left="0.05pt solid #000000" fo:border-right="none" fo:border-top="0.05pt solid #000000" fo:border-bottom="none" style:writing-mode="page">
        <style:background-image/>
      </style:table-cell-properties>
    </style:style>
    <style:style style:name="Table3.B2" style:family="table-cell">
      <style:table-cell-properties fo:background-color="transparent" fo:padding="0.51mm" fo:border-left="none" fo:border-right="none" fo:border-top="0.05pt solid #000000" fo:border-bottom="none" style:writing-mode="page">
        <style:background-image/>
      </style:table-cell-properties>
    </style:style>
    <style:style style:name="Table3.D2" style:family="table-cell">
      <style:table-cell-properties fo:background-color="transparent" fo:padding="0.51mm" fo:border-left="none" fo:border-right="0.05pt solid #000000" fo:border-top="0.05pt solid #000000" fo:border-bottom="none" style:writing-mode="page">
        <style:background-image/>
      </style:table-cell-properties>
    </style:style>
    <style:style style:name="Table3.A3" style:family="table-cell">
      <style:table-cell-properties fo:background-color="transparent" fo:padding="0.51mm" fo:border-left="0.05pt solid #000000" fo:border-right="none" fo:border-top="none" fo:border-bottom="0.05pt solid #000000" style:writing-mode="page">
        <style:background-image/>
      </style:table-cell-properties>
    </style:style>
    <style:style style:name="Table3.B3" style:family="table-cell">
      <style:table-cell-properties fo:background-color="transparent" fo:padding="0.51mm" fo:border-left="none" fo:border-right="none" fo:border-top="none" fo:border-bottom="0.05pt solid #000000" style:writing-mode="page">
        <style:background-image/>
      </style:table-cell-properties>
    </style:style>
    <style:style style:name="Table3.D3" style:family="table-cell">
      <style:table-cell-properties fo:background-color="transparent" fo:padding="0.51mm" fo:border-left="none" fo:border-right="0.05pt solid #000000" fo:border-top="none" fo:border-bottom="0.05pt solid #000000" style:writing-mode="page">
        <style:background-image/>
      </style:table-cell-properties>
    </style:style>
    <style:style style:name="Table3.A6" style:family="table-cell">
      <style:table-cell-properties fo:background-color="transparent" fo:padding="0mm" fo:border-left="0.75pt solid #000000" fo:border-right="none" fo:border-top="0.75pt solid #000000" fo:border-bottom="none" style:writing-mode="page">
        <style:background-image/>
      </style:table-cell-properties>
    </style:style>
    <style:style style:name="Table3.B6" style:family="table-cell">
      <style:table-cell-properties fo:background-color="transparent" fo:padding="0mm" fo:border-left="none" fo:border-right="none" fo:border-top="0.75pt solid #000000" fo:border-bottom="none" style:writing-mode="page">
        <style:background-image/>
      </style:table-cell-properties>
    </style:style>
    <style:style style:name="Table3.D6" style:family="table-cell">
      <style:table-cell-properties fo:background-color="transparent" fo:padding="0mm" fo:border-left="none" fo:border-right="0.75pt solid #000000" fo:border-top="0.75pt solid #000000" fo:border-bottom="none" style:writing-mode="page">
        <style:background-image/>
      </style:table-cell-properties>
    </style:style>
    <style:style style:name="Table3.A7"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3.B7" style:family="table-cell">
      <style:table-cell-properties fo:background-color="transparent" fo:padding="0mm" fo:border-left="none" fo:border-right="none" fo:border-top="none" fo:border-bottom="0.75pt solid #000000" style:writing-mode="page">
        <style:background-image/>
      </style:table-cell-properties>
    </style:style>
    <style:style style:name="Table3.D7"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5" style:family="table">
      <style:table-properties style:width="159.21mm" table:align="margins" style:may-break-between-rows="true" style:writing-mode="lr-tb" table:border-model="collapsing"/>
    </style:style>
    <style:style style:name="Table5.A" style:family="table-column">
      <style:table-column-properties style:column-width="26.53mm" style:rel-column-width="10922*"/>
    </style:style>
    <style:style style:name="Table5.C" style:family="table-column">
      <style:table-column-properties style:column-width="26.53mm" style:rel-column-width="10923*"/>
    </style:style>
    <style:style style:name="Table5.A1" style:family="table-cell">
      <style:table-cell-properties fo:background-color="transparent" fo:padding="0mm" fo:border-left="none" fo:border-right="none" fo:border-top="0.75pt solid #000000" fo:border-bottom="0.75pt solid #000000" style:writing-mode="page">
        <style:background-image/>
      </style:table-cell-properties>
    </style:style>
    <style:style style:name="Table5.2" style:family="table-row">
      <style:table-row-properties fo:keep-together="auto"/>
    </style:style>
    <style:style style:name="Table5.A2" style:family="table-cell">
      <style:table-cell-properties fo:background-color="transparent" fo:padding="0mm" fo:border="none" style:writing-mode="page">
        <style:background-image/>
      </style:table-cell-properties>
    </style:style>
    <style:style style:name="Table5.A4" style:family="table-cell">
      <style:table-cell-properties fo:background-color="transparent" fo:padding="0mm" fo:border-left="none" fo:border-right="none" fo:border-top="none" fo:border-bottom="0.75pt solid #000000" style:writing-mode="page">
        <style:background-image/>
      </style:table-cell-properties>
    </style:style>
    <style:style style:name="Table6" style:family="table">
      <style:table-properties style:width="159.21mm" table:align="margins" style:may-break-between-rows="true" style:writing-mode="lr-tb" table:border-model="collapsing"/>
    </style:style>
    <style:style style:name="Table6.A" style:family="table-column">
      <style:table-column-properties style:column-width="31.84mm" style:rel-column-width="13105*"/>
    </style:style>
    <style:style style:name="Table6.C" style:family="table-column">
      <style:table-column-properties style:column-width="42.6mm" style:rel-column-width="17534*"/>
    </style:style>
    <style:style style:name="Table6.D" style:family="table-column">
      <style:table-column-properties style:column-width="52.93mm" style:rel-column-width="21791*"/>
    </style:style>
    <style:style style:name="Table6.A1" style:family="table-cell">
      <style:table-cell-properties fo:background-color="transparent" fo:padding="0mm" fo:border-left="none" fo:border-right="none" fo:border-top="0.75pt solid #000000" fo:border-bottom="0.75pt solid #000000" style:writing-mode="page">
        <style:background-image/>
      </style:table-cell-properties>
    </style:style>
    <style:style style:name="Table6.2" style:family="table-row">
      <style:table-row-properties fo:keep-together="auto"/>
    </style:style>
    <style:style style:name="Table6.A2" style:family="table-cell">
      <style:table-cell-properties fo:background-color="transparent" fo:padding="0mm" fo:border="none" style:writing-mode="page">
        <style:background-image/>
      </style:table-cell-properties>
    </style:style>
    <style:style style:name="Table6.A4" style:family="table-cell">
      <style:table-cell-properties fo:background-color="transparent" fo:padding="0mm" fo:border-left="none" fo:border-right="none" fo:border-top="none" fo:border-bottom="0.75pt solid #000000" style:writing-mode="page">
        <style:background-image/>
      </style:table-cell-properties>
    </style:style>
    <style:style style:name="Table7" style:family="table">
      <style:table-properties style:width="159.21mm" table:align="margins" style:may-break-between-rows="true" style:writing-mode="lr-tb" table:border-model="collapsing"/>
    </style:style>
    <style:style style:name="Table7.A" style:family="table-column">
      <style:table-column-properties style:column-width="26.53mm" style:rel-column-width="10922*"/>
    </style:style>
    <style:style style:name="Table7.C" style:family="table-column">
      <style:table-column-properties style:column-width="26.53mm" style:rel-column-width="10923*"/>
    </style:style>
    <style:style style:name="Table7.A1" style:family="table-cell">
      <style:table-cell-properties fo:background-color="transparent" fo:padding="0mm" fo:border-left="none" fo:border-right="none" fo:border-top="0.75pt solid #000000" fo:border-bottom="0.75pt solid #000000" style:writing-mode="page">
        <style:background-image/>
      </style:table-cell-properties>
    </style:style>
    <style:style style:name="Table7.2" style:family="table-row">
      <style:table-row-properties fo:keep-together="auto"/>
    </style:style>
    <style:style style:name="Table7.A2" style:family="table-cell">
      <style:table-cell-properties fo:background-color="transparent" fo:padding="0mm" fo:border="none" style:writing-mode="page">
        <style:background-image/>
      </style:table-cell-properties>
    </style:style>
    <style:style style:name="Table7.A3" style:family="table-cell">
      <style:table-cell-properties fo:background-color="transparent" fo:padding="0mm" fo:border-left="none" fo:border-right="none" fo:border-top="none" fo:border-bottom="0.75pt solid #000000" style:writing-mode="page">
        <style:background-image/>
      </style:table-cell-properties>
    </style:style>
    <style:style style:name="Table8" style:family="table">
      <style:table-properties style:width="159.21mm" table:align="margins" style:may-break-between-rows="true" style:writing-mode="lr-tb" table:border-model="collapsing"/>
    </style:style>
    <style:style style:name="Table8.A" style:family="table-column">
      <style:table-column-properties style:column-width="31.84mm" style:rel-column-width="13105*"/>
    </style:style>
    <style:style style:name="Table8.C" style:family="table-column">
      <style:table-column-properties style:column-width="42.6mm" style:rel-column-width="17534*"/>
    </style:style>
    <style:style style:name="Table8.D" style:family="table-column">
      <style:table-column-properties style:column-width="52.93mm" style:rel-column-width="21791*"/>
    </style:style>
    <style:style style:name="Table8.A1" style:family="table-cell">
      <style:table-cell-properties fo:background-color="transparent" fo:padding="0mm" fo:border-left="none" fo:border-right="none" fo:border-top="0.75pt solid #000000" fo:border-bottom="0.75pt solid #000000" style:writing-mode="page">
        <style:background-image/>
      </style:table-cell-properties>
    </style:style>
    <style:style style:name="Table8.2" style:family="table-row">
      <style:table-row-properties fo:keep-together="auto"/>
    </style:style>
    <style:style style:name="Table8.A2" style:family="table-cell">
      <style:table-cell-properties fo:background-color="transparent" fo:padding="0mm" fo:border="none" style:writing-mode="page">
        <style:background-image/>
      </style:table-cell-properties>
    </style:style>
    <style:style style:name="Table8.A3" style:family="table-cell">
      <style:table-cell-properties fo:background-color="transparent" fo:padding="0mm" fo:border-left="none" fo:border-right="none" fo:border-top="none" fo:border-bottom="0.75pt solid #000000" style:writing-mode="page">
        <style:background-image/>
      </style:table-cell-properties>
    </style:style>
    <style:style style:name="Table9" style:family="table">
      <style:table-properties style:width="159.21mm" table:align="margins" style:may-break-between-rows="true" style:writing-mode="lr-tb" table:border-model="collapsing"/>
    </style:style>
    <style:style style:name="Table9.A" style:family="table-column">
      <style:table-column-properties style:column-width="26.53mm" style:rel-column-width="10922*"/>
    </style:style>
    <style:style style:name="Table9.C" style:family="table-column">
      <style:table-column-properties style:column-width="26.53mm" style:rel-column-width="10923*"/>
    </style:style>
    <style:style style:name="Table9.A1" style:family="table-cell">
      <style:table-cell-properties fo:background-color="transparent" fo:padding="0mm" fo:border-left="none" fo:border-right="none" fo:border-top="0.75pt solid #000000" fo:border-bottom="0.75pt solid #000000" style:writing-mode="page">
        <style:background-image/>
      </style:table-cell-properties>
    </style:style>
    <style:style style:name="Table9.2" style:family="table-row">
      <style:table-row-properties fo:keep-together="auto"/>
    </style:style>
    <style:style style:name="Table9.A2" style:family="table-cell">
      <style:table-cell-properties fo:background-color="transparent" fo:padding="0mm" fo:border="none" style:writing-mode="page">
        <style:background-image/>
      </style:table-cell-properties>
    </style:style>
    <style:style style:name="Table9.A4" style:family="table-cell">
      <style:table-cell-properties fo:background-color="transparent" fo:padding="0mm" fo:border-left="none" fo:border-right="none" fo:border-top="none" fo:border-bottom="0.75pt solid #000000" style:writing-mode="page">
        <style:background-image/>
      </style:table-cell-properties>
    </style:style>
    <style:style style:name="Table10" style:family="table">
      <style:table-properties style:width="159.21mm" table:align="margins" style:may-break-between-rows="true" style:writing-mode="lr-tb" table:border-model="collapsing"/>
    </style:style>
    <style:style style:name="Table10.A" style:family="table-column">
      <style:table-column-properties style:column-width="31.84mm" style:rel-column-width="13105*"/>
    </style:style>
    <style:style style:name="Table10.C" style:family="table-column">
      <style:table-column-properties style:column-width="42.6mm" style:rel-column-width="17534*"/>
    </style:style>
    <style:style style:name="Table10.D" style:family="table-column">
      <style:table-column-properties style:column-width="52.93mm" style:rel-column-width="21791*"/>
    </style:style>
    <style:style style:name="Table10.A1" style:family="table-cell">
      <style:table-cell-properties fo:background-color="transparent" fo:padding="0mm" fo:border-left="none" fo:border-right="none" fo:border-top="0.75pt solid #000000" fo:border-bottom="0.7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mm" fo:border="none" style:writing-mode="page">
        <style:background-image/>
      </style:table-cell-properties>
    </style:style>
    <style:style style:name="Table10.A4" style:family="table-cell">
      <style:table-cell-properties fo:background-color="transparent" fo:padding="0mm" fo:border-left="none" fo:border-right="none" fo:border-top="none" fo:border-bottom="0.75pt solid #000000" style:writing-mode="page">
        <style:background-image/>
      </style:table-cell-properties>
    </style:style>
    <style:style style:name="Table12" style:family="table">
      <style:table-properties style:width="159.21mm" table:align="margins" style:may-break-between-rows="true" style:writing-mode="lr-tb" table:border-model="collapsing"/>
    </style:style>
    <style:style style:name="Table12.A" style:family="table-column">
      <style:table-column-properties style:column-width="26.53mm" style:rel-column-width="10922*"/>
    </style:style>
    <style:style style:name="Table12.C" style:family="table-column">
      <style:table-column-properties style:column-width="26.53mm" style:rel-column-width="10923*"/>
    </style:style>
    <style:style style:name="Table12.A1" style:family="table-cell">
      <style:table-cell-properties fo:background-color="transparent" fo:padding="0mm" fo:border-left="none" fo:border-right="none" fo:border-top="0.75pt solid #000000" fo:border-bottom="0.7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mm" fo:border="none" style:writing-mode="page">
        <style:background-image/>
      </style:table-cell-properties>
    </style:style>
    <style:style style:name="Table12.A3" style:family="table-cell">
      <style:table-cell-properties fo:background-color="transparent" fo:padding="0mm" fo:border-left="none" fo:border-right="none" fo:border-top="none" fo:border-bottom="0.75pt solid #000000" style:writing-mode="page">
        <style:background-image/>
      </style:table-cell-properties>
    </style:style>
    <style:style style:name="Table11" style:family="table">
      <style:table-properties style:width="159.21mm" table:align="margins" style:may-break-between-rows="true" style:writing-mode="lr-tb" table:border-model="collapsing"/>
    </style:style>
    <style:style style:name="Table11.A" style:family="table-column">
      <style:table-column-properties style:column-width="31.84mm" style:rel-column-width="13105*"/>
    </style:style>
    <style:style style:name="Table11.C" style:family="table-column">
      <style:table-column-properties style:column-width="42.6mm" style:rel-column-width="17534*"/>
    </style:style>
    <style:style style:name="Table11.D" style:family="table-column">
      <style:table-column-properties style:column-width="52.93mm" style:rel-column-width="21791*"/>
    </style:style>
    <style:style style:name="Table11.A1" style:family="table-cell">
      <style:table-cell-properties fo:background-color="transparent" fo:padding="0mm" fo:border-left="none" fo:border-right="none" fo:border-top="0.75pt solid #000000" fo:border-bottom="0.75pt solid #000000" style:writing-mode="page">
        <style:background-image/>
      </style:table-cell-properties>
    </style:style>
    <style:style style:name="Table11.2" style:family="table-row">
      <style:table-row-properties fo:keep-together="auto"/>
    </style:style>
    <style:style style:name="Table11.A2" style:family="table-cell">
      <style:table-cell-properties fo:background-color="transparent" fo:padding="0mm" fo:border="none" style:writing-mode="page">
        <style:background-image/>
      </style:table-cell-properties>
    </style:style>
    <style:style style:name="Table11.A3" style:family="table-cell">
      <style:table-cell-properties fo:background-color="transparent" fo:padding="0mm" fo:border-left="none" fo:border-right="none" fo:border-top="none" fo:border-bottom="0.75pt solid #000000" style:writing-mode="page">
        <style:background-image/>
      </style:table-cell-properties>
    </style:style>
    <style:style style:name="Table14" style:family="table">
      <style:table-properties style:width="159.21mm" table:align="margins" style:may-break-between-rows="true" style:writing-mode="lr-tb" table:border-model="collapsing"/>
    </style:style>
    <style:style style:name="Table14.A" style:family="table-column">
      <style:table-column-properties style:column-width="26.53mm" style:rel-column-width="10922*"/>
    </style:style>
    <style:style style:name="Table14.C" style:family="table-column">
      <style:table-column-properties style:column-width="26.53mm" style:rel-column-width="10923*"/>
    </style:style>
    <style:style style:name="Table14.A1" style:family="table-cell">
      <style:table-cell-properties fo:background-color="transparent" fo:padding="0mm" fo:border-left="none" fo:border-right="none" fo:border-top="0.75pt solid #000000" fo:border-bottom="0.75pt solid #000000" style:writing-mode="page">
        <style:background-image/>
      </style:table-cell-properties>
    </style:style>
    <style:style style:name="Table14.2" style:family="table-row">
      <style:table-row-properties fo:keep-together="auto"/>
    </style:style>
    <style:style style:name="Table14.A2" style:family="table-cell">
      <style:table-cell-properties fo:background-color="transparent" fo:padding="0mm" fo:border="none" style:writing-mode="page">
        <style:background-image/>
      </style:table-cell-properties>
    </style:style>
    <style:style style:name="Table14.A3" style:family="table-cell">
      <style:table-cell-properties fo:background-color="transparent" fo:padding="0mm" fo:border-left="none" fo:border-right="none" fo:border-top="none" fo:border-bottom="0.75pt solid #000000" style:writing-mode="page">
        <style:background-image/>
      </style:table-cell-properties>
    </style:style>
    <style:style style:name="Table13" style:family="table">
      <style:table-properties style:width="159.21mm" table:align="margins" style:may-break-between-rows="true" style:writing-mode="lr-tb" table:border-model="collapsing"/>
    </style:style>
    <style:style style:name="Table13.A" style:family="table-column">
      <style:table-column-properties style:column-width="31.84mm" style:rel-column-width="13105*"/>
    </style:style>
    <style:style style:name="Table13.C" style:family="table-column">
      <style:table-column-properties style:column-width="42.6mm" style:rel-column-width="17534*"/>
    </style:style>
    <style:style style:name="Table13.D" style:family="table-column">
      <style:table-column-properties style:column-width="52.93mm" style:rel-column-width="21791*"/>
    </style:style>
    <style:style style:name="Table13.A1" style:family="table-cell">
      <style:table-cell-properties fo:background-color="transparent" fo:padding="0mm" fo:border-left="none" fo:border-right="none" fo:border-top="0.75pt solid #000000" fo:border-bottom="0.75pt solid #000000" style:writing-mode="page">
        <style:background-image/>
      </style:table-cell-properties>
    </style:style>
    <style:style style:name="Table13.2" style:family="table-row">
      <style:table-row-properties fo:keep-together="auto"/>
    </style:style>
    <style:style style:name="Table13.A2" style:family="table-cell">
      <style:table-cell-properties fo:background-color="transparent" fo:padding="0mm" fo:border="none" style:writing-mode="page">
        <style:background-image/>
      </style:table-cell-properties>
    </style:style>
    <style:style style:name="Table13.A3" style:family="table-cell">
      <style:table-cell-properties fo:background-color="transparent" fo:padding="0mm" fo:border-left="none" fo:border-right="none" fo:border-top="none" fo:border-bottom="0.75pt solid #000000" style:writing-mode="page">
        <style:background-image/>
      </style:table-cell-properties>
    </style:style>
    <style:style style:name="Table15" style:family="table">
      <style:table-properties style:width="159.21mm" table:align="margins" style:may-break-between-rows="true" style:writing-mode="lr-tb" table:border-model="collapsing"/>
    </style:style>
    <style:style style:name="Table15.A" style:family="table-column">
      <style:table-column-properties style:column-width="31.82mm" style:rel-column-width="13098*"/>
    </style:style>
    <style:style style:name="Table15.B" style:family="table-column">
      <style:table-column-properties style:column-width="31.84mm" style:rel-column-width="13105*"/>
    </style:style>
    <style:style style:name="Table15.C" style:family="table-column">
      <style:table-column-properties style:column-width="42.6mm" style:rel-column-width="17534*"/>
    </style:style>
    <style:style style:name="Table15.D" style:family="table-column">
      <style:table-column-properties style:column-width="52.95mm" style:rel-column-width="21798*"/>
    </style:style>
    <style:style style:name="Table15.A1" style:family="table-cell">
      <style:table-cell-properties fo:background-color="transparent" fo:padding="0mm" fo:border-left="none" fo:border-right="none" fo:border-top="0.75pt solid #000000" fo:border-bottom="0.75pt solid #000000" style:writing-mode="page">
        <style:background-image/>
      </style:table-cell-properties>
    </style:style>
    <style:style style:name="Table15.2" style:family="table-row">
      <style:table-row-properties fo:keep-together="auto"/>
    </style:style>
    <style:style style:name="Table15.A2" style:family="table-cell">
      <style:table-cell-properties fo:background-color="transparent" fo:padding="0mm" fo:border="none" style:writing-mode="page">
        <style:background-image/>
      </style:table-cell-properties>
    </style:style>
    <style:style style:name="Table15.A4" style:family="table-cell">
      <style:table-cell-properties fo:background-color="transparent" fo:padding="0.51mm" fo:border-left="none" fo:border-right="none" fo:border-top="none" fo:border-bottom="0.05pt solid #000000" style:writing-mode="page">
        <style:background-image/>
      </style:table-cell-properties>
    </style:style>
    <style:style style:name="Table15.A6" style:family="table-cell">
      <style:table-cell-properties fo:background-color="transparent" fo:padding="0mm" fo:border-left="none" fo:border-right="none" fo:border-top="none" fo:border-bottom="0.75pt solid #000000" style:writing-mode="page">
        <style:background-image/>
      </style:table-cell-properties>
    </style:style>
    <style:style style:name="P1" style:family="paragraph" style:parent-style-name="No_20_Spacing">
      <style:paragraph-properties fo:text-align="end" style:justify-single-word="false"/>
    </style:style>
    <style:style style:name="P2" style:family="paragraph" style:parent-style-name="No_20_Spacing">
      <style:paragraph-properties fo:text-align="end" style:justify-single-word="false"/>
      <style:text-properties officeooo:paragraph-rsid="00c6c6d3"/>
    </style:style>
    <style:style style:name="P3" style:family="paragraph" style:parent-style-name="No_20_Spacing">
      <style:paragraph-properties fo:text-align="end" style:justify-single-word="false"/>
      <style:text-properties fo:text-transform="uppercase" fo:color="#262626" loext:opacity="100%" fo:font-size="14pt" fo:language="en" fo:country="US" officeooo:rsid="00199164" officeooo:paragraph-rsid="00199164" style:letter-kerning="false" style:font-size-asian="14pt" style:language-asian="zh" style:country-asian="CN" style:font-size-complex="14pt" style:language-complex="ar" style:country-complex="SA"/>
    </style:style>
    <style:style style:name="P4" style:family="paragraph" style:parent-style-name="No_20_Spacing">
      <style:paragraph-properties fo:text-align="end" style:justify-single-word="false"/>
      <style:text-properties fo:text-transform="uppercase" fo:color="#262626" loext:opacity="100%" fo:font-size="10pt" fo:language="en" fo:country="US" officeooo:rsid="00199164" officeooo:paragraph-rsid="00199164" style:letter-kerning="false" style:font-size-asian="10pt" style:language-asian="zh" style:country-asian="CN" style:font-size-complex="10pt" style:language-complex="ar" style:country-complex="SA"/>
    </style:style>
    <style:style style:name="P5" style:family="paragraph" style:parent-style-name="No_20_Spacing">
      <style:paragraph-properties fo:text-align="end" style:justify-single-word="false"/>
      <style:text-properties fo:text-transform="uppercase" fo:color="#323e4f" loext:opacity="100%" fo:font-size="26pt" fo:language="en" fo:country="US" officeooo:rsid="00c69664" officeooo:paragraph-rsid="00c69664" style:letter-kerning="false" style:font-name-asian="Calibri1" style:font-size-asian="26pt" style:language-asian="zh" style:country-asian="CN" style:font-size-complex="26pt" style:language-complex="ar" style:country-complex="SA"/>
    </style:style>
    <style:style style:name="P6" style:family="paragraph" style:parent-style-name="Standard">
      <style:text-properties fo:language="en" fo:country="US"/>
    </style:style>
    <style:style style:name="P7" style:family="paragraph" style:parent-style-name="Standard">
      <style:text-properties fo:language="en" fo:country="US" officeooo:rsid="004129db"/>
    </style:style>
    <style:style style:name="P8" style:family="paragraph" style:parent-style-name="Standard">
      <style:paragraph-properties fo:margin-left="6.35mm" fo:margin-right="0mm" fo:text-indent="0mm" style:auto-text-indent="false"/>
      <style:text-properties fo:language="en" fo:country="US"/>
    </style:style>
    <style:style style:name="P9" style:family="paragraph" style:parent-style-name="Standard">
      <style:text-properties fo:language="en" fo:country="US" officeooo:rsid="00ac79af" officeooo:paragraph-rsid="00ac79af"/>
    </style:style>
    <style:style style:name="P10" style:family="paragraph" style:parent-style-name="Standard">
      <style:text-properties fo:language="en" fo:country="US" officeooo:rsid="00cbda04" officeooo:paragraph-rsid="00ac79af"/>
    </style:style>
    <style:style style:name="P11" style:family="paragraph" style:parent-style-name="Standard">
      <style:text-properties fo:language="en" fo:country="US" officeooo:rsid="00a0e419" officeooo:paragraph-rsid="00a0e419"/>
    </style:style>
    <style:style style:name="P12" style:family="paragraph" style:parent-style-name="Standard">
      <style:text-properties fo:language="en" fo:country="US" officeooo:paragraph-rsid="00bf937e"/>
    </style:style>
    <style:style style:name="P13" style:family="paragraph" style:parent-style-name="Standard">
      <style:text-properties fo:language="en" fo:country="US" officeooo:rsid="009f9811" officeooo:paragraph-rsid="00d049c2"/>
    </style:style>
    <style:style style:name="P14" style:family="paragraph" style:parent-style-name="Standard">
      <style:text-properties fo:language="en" fo:country="US" officeooo:rsid="00a39ba5" officeooo:paragraph-rsid="00a39ba5"/>
    </style:style>
    <style:style style:name="P15" style:family="paragraph" style:parent-style-name="Standard">
      <style:text-properties fo:language="en" fo:country="US" officeooo:paragraph-rsid="00cef4d9"/>
    </style:style>
    <style:style style:name="P16" style:family="paragraph" style:parent-style-name="Standard">
      <style:text-properties fo:language="en" fo:country="US" officeooo:paragraph-rsid="00e6b631"/>
    </style:style>
    <style:style style:name="P17" style:family="paragraph" style:parent-style-name="Standard">
      <style:text-properties fo:language="en" fo:country="US" officeooo:paragraph-rsid="01048230"/>
    </style:style>
    <style:style style:name="P18" style:family="paragraph" style:parent-style-name="Standard">
      <style:text-properties fo:color="#2f5496" loext:opacity="100%" style:font-name="Calibri Light" fo:font-size="16pt" fo:language="en" fo:country="US" style:font-size-asian="16pt" style:font-name-complex="Vrinda" style:font-size-complex="20pt"/>
    </style:style>
    <style:style style:name="P19" style:family="paragraph" style:parent-style-name="Standard">
      <style:text-properties fo:font-size="11pt" fo:language="en" fo:country="US" style:font-size-asian="11pt" style:font-size-complex="14pt"/>
    </style:style>
    <style:style style:name="P20" style:family="paragraph" style:parent-style-name="Standard">
      <style:paragraph-properties fo:margin-left="6.35mm" fo:margin-right="0mm" fo:text-indent="0mm" style:auto-text-indent="false"/>
      <style:text-properties fo:font-size="11pt" fo:language="en" fo:country="US" style:font-size-asian="11pt" style:font-size-complex="14pt"/>
    </style:style>
    <style:style style:name="P21" style:family="paragraph" style:parent-style-name="Standard">
      <style:text-properties fo:font-size="11pt" fo:language="en" fo:country="US" officeooo:rsid="008cedee" officeooo:paragraph-rsid="009c13f0" style:font-size-asian="11pt" style:font-size-complex="14pt"/>
    </style:style>
    <style:style style:name="P22" style:family="paragraph" style:parent-style-name="Standard">
      <style:text-properties fo:font-size="11pt" fo:language="en" fo:country="US" officeooo:paragraph-rsid="009c13f0" style:font-size-asian="11pt" style:font-size-complex="14pt"/>
    </style:style>
    <style:style style:name="P23" style:family="paragraph" style:parent-style-name="Standard">
      <style:text-properties fo:font-size="11pt" fo:language="en" fo:country="US" officeooo:rsid="0081ebe1" officeooo:paragraph-rsid="00a9c5d2" style:font-size-asian="11pt" style:font-size-complex="14pt"/>
    </style:style>
    <style:style style:name="P24" style:family="paragraph" style:parent-style-name="Standard">
      <style:text-properties fo:font-size="11pt" fo:language="en" fo:country="US" officeooo:paragraph-rsid="00faa3b7" style:font-size-asian="11pt" style:font-size-complex="14pt"/>
    </style:style>
    <style:style style:name="P25" style:family="paragraph" style:parent-style-name="Standard">
      <style:text-properties fo:font-size="11pt" fo:language="en" fo:country="US" style:font-size-asian="11pt" style:font-name-complex="Calibri1" style:font-size-complex="11pt"/>
    </style:style>
    <style:style style:name="P26" style:family="paragraph" style:parent-style-name="Standard">
      <style:text-properties fo:font-size="11pt" fo:language="en" fo:country="US" officeooo:rsid="004129db" officeooo:paragraph-rsid="004129db" style:font-size-asian="11pt" style:font-name-complex="Calibri1" style:font-size-complex="11pt"/>
    </style:style>
    <style:style style:name="P27" style:family="paragraph" style:parent-style-name="Standard">
      <style:paragraph-properties fo:margin-left="6.35mm" fo:margin-right="0mm" fo:text-indent="0mm" style:auto-text-indent="false"/>
      <style:text-properties fo:font-size="11pt" fo:language="en" fo:country="US" style:font-size-asian="11pt" style:font-name-complex="Calibri1" style:font-size-complex="11pt"/>
    </style:style>
    <style:style style:name="P28" style:family="paragraph" style:parent-style-name="Standard">
      <style:text-properties fo:font-size="11pt" fo:language="en" fo:country="US" officeooo:rsid="01136108" officeooo:paragraph-rsid="01136108" style:font-size-asian="11pt" style:font-name-complex="Calibri1" style:font-size-complex="11pt"/>
    </style:style>
    <style:style style:name="P29" style:family="paragraph" style:parent-style-name="Standard">
      <style:text-properties fo:font-size="11pt" fo:language="en" fo:country="US" officeooo:rsid="01136108" officeooo:paragraph-rsid="0116ada3" style:font-size-asian="11pt" style:font-name-complex="Calibri1" style:font-size-complex="11pt"/>
    </style:style>
    <style:style style:name="P30" style:family="paragraph" style:parent-style-name="Standard">
      <style:text-properties fo:font-size="11pt" fo:language="en" fo:country="US" officeooo:paragraph-rsid="010eb3ff" style:font-size-asian="11pt" style:font-name-complex="Calibri1" style:font-size-complex="11pt"/>
    </style:style>
    <style:style style:name="P31" style:family="paragraph" style:parent-style-name="Standard">
      <style:text-properties fo:font-size="11pt" fo:language="en" fo:country="US" officeooo:rsid="011b4191" officeooo:paragraph-rsid="011b4191" style:font-size-asian="11pt" style:font-name-complex="Calibri1" style:font-size-complex="11pt"/>
    </style:style>
    <style:style style:name="P32" style:family="paragraph" style:parent-style-name="Standard">
      <style:text-properties fo:font-size="11pt" fo:language="en" fo:country="US" officeooo:paragraph-rsid="011c138f" style:font-size-asian="11pt" style:font-name-complex="Calibri1" style:font-size-complex="11pt"/>
    </style:style>
    <style:style style:name="P33" style:family="paragraph" style:parent-style-name="Standard">
      <style:text-properties fo:font-size="11pt" fo:language="en" fo:country="US" officeooo:rsid="011c138f" officeooo:paragraph-rsid="011c138f" style:font-size-asian="11pt" style:font-name-complex="Calibri1" style:font-size-complex="11pt"/>
    </style:style>
    <style:style style:name="P34" style:family="paragraph" style:parent-style-name="Standard">
      <style:text-properties fo:font-size="11pt" fo:language="en" fo:country="US" officeooo:rsid="01142194" officeooo:paragraph-rsid="01180f48" style:font-size-asian="11pt" style:font-name-complex="Calibri1" style:font-size-complex="11pt"/>
    </style:style>
    <style:style style:name="P35" style:family="paragraph" style:parent-style-name="Standard">
      <style:text-properties fo:font-size="11pt" fo:language="en" fo:country="US" officeooo:rsid="0119a871" officeooo:paragraph-rsid="011b4191" style:font-size-asian="11pt" style:font-name-complex="Calibri1" style:font-size-complex="11pt"/>
    </style:style>
    <style:style style:name="P36" style:family="paragraph" style:parent-style-name="Standard">
      <style:text-properties fo:font-size="11pt" fo:language="en" fo:country="US" officeooo:rsid="009f9811" officeooo:paragraph-rsid="009f9811" style:font-size-asian="11pt" style:font-size-complex="11pt"/>
    </style:style>
    <style:style style:name="P37" style:family="paragraph" style:parent-style-name="Standard">
      <style:text-properties fo:font-size="11pt" fo:language="en" fo:country="US" officeooo:rsid="00d3a2da" officeooo:paragraph-rsid="009f9811" style:font-size-asian="11pt" style:font-size-complex="11pt"/>
    </style:style>
    <style:style style:name="P38" style:family="paragraph" style:parent-style-name="Standard">
      <style:text-properties fo:font-size="11pt" fo:language="en" fo:country="US" officeooo:rsid="00d41d26" officeooo:paragraph-rsid="00d41d26" style:font-size-asian="11pt" style:font-size-complex="11pt"/>
    </style:style>
    <style:style style:name="P39" style:family="paragraph" style:parent-style-name="Standard">
      <style:text-properties fo:font-size="11pt" fo:language="en" fo:country="US" officeooo:rsid="00a39ba5" officeooo:paragraph-rsid="00a39ba5" style:font-size-asian="11pt" style:font-size-complex="11pt"/>
    </style:style>
    <style:style style:name="P40" style:family="paragraph" style:parent-style-name="Standard">
      <style:text-properties fo:font-size="11pt" fo:language="en" fo:country="US" officeooo:rsid="00ea0c50" officeooo:paragraph-rsid="00ea0c50" style:font-size-asian="11pt" style:font-size-complex="11pt"/>
    </style:style>
    <style:style style:name="P41" style:family="paragraph" style:parent-style-name="Standard">
      <style:text-properties fo:font-size="11pt" fo:language="en" fo:country="US" officeooo:rsid="00e6b631" officeooo:paragraph-rsid="00e6b631" style:font-size-asian="11pt" style:font-size-complex="11pt"/>
    </style:style>
    <style:style style:name="P42" style:family="paragraph" style:parent-style-name="Standard">
      <style:text-properties fo:font-size="11pt" fo:language="en" fo:country="US" officeooo:paragraph-rsid="00e3ad15" style:font-size-asian="11pt" style:font-size-complex="11pt"/>
    </style:style>
    <style:style style:name="P43" style:family="paragraph" style:parent-style-name="Standard">
      <style:text-properties fo:font-size="11pt" fo:language="en" fo:country="US" style:font-size-asian="11pt" style:font-size-complex="11pt"/>
    </style:style>
    <style:style style:name="P44" style:family="paragraph" style:parent-style-name="Standard">
      <style:text-properties fo:font-size="11pt" fo:language="en" fo:country="US" officeooo:rsid="00f53bd5" officeooo:paragraph-rsid="00f53bd5" style:font-size-asian="9.60000038146973pt" style:font-size-complex="11pt"/>
    </style:style>
    <style:style style:name="P45" style:family="paragraph" style:parent-style-name="Standard">
      <style:text-properties fo:font-size="11pt" fo:language="en" fo:country="US" officeooo:rsid="00f53bd5" officeooo:paragraph-rsid="00f5b55a" style:font-size-asian="9.60000038146973pt" style:font-size-complex="11pt"/>
    </style:style>
    <style:style style:name="P46" style:family="paragraph" style:parent-style-name="Standard">
      <style:text-properties fo:font-size="11pt" fo:language="en" fo:country="US" officeooo:rsid="00f53bd5" style:font-size-asian="9.60000038146973pt" style:font-size-complex="11pt"/>
    </style:style>
    <style:style style:name="P47" style:family="paragraph" style:parent-style-name="Standard">
      <style:text-properties fo:font-size="11pt" fo:language="en" fo:country="US" officeooo:rsid="00f53bd5" officeooo:paragraph-rsid="00f5ed2d" style:font-size-asian="9.60000038146973pt" style:font-size-complex="11pt"/>
    </style:style>
    <style:style style:name="P48" style:family="paragraph" style:parent-style-name="Standard">
      <style:text-properties fo:font-size="11pt" fo:language="en" fo:country="US" officeooo:rsid="00f53bd5" officeooo:paragraph-rsid="00f7278b" style:font-size-asian="9.60000038146973pt" style:font-size-complex="11pt"/>
    </style:style>
    <style:style style:name="P49" style:family="paragraph" style:parent-style-name="Standard">
      <style:text-properties fo:font-size="11pt" fo:language="en" fo:country="US" officeooo:rsid="00f53bd5" officeooo:paragraph-rsid="00faa3b7" style:font-size-asian="9.60000038146973pt" style:font-size-complex="11pt"/>
    </style:style>
    <style:style style:name="P50" style:family="paragraph" style:parent-style-name="Standard">
      <style:text-properties style:font-name="Times New Roman" fo:font-size="11pt" fo:language="en" fo:country="US" style:font-size-asian="11pt" style:font-name-complex="Times New Roman1" style:font-size-complex="11pt"/>
    </style:style>
    <style:style style:name="P51"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21938"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80d68d"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4948b"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8cedee"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5f64a2"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e6b631"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7278b"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aa3b7"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1048230"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7278b"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7278b"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aa3b7"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aa3b7"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e6b631"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104ce6d"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a49cdb" officeooo:paragraph-rsid="00e6b631"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a49cdb"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a49cdb"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a49cdb" officeooo:paragraph-rsid="00f7278b"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a49cdb" officeooo:paragraph-rsid="00faa3b7"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a49cdb" officeooo:paragraph-rsid="01048230"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e6b631"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f7278b"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faa3b7"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1048230"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104ce6d"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italic" fo:text-shadow="none" style:text-underline-style="none" fo:font-weight="normal" officeooo:rsid="00f5ed2d" officeooo:paragraph-rsid="00f5ed2d" style:font-size-asian="12pt" style:font-style-asian="italic" style:font-weight-asian="normal" style:font-size-complex="12pt" style:font-style-complex="italic" style:font-weight-complex="normal" style:text-overline-style="none" style:text-overline-color="font-color"/>
    </style:style>
    <style:style style:name="P89"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italic" fo:text-shadow="none" style:text-underline-style="none" fo:font-weight="normal" officeooo:paragraph-rsid="00f5ed2d" style:font-size-asian="12pt" style:font-style-asian="italic" style:font-weight-asian="normal" style:font-size-complex="12pt" style:font-style-complex="italic"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italic" fo:text-shadow="none" style:text-underline-style="none" fo:font-weight="normal" officeooo:paragraph-rsid="00f5ed2d" style:font-size-asian="12pt" style:font-style-asian="italic" style:font-weight-asian="normal" style:font-size-complex="12pt" style:font-style-complex="italic"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6db4d"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26ea"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e3ad15"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e3ad15"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9f9811"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9f9811"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e4e80f"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e51d49"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9f9811"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1048230"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d049c2" officeooo:paragraph-rsid="00d41d26"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d049c2" officeooo:paragraph-rsid="00d590d1"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e3ad15" officeooo:paragraph-rsid="00e3ad15"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d41d26" officeooo:paragraph-rsid="00d41d26"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d590d1" officeooo:paragraph-rsid="00d590d1"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ffb36" officeooo:paragraph-rsid="00affb36"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da109" officeooo:paragraph-rsid="00ada109"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0a49cdb"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104ce6d" officeooo:paragraph-rsid="0104ce6d"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f53bd5" officeooo:paragraph-rsid="00f74940" style:font-size-asian="9.60000038146973pt" style:font-style-asian="normal" style:font-weight-asian="normal" style:font-size-complex="11pt" style:font-style-complex="normal" style:font-weight-complex="normal" style:text-overline-style="none" style:text-overline-color="font-color"/>
    </style:style>
    <style:style style:name="P112"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f53bd5" officeooo:paragraph-rsid="00fb35a5" style:font-size-asian="9.60000038146973pt" style:font-style-asian="normal" style:font-weight-asian="normal" style:font-size-complex="11pt" style:font-style-complex="normal" style:font-weight-complex="normal" style:text-overline-style="none" style:text-overline-color="font-color"/>
    </style:style>
    <style:style style:name="P113"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f53bd5" officeooo:paragraph-rsid="01006da3" style:font-size-asian="9.60000038146973pt" style:font-style-asian="normal" style:font-weight-asian="normal" style:font-size-complex="11pt" style:font-style-complex="normal" style:font-weight-complex="normal" style:text-overline-style="none" style:text-overline-color="font-color"/>
    </style:style>
    <style:style style:name="P114" style:family="paragraph" style:parent-style-name="Standard">
      <style:text-properties fo:color="#1f2328" loext:opacity="100%" style:font-name="Segoe UI" fo:language="en" fo:country="US" fo:background-color="#ffffff" style:font-name-complex="Segoe UI1"/>
    </style:style>
    <style:style style:name="P115" style:family="paragraph" style:parent-style-name="Standard">
      <style:text-properties officeooo:paragraph-rsid="01048230"/>
    </style:style>
    <style:style style:name="P116" style:family="paragraph" style:parent-style-name="Standard">
      <style:text-properties officeooo:rsid="01048230" officeooo:paragraph-rsid="01048230"/>
    </style:style>
    <style:style style:name="P117" style:family="paragraph" style:parent-style-name="Standard">
      <style:text-properties officeooo:paragraph-rsid="011b4191"/>
    </style:style>
    <style:style style:name="P118" style:family="paragraph" style:parent-style-name="No_20_Spacing">
      <style:paragraph-properties fo:text-align="end" style:justify-single-word="false"/>
    </style:style>
    <style:style style:name="P119" style:family="paragraph" style:parent-style-name="Contents_20_1">
      <style:paragraph-properties>
        <style:tab-stops>
          <style:tab-stop style:position="159.21mm" style:type="right" style:leader-style="dotted" style:leader-text="."/>
        </style:tab-stops>
      </style:paragraph-properties>
    </style:style>
    <style:style style:name="P120" style:family="paragraph" style:parent-style-name="Contents_20_2">
      <style:paragraph-properties>
        <style:tab-stops>
          <style:tab-stop style:position="159.21mm" style:type="right" style:leader-style="dotted" style:leader-text="."/>
        </style:tab-stops>
      </style:paragraph-properties>
    </style:style>
    <style:style style:name="P121" style:family="paragraph" style:parent-style-name="Contents_20_3">
      <style:paragraph-properties>
        <style:tab-stops>
          <style:tab-stop style:position="159.21mm" style:type="right" style:leader-style="dotted" style:leader-text="."/>
        </style:tab-stops>
      </style:paragraph-properties>
    </style:style>
    <style:style style:name="P122" style:family="paragraph" style:parent-style-name="Heading_20_1" style:list-style-name="">
      <style:paragraph-properties fo:margin-left="12.7mm" fo:margin-right="0mm" fo:text-indent="0mm" style:auto-text-indent="false" fo:break-before="page"/>
      <style:text-properties fo:language="en" fo:country="US"/>
    </style:style>
    <style:style style:name="P123" style:family="paragraph" style:parent-style-name="Heading_20_1">
      <style:text-properties fo:language="en" fo:country="US"/>
    </style:style>
    <style:style style:name="P124" style:family="paragraph" style:parent-style-name="Heading_20_1">
      <style:paragraph-properties fo:break-before="page"/>
    </style:style>
    <style:style style:name="P125" style:family="paragraph" style:parent-style-name="Heading_20_1">
      <style:text-properties officeooo:paragraph-rsid="0027ddf1"/>
    </style:style>
    <style:style style:name="P126" style:family="paragraph" style:parent-style-name="Heading_20_2">
      <style:text-properties fo:language="en" fo:country="US"/>
    </style:style>
    <style:style style:name="P127" style:family="paragraph" style:parent-style-name="Heading_20_2">
      <style:text-properties fo:language="en" fo:country="US" fo:background-color="#ffffff"/>
    </style:style>
    <style:style style:name="P128" style:family="paragraph" style:parent-style-name="Heading_20_3">
      <style:text-properties fo:font-size="11pt" style:font-size-asian="11pt" style:font-size-complex="11pt"/>
    </style:style>
    <style:style style:name="P129" style:family="paragraph" style:parent-style-name="Heading_20_3">
      <style:text-properties fo:language="en" fo:country="US"/>
    </style:style>
    <style:style style:name="P130" style:family="paragraph" style:parent-style-name="Heading_20_3">
      <style:text-properties officeooo:paragraph-rsid="016a467c"/>
    </style:style>
    <style:style style:name="P131" style:family="paragraph" style:parent-style-name="Heading_20_4">
      <style:text-properties fo:font-size="11pt" officeooo:rsid="00f53bd5" officeooo:paragraph-rsid="00f53bd5" style:font-size-asian="11pt" style:font-size-complex="11pt"/>
    </style:style>
    <style:style style:name="P132" style:family="paragraph" style:parent-style-name="Heading_20_4">
      <style:text-properties fo:font-style="normal" style:font-style-asian="normal" style:font-style-complex="normal"/>
    </style:style>
    <style:style style:name="P133" style:family="paragraph" style:parent-style-name="Heading_20_4">
      <style:text-properties fo:font-style="normal" officeooo:paragraph-rsid="00f5ed2d" style:font-style-asian="normal" style:font-style-complex="normal"/>
    </style:style>
    <style:style style:name="P134" style:family="paragraph" style:parent-style-name="Heading_20_4">
      <style:text-properties officeooo:paragraph-rsid="00f5ed2d"/>
    </style:style>
    <style:style style:name="P135" style:family="paragraph" style:parent-style-name="List_20_Paragraph" style:list-style-name="WWNum4">
      <style:text-properties fo:font-size="11pt" fo:language="en" fo:country="US" style:font-size-asian="11pt" style:font-name-complex="Calibri1" style:font-size-complex="11pt"/>
    </style:style>
    <style:style style:name="P136" style:family="paragraph" style:parent-style-name="Standard" style:master-page-name="First_20_Page">
      <style:paragraph-properties style:page-number="auto"/>
    </style:style>
    <style:style style:name="P137" style:family="paragraph" style:parent-style-name="Standard">
      <style:text-properties fo:font-size="11pt" fo:language="en" fo:country="US" officeooo:rsid="0081ebe1" officeooo:paragraph-rsid="00a9c5d2" style:font-size-asian="11pt" style:font-size-complex="14pt"/>
    </style:style>
    <style:style style:name="P138" style:family="paragraph" style:parent-style-name="Text_20_body">
      <style:text-properties fo:font-size="11pt" officeooo:rsid="015a56d5" officeooo:paragraph-rsid="015a56d5" style:font-size-asian="11pt" style:font-size-complex="11pt"/>
    </style:style>
    <style:style style:name="P139" style:family="paragraph" style:parent-style-name="Text_20_body">
      <style:text-properties officeooo:paragraph-rsid="015b42df"/>
    </style:style>
    <style:style style:name="P140" style:family="paragraph" style:parent-style-name="Text_20_body" style:list-style-name="Numbering_20_123"/>
    <style:style style:name="P141" style:family="paragraph" style:parent-style-name="Text_20_body">
      <style:text-properties officeooo:paragraph-rsid="016292a1"/>
    </style:style>
    <style:style style:name="P142" style:family="paragraph" style:parent-style-name="Text_20_body">
      <style:text-properties officeooo:paragraph-rsid="015ebf11"/>
    </style:style>
    <style:style style:name="P143" style:family="paragraph" style:parent-style-name="Text_20_body">
      <style:text-properties officeooo:rsid="016ef7db" officeooo:paragraph-rsid="016ef7db"/>
    </style:style>
    <style:style style:name="P144" style:family="paragraph">
      <loext:graphic-properties draw:fill="none"/>
      <style:paragraph-properties fo:text-align="start"/>
      <style:text-properties fo:color="#000000" loext:opacity="100%" fo:font-size="18pt"/>
    </style:style>
    <style:style style:name="P145" style:family="paragraph">
      <loext:graphic-properties draw:fill="solid" draw:fill-color="#ed7d31"/>
      <style:paragraph-properties fo:text-align="start" style:writing-mode="lr-tb"/>
    </style:style>
    <style:style style:name="P146" style:family="paragraph">
      <loext:graphic-properties draw:fill="solid" draw:fill-color="#4472c4"/>
      <style:paragraph-properties fo:text-align="start" style:writing-mode="lr-tb"/>
    </style:style>
    <style:style style:name="T1" style:family="text">
      <style:text-properties fo:text-transform="uppercase" fo:color="#323e4f" loext:opacity="100%" fo:font-size="20pt" style:font-size-asian="20pt" style:font-size-complex="20pt"/>
    </style:style>
    <style:style style:name="T2" style:family="text">
      <style:text-properties fo:color="#262626" loext:opacity="100%" fo:font-size="10pt" style:font-size-asian="10pt" style:font-size-complex="10pt"/>
    </style:style>
    <style:style style:name="T3" style:family="text">
      <style:text-properties fo:language="en" fo:country="US"/>
    </style:style>
    <style:style style:name="T4" style:family="text">
      <style:text-properties fo:language="en" fo:country="US" fo:background-color="#ffffff" loext:char-shading-value="0"/>
    </style:style>
    <style:style style:name="T5" style:family="text">
      <style:text-properties fo:language="en" fo:country="US" officeooo:rsid="009726ea"/>
    </style:style>
    <style:style style:name="T6" style:family="text">
      <style:text-properties fo:font-size="11pt" fo:language="en" fo:country="US" style:font-size-asian="11pt" style:font-size-complex="11pt"/>
    </style:style>
    <style:style style:name="T7" style:family="text">
      <style:text-properties fo:font-size="11pt" fo:language="en" fo:country="US" officeooo:rsid="001b5aa9" style:font-size-asian="11pt" style:font-size-complex="11pt"/>
    </style:style>
    <style:style style:name="T8" style:family="text">
      <style:text-properties fo:font-size="11pt" fo:language="en" fo:country="US" style:font-size-asian="11pt" style:font-name-complex="Calibri1" style:font-size-complex="11pt"/>
    </style:style>
    <style:style style:name="T9" style:family="text">
      <style:text-properties fo:font-size="11pt" fo:language="en" fo:country="US" officeooo:rsid="011b4191" style:font-size-asian="11pt" style:font-name-complex="Calibri1" style:font-size-complex="11pt"/>
    </style:style>
    <style:style style:name="T10" style:family="text">
      <style:text-properties fo:font-size="11pt" fo:language="en" fo:country="US" officeooo:rsid="01180f48" style:font-size-asian="11pt" style:font-name-complex="Calibri1" style:font-size-complex="11pt"/>
    </style:style>
    <style:style style:name="T11" style:family="text">
      <style:text-properties fo:font-size="11pt" fo:language="en" fo:country="US" officeooo:rsid="0119a871" style:font-size-asian="11pt" style:font-name-complex="Calibri1" style:font-size-complex="11pt"/>
    </style:style>
    <style:style style:name="T12" style:family="text">
      <style:text-properties fo:font-size="11pt" officeooo:rsid="008cedee" style:font-size-asian="11pt" style:font-size-complex="14pt"/>
    </style:style>
    <style:style style:name="T13" style:family="text">
      <style:text-properties fo:font-size="11pt" officeooo:rsid="008eaa7a" style:font-size-asian="11pt" style:font-size-complex="14pt"/>
    </style:style>
    <style:style style:name="T14" style:family="text">
      <style:text-properties fo:font-size="11pt" officeooo:rsid="0137b5f4" style:font-size-asian="11pt" style:font-size-complex="14pt"/>
    </style:style>
    <style:style style:name="T15" style:family="text">
      <style:text-properties fo:font-size="11pt" officeooo:rsid="01390d71" style:font-size-asian="11pt" style:font-size-complex="14pt"/>
    </style:style>
    <style:style style:name="T16" style:family="text">
      <style:text-properties fo:font-size="11pt" style:font-size-asian="11pt" style:font-size-complex="11pt"/>
    </style:style>
    <style:style style:name="T17" style:family="text">
      <style:text-properties fo:font-size="11pt" officeooo:rsid="0104ce6d" style:font-size-asian="11pt" style:font-size-complex="11pt"/>
    </style:style>
    <style:style style:name="T18" style:family="text">
      <style:text-properties fo:font-size="11pt" officeooo:rsid="00e3ad15" style:font-size-asian="11pt" style:font-size-complex="11pt"/>
    </style:style>
    <style:style style:name="T19" style:family="text">
      <style:text-properties fo:font-size="11pt" officeooo:rsid="015b42df" style:font-size-asian="11pt" style:font-size-complex="11pt"/>
    </style:style>
    <style:style style:name="T20" style:family="text">
      <style:text-properties fo:font-size="11pt" officeooo:rsid="015c86e6" style:font-size-asian="11pt" style:font-size-complex="11pt"/>
    </style:style>
    <style:style style:name="T21" style:family="text">
      <style:text-properties fo:font-size="11pt" officeooo:rsid="015ebf11" style:font-size-asian="11pt" style:font-size-complex="11pt"/>
    </style:style>
    <style:style style:name="T22" style:family="text">
      <style:text-properties fo:font-size="11pt" officeooo:rsid="016ad8ae" style:font-size-asian="11pt" style:font-size-complex="11pt"/>
    </style:style>
    <style:style style:name="T23" style:family="text">
      <style:text-properties fo:font-size="11pt" officeooo:rsid="00199164" style:font-size-asian="11pt" style:font-name-complex="Calibri1" style:font-size-complex="14pt"/>
    </style:style>
    <style:style style:name="T24" style:family="text">
      <style:text-properties fo:font-size="11pt" officeooo:rsid="001c86b9" style:font-size-asian="11pt" style:font-name-complex="Calibri1" style:font-size-complex="14pt"/>
    </style:style>
    <style:style style:name="T25" style:family="text">
      <style:text-properties fo:font-size="11pt" officeooo:rsid="001b5aa9" style:font-size-asian="11pt" style:font-name-complex="Calibri1" style:font-size-complex="14pt"/>
    </style:style>
    <style:style style:name="T26" style:family="text">
      <style:text-properties fo:font-size="11pt" officeooo:rsid="0031aa96" style:font-size-asian="11pt" style:font-name-complex="Calibri1" style:font-size-complex="14pt"/>
    </style:style>
    <style:style style:name="T27" style:family="text">
      <style:text-properties fo:font-size="11pt" officeooo:rsid="001c86b9" style:font-size-asian="9.60000038146973pt" style:font-size-complex="11pt"/>
    </style:style>
    <style:style style:name="T28" style:family="text">
      <style:text-properties fo:font-size="11pt" officeooo:rsid="001d995b" style:font-size-asian="9.60000038146973pt" style:font-size-complex="11pt"/>
    </style:style>
    <style:style style:name="T29" style:family="text">
      <style:text-properties fo:font-size="11pt" officeooo:rsid="001eeec6" style:font-size-asian="9.60000038146973pt" style:font-size-complex="11pt"/>
    </style:style>
    <style:style style:name="T30" style:family="text">
      <style:text-properties fo:font-size="11pt" officeooo:rsid="0024ab33" style:font-size-asian="9.60000038146973pt" style:font-size-complex="11pt"/>
    </style:style>
    <style:style style:name="T31" style:family="text">
      <style:text-properties fo:font-size="11pt" officeooo:rsid="00f53bd5" style:font-size-asian="9.60000038146973pt" style:font-size-complex="11pt"/>
    </style:style>
    <style:style style:name="T32" style:family="text">
      <style:text-properties fo:font-size="11pt" officeooo:rsid="014fa4ab" style:font-size-asian="9.60000038146973pt" style:font-size-complex="11pt"/>
    </style:style>
    <style:style style:name="T33" style:family="text">
      <style:text-properties fo:font-size="11pt" officeooo:rsid="001c23e0" style:font-size-asian="9.60000038146973pt" style:font-size-complex="11pt"/>
    </style:style>
    <style:style style:name="T34" style:family="text">
      <style:text-properties fo:font-size="11pt" officeooo:rsid="01136108" style:font-size-asian="9.60000038146973pt" style:font-size-complex="11pt"/>
    </style:style>
    <style:style style:name="T35" style:family="text">
      <style:text-properties fo:font-size="11pt" officeooo:rsid="0031aa96" style:font-size-asian="9.60000038146973pt" style:font-size-complex="11pt"/>
    </style:style>
    <style:style style:name="T36" style:family="text">
      <style:text-properties fo:font-size="11pt" officeooo:rsid="0024ab33" style:font-size-asian="9.60000038146973pt" style:font-name-complex="Vrinda" style:font-size-complex="11pt"/>
    </style:style>
    <style:style style:name="T37" style:family="text">
      <style:text-properties fo:font-size="11pt" officeooo:rsid="0025f783" style:font-size-asian="9.60000038146973pt" style:font-name-complex="Vrinda" style:font-size-complex="11pt"/>
    </style:style>
    <style:style style:name="T38" style:family="text">
      <style:text-properties fo:font-size="11pt" officeooo:rsid="0027ddf1" style:font-size-asian="9.60000038146973pt" style:font-name-complex="Vrinda" style:font-size-complex="11pt"/>
    </style:style>
    <style:style style:name="T39" style:family="text">
      <style:text-properties fo:font-size="11pt" fo:font-style="normal" style:font-size-asian="11pt" style:font-style-asian="normal" style:font-size-complex="11pt" style:font-style-complex="normal"/>
    </style:style>
    <style:style style:name="T40" style:family="text">
      <style:text-properties fo:font-size="11pt" fo:font-style="normal" officeooo:rsid="0151ce70" style:font-size-asian="11pt" style:font-style-asian="normal" style:font-size-complex="11pt" style:font-style-complex="normal"/>
    </style:style>
    <style:style style:name="T41" style:family="text">
      <style:text-properties fo:font-size="11pt" fo:font-style="normal" style:text-underline-style="none" style:font-size-asian="11pt" style:font-style-asian="normal" style:font-size-complex="11pt" style:font-style-complex="normal"/>
    </style:style>
    <style:style style:name="T42" style:family="text">
      <style:text-properties fo:font-size="11pt" officeooo:rsid="016292a1" style:font-name-complex="Vrinda"/>
    </style:style>
    <style:style style:name="T43" style:family="text">
      <style:text-properties fo:font-size="11pt" officeooo:rsid="0162bb2b" style:font-name-complex="Vrinda"/>
    </style:style>
    <style:style style:name="T44" style:family="text">
      <style:text-properties fo:font-size="11pt" officeooo:rsid="01630cf3" style:font-name-complex="Vrinda"/>
    </style:style>
    <style:style style:name="T45" style:family="text">
      <style:text-properties style:text-line-through-style="none" style:text-line-through-type="none" fo:font-size="11pt" fo:language="en" fo:country="US" fo:font-style="normal" officeooo:rsid="00295e46" style:font-size-asian="9.60000038146973pt" style:font-style-asian="normal" style:font-name-complex="Vrinda" style:font-size-complex="11pt" style:font-style-complex="normal"/>
    </style:style>
    <style:style style:name="T46" style:family="text">
      <style:text-properties style:text-line-through-style="none" style:text-line-through-type="none" fo:font-size="11pt" fo:language="en" fo:country="US" fo:font-style="normal" officeooo:rsid="002cc922" style:font-size-asian="9.60000038146973pt" style:font-style-asian="normal" style:font-name-complex="Vrinda" style:font-size-complex="11pt" style:font-style-complex="normal"/>
    </style:style>
    <style:style style:name="T47" style:family="text">
      <style:text-properties style:text-line-through-style="none" style:text-line-through-type="none" fo:font-size="11pt" fo:language="en" fo:country="US" fo:font-style="normal" officeooo:rsid="0027ddf1" style:font-size-asian="9.60000038146973pt" style:font-style-asian="normal" style:font-name-complex="Vrinda" style:font-size-complex="11pt" style:font-style-complex="normal"/>
    </style:style>
    <style:style style:name="T48" style:family="text">
      <style:text-properties style:text-line-through-style="none" style:text-line-through-type="none" fo:font-size="11pt" fo:language="en" fo:country="US" fo:font-style="normal" officeooo:rsid="002cc922" style:font-size-asian="11pt" style:font-style-asian="normal" style:font-name-complex="Vrinda" style:font-size-complex="11pt" style:font-style-complex="normal"/>
    </style:style>
    <style:style style:name="T49" style:family="text">
      <style:text-properties style:text-line-through-style="none" style:text-line-through-type="none" fo:font-size="11pt" fo:language="en" fo:country="US" fo:font-style="normal" officeooo:rsid="00b9df3a" style:font-size-asian="11pt" style:font-style-asian="normal" style:font-name-complex="Vrinda" style:font-size-complex="11pt" style:font-style-complex="normal"/>
    </style:style>
    <style:style style:name="T50" style:family="text">
      <style:text-properties style:text-line-through-style="none" style:text-line-through-type="none" fo:font-size="11pt" fo:language="en" fo:country="US" fo:font-style="normal" officeooo:rsid="0034308b" style:font-size-asian="11pt" style:font-style-asian="normal" style:font-name-complex="Vrinda" style:font-size-complex="11pt" style:font-style-complex="normal"/>
    </style:style>
    <style:style style:name="T51" style:family="text">
      <style:text-properties style:text-line-through-style="none" style:text-line-through-type="none" fo:font-size="11pt" fo:language="en" fo:country="US" fo:font-style="normal" officeooo:rsid="0035a7d3" style:font-size-asian="11pt" style:font-style-asian="normal" style:font-name-complex="Vrinda" style:font-size-complex="11pt" style:font-style-complex="normal"/>
    </style:style>
    <style:style style:name="T52" style:family="text">
      <style:text-properties style:text-line-through-style="none" style:text-line-through-type="none" fo:font-size="11pt" fo:language="en" fo:country="US" fo:font-style="normal" officeooo:rsid="012fee4b" style:font-size-asian="11pt" style:font-style-asian="normal" style:font-name-complex="Vrinda" style:font-size-complex="11pt" style:font-style-complex="normal"/>
    </style:style>
    <style:style style:name="T53" style:family="text">
      <style:text-properties style:text-line-through-style="none" style:text-line-through-type="none" fo:font-size="11pt" fo:language="en" fo:country="US" fo:font-style="normal" officeooo:rsid="01316e53" style:font-size-asian="11pt" style:font-style-asian="normal" style:font-name-complex="Vrinda" style:font-size-complex="11pt" style:font-style-complex="normal"/>
    </style:style>
    <style:style style:name="T54" style:family="text">
      <style:text-properties style:text-line-through-style="none" style:text-line-through-type="none" fo:font-size="11pt" fo:language="en" fo:country="US" fo:font-style="normal" officeooo:rsid="00374f83" style:font-size-asian="11pt" style:font-style-asian="normal" style:font-name-complex="Vrinda" style:font-size-complex="11pt" style:font-style-complex="normal"/>
    </style:style>
    <style:style style:name="T55" style:family="text">
      <style:text-properties style:text-line-through-style="none" style:text-line-through-type="none" fo:font-size="11pt" fo:language="en" fo:country="US" fo:font-style="normal" officeooo:rsid="003903ac" style:font-size-asian="11pt" style:font-style-asian="normal" style:font-name-complex="Vrinda" style:font-size-complex="11pt" style:font-style-complex="normal"/>
    </style:style>
    <style:style style:name="T56" style:family="text">
      <style:text-properties style:text-line-through-style="none" style:text-line-through-type="none" fo:font-size="11pt" fo:language="en" fo:country="US" fo:font-style="normal" officeooo:rsid="0133e31e" style:font-size-asian="11pt" style:font-style-asian="normal" style:font-name-complex="Vrinda" style:font-size-complex="11pt" style:font-style-complex="normal"/>
    </style:style>
    <style:style style:name="T57" style:family="text">
      <style:text-properties style:text-line-through-style="none" style:text-line-through-type="none" fo:font-size="11pt" fo:language="en" fo:country="US" fo:font-style="italic" officeooo:rsid="002cc922" style:font-size-asian="11pt" style:font-style-asian="italic" style:font-name-complex="Vrinda" style:font-size-complex="11pt" style:font-style-complex="italic"/>
    </style:style>
    <style:style style:name="T58" style:family="text">
      <style:text-properties style:text-line-through-style="none" style:text-line-through-type="none" fo:font-size="11pt" officeooo:rsid="0027ddf1" style:font-size-asian="9.60000038146973pt" style:font-name-complex="Vrinda" style:font-size-complex="11pt"/>
    </style:style>
    <style:style style:name="T59" style:family="text">
      <style:text-properties fo:color="#6a8759" loext:opacity="100%" style:font-name="JetBrains Mono" fo:font-size="10pt" fo:language="en" fo:country="US" fo:font-style="normal" fo:font-weight="normal" style:font-size-asian="10pt" style:font-style-asian="normal" style:font-weight-asian="normal"/>
    </style:style>
    <style:style style:name="T60" style:family="text">
      <style:text-properties fo:color="#6a8759" loext:opacity="100%" style:text-line-through-style="none" style:text-line-through-type="none" style:font-name="JetBrains Mono" fo:font-size="10pt" fo:language="en" fo:country="US" fo:font-style="normal" fo:font-weight="normal" officeooo:rsid="00295e46" style:font-size-asian="10pt" style:font-style-asian="normal" style:font-weight-asian="normal" style:font-name-complex="Vrinda" style:font-size-complex="11pt" style:font-style-complex="normal"/>
    </style:style>
    <style:style style:name="T61" style:family="text">
      <style:text-properties officeooo:rsid="00412e44"/>
    </style:style>
    <style:style style:name="T62" style:family="text">
      <style:text-properties fo:font-variant="small-caps" fo:color="#44546a" loext:opacity="100%" fo:font-size="18pt" fo:language="en" fo:country="US" officeooo:rsid="003f7fa6" style:letter-kerning="false" style:font-name-asian="Calibri1" style:font-size-asian="18pt" style:language-asian="zh" style:country-asian="CN" style:font-size-complex="18pt" style:language-complex="ar" style:country-complex="SA"/>
    </style:style>
    <style:style style:name="T63" style:family="text">
      <style:text-properties fo:font-variant="small-caps" fo:color="#44546a" loext:opacity="100%" fo:font-size="18pt" fo:language="en" fo:country="US" officeooo:rsid="00c6c6d3" style:letter-kerning="false" style:font-name-asian="Calibri1" style:font-size-asian="18pt" style:language-asian="zh" style:country-asian="CN" style:font-size-complex="18pt" style:language-complex="ar" style:country-complex="SA"/>
    </style:style>
    <style:style style:name="T64" style:family="text">
      <style:text-properties officeooo:rsid="0046e0b1"/>
    </style:style>
    <style:style style:name="T65" style:family="text">
      <style:text-properties officeooo:rsid="004809a5"/>
    </style:style>
    <style:style style:name="T66" style:family="text">
      <style:text-properties officeooo:rsid="004c508a"/>
    </style:style>
    <style:style style:name="T67" style:family="text">
      <style:text-properties officeooo:rsid="004edc46"/>
    </style:style>
    <style:style style:name="T68" style:family="text">
      <style:text-properties officeooo:rsid="004fc135"/>
    </style:style>
    <style:style style:name="T69" style:family="text">
      <style:text-properties officeooo:rsid="004fc135" style:font-name-complex="Vrinda"/>
    </style:style>
    <style:style style:name="T70" style:family="text">
      <style:text-properties officeooo:rsid="0052016e"/>
    </style:style>
    <style:style style:name="T71" style:family="text">
      <style:text-properties officeooo:rsid="0052ea11"/>
    </style:style>
    <style:style style:name="T72" style:family="text">
      <style:text-properties officeooo:rsid="00563ac5"/>
    </style:style>
    <style:style style:name="T73" style:family="text">
      <style:text-properties officeooo:rsid="0057f2d2"/>
    </style:style>
    <style:style style:name="T74" style:family="text">
      <style:text-properties officeooo:rsid="0060d40c"/>
    </style:style>
    <style:style style:name="T75" style:family="text">
      <style:text-properties officeooo:rsid="0069df8e"/>
    </style:style>
    <style:style style:name="T76" style:family="text">
      <style:text-properties officeooo:rsid="006b623f"/>
    </style:style>
    <style:style style:name="T77" style:family="text">
      <style:text-properties officeooo:rsid="006f2e2d"/>
    </style:style>
    <style:style style:name="T78" style:family="text">
      <style:text-properties officeooo:rsid="0075c28d"/>
    </style:style>
    <style:style style:name="T79" style:family="text">
      <style:text-properties officeooo:rsid="00767d0f"/>
    </style:style>
    <style:style style:name="T80" style:family="text">
      <style:text-properties officeooo:rsid="00789244"/>
    </style:style>
    <style:style style:name="T81" style:family="text">
      <style:text-properties officeooo:rsid="007d44df"/>
    </style:style>
    <style:style style:name="T82" style:family="text">
      <style:text-properties officeooo:rsid="007ed6ea"/>
    </style:style>
    <style:style style:name="T83" style:family="text">
      <style:text-properties officeooo:rsid="0091e4ae"/>
    </style:style>
    <style:style style:name="T84" style:family="text">
      <style:text-properties officeooo:rsid="0094948b"/>
    </style:style>
    <style:style style:name="T85" style:family="text">
      <style:text-properties officeooo:rsid="0095999c"/>
    </style:style>
    <style:style style:name="T86" style:family="text">
      <style:text-properties officeooo:rsid="0096db4d"/>
    </style:style>
    <style:style style:name="T87" style:family="text">
      <style:text-properties officeooo:rsid="009726ea"/>
    </style:style>
    <style:style style:name="T88" style:family="text">
      <style:text-properties officeooo:rsid="009f9811"/>
    </style:style>
    <style:style style:name="T89" style:family="text">
      <style:text-properties officeooo:rsid="00a14801"/>
    </style:style>
    <style:style style:name="T90" style:family="text">
      <style:text-properties officeooo:rsid="00a49cdb"/>
    </style:style>
    <style:style style:name="T91" style:family="text">
      <style:text-properties officeooo:rsid="00a7e0da"/>
    </style:style>
    <style:style style:name="T92" style:family="text">
      <style:text-properties officeooo:rsid="00ada109"/>
    </style:style>
    <style:style style:name="T93" style:family="text">
      <style:text-properties officeooo:rsid="00afea59"/>
    </style:style>
    <style:style style:name="T94" style:family="text">
      <style:text-properties officeooo:rsid="00affb36"/>
    </style:style>
    <style:style style:name="T95" style:family="text">
      <style:text-properties officeooo:rsid="00b20993"/>
    </style:style>
    <style:style style:name="T96" style:family="text">
      <style:text-properties officeooo:rsid="00b29f59"/>
    </style:style>
    <style:style style:name="T97" style:family="text">
      <style:text-properties officeooo:rsid="00b3ec92"/>
    </style:style>
    <style:style style:name="T98" style:family="text">
      <style:text-properties officeooo:rsid="00b5a146"/>
    </style:style>
    <style:style style:name="T99" style:family="text">
      <style:text-properties officeooo:rsid="00b796d3"/>
    </style:style>
    <style:style style:name="T100" style:family="text">
      <style:text-properties style:text-line-through-style="solid" style:text-line-through-type="single" style:text-underline-style="none"/>
    </style:style>
    <style:style style:name="T101" style:family="text">
      <style:text-properties officeooo:rsid="00bfd66a"/>
    </style:style>
    <style:style style:name="T102" style:family="text">
      <style:text-properties officeooo:rsid="00c16a7d"/>
    </style:style>
    <style:style style:name="T103" style:family="text">
      <style:text-properties officeooo:rsid="00c1f437"/>
    </style:style>
    <style:style style:name="T104" style:family="text">
      <style:text-properties officeooo:rsid="00c4df5d"/>
    </style:style>
    <style:style style:name="T105" style:family="text">
      <style:text-properties officeooo:rsid="00c9941a"/>
    </style:style>
    <style:style style:name="T106" style:family="text">
      <style:text-properties officeooo:rsid="00cbda04"/>
    </style:style>
    <style:style style:name="T107" style:family="text">
      <style:text-properties officeooo:rsid="00cc9296"/>
    </style:style>
    <style:style style:name="T108" style:family="text">
      <style:text-properties officeooo:rsid="008cedee"/>
    </style:style>
    <style:style style:name="T109" style:family="text">
      <style:text-properties officeooo:rsid="00e3ad15"/>
    </style:style>
    <style:style style:name="T110" style:family="text">
      <style:text-properties officeooo:rsid="00e4e80f"/>
    </style:style>
    <style:style style:name="T111" style:family="text">
      <style:text-properties officeooo:rsid="00ec9912"/>
    </style:style>
    <style:style style:name="T112" style:family="text">
      <style:text-properties officeooo:rsid="00cef4d9"/>
    </style:style>
    <style:style style:name="T113" style:family="text">
      <style:text-properties officeooo:rsid="00d590d1"/>
    </style:style>
    <style:style style:name="T114" style:family="text">
      <style:text-properties officeooo:rsid="00d9dafa"/>
    </style:style>
    <style:style style:name="T115" style:family="text">
      <style:text-properties officeooo:rsid="00d7466d"/>
    </style:style>
    <style:style style:name="T116" style:family="text">
      <style:text-properties officeooo:rsid="00db4435"/>
    </style:style>
    <style:style style:name="T117" style:family="text">
      <style:text-properties officeooo:rsid="00dc0ac6"/>
    </style:style>
    <style:style style:name="T118" style:family="text">
      <style:text-properties officeooo:rsid="00f1a3a1"/>
    </style:style>
    <style:style style:name="T119" style:family="text">
      <style:text-properties fo:font-style="normal" style:font-style-asian="normal" style:font-style-complex="normal"/>
    </style:style>
    <style:style style:name="T120" style:family="text">
      <style:text-properties fo:font-style="normal" officeooo:rsid="00f74940" style:font-style-asian="normal" style:font-style-complex="normal"/>
    </style:style>
    <style:style style:name="T121" style:family="text">
      <style:text-properties fo:font-style="normal" officeooo:rsid="01006da3" style:font-style-asian="normal" style:font-style-complex="normal"/>
    </style:style>
    <style:style style:name="T122" style:family="text">
      <style:text-properties officeooo:rsid="00f5b55a"/>
    </style:style>
    <style:style style:name="T123" style:family="text">
      <style:text-properties officeooo:rsid="00f7092a"/>
    </style:style>
    <style:style style:name="T124" style:family="text">
      <style:text-properties fo:font-style="italic" style:font-style-asian="italic"/>
    </style:style>
    <style:style style:name="T125" style:family="text">
      <style:text-properties fo:font-style="italic" style:font-style-asian="italic" style:font-style-complex="italic"/>
    </style:style>
    <style:style style:name="T126" style:family="text">
      <style:text-properties fo:font-style="italic" officeooo:rsid="009f9811" style:font-style-asian="italic" style:font-style-complex="italic"/>
    </style:style>
    <style:style style:name="T127" style:family="text">
      <style:text-properties fo:font-style="italic" officeooo:rsid="00e4e80f" style:font-style-asian="italic" style:font-style-complex="italic"/>
    </style:style>
    <style:style style:name="T128" style:family="text">
      <style:text-properties fo:font-style="italic" officeooo:rsid="00f5ed2d" style:font-style-asian="italic" style:font-style-complex="italic"/>
    </style:style>
    <style:style style:name="T129" style:family="text">
      <style:text-properties fo:font-style="italic" officeooo:rsid="00e3ad15" style:font-style-asian="italic" style:font-style-complex="italic"/>
    </style:style>
    <style:style style:name="T130" style:family="text">
      <style:text-properties fo:font-style="italic" officeooo:rsid="00f5b55a" style:font-style-asian="italic" style:font-style-complex="italic"/>
    </style:style>
    <style:style style:name="T131" style:family="text">
      <style:text-properties fo:font-style="italic" officeooo:rsid="00f74940" style:font-style-asian="italic" style:font-style-complex="italic"/>
    </style:style>
    <style:style style:name="T132" style:family="text">
      <style:text-properties fo:font-style="italic" officeooo:rsid="00faa3b7" style:font-style-asian="italic" style:font-style-complex="italic"/>
    </style:style>
    <style:style style:name="T133" style:family="text">
      <style:text-properties officeooo:rsid="01142194"/>
    </style:style>
    <style:style style:name="T134" style:family="text">
      <style:text-properties officeooo:rsid="0116ada3"/>
    </style:style>
    <style:style style:name="T135" style:family="text">
      <style:text-properties officeooo:rsid="01177509"/>
    </style:style>
    <style:style style:name="T136" style:family="text">
      <style:text-properties officeooo:rsid="011c138f"/>
    </style:style>
    <style:style style:name="T137" style:family="text">
      <style:text-properties officeooo:rsid="011dda37"/>
    </style:style>
    <style:style style:name="T138" style:family="text">
      <style:text-properties officeooo:rsid="0120086c"/>
    </style:style>
    <style:style style:name="T139" style:family="text">
      <style:text-properties officeooo:rsid="01204391"/>
    </style:style>
    <style:style style:name="T140" style:family="text">
      <style:text-properties officeooo:rsid="01214915"/>
    </style:style>
    <style:style style:name="T141" style:family="text">
      <style:text-properties officeooo:rsid="012347df"/>
    </style:style>
    <style:style style:name="T142" style:family="text">
      <style:text-properties officeooo:rsid="01249998"/>
    </style:style>
    <style:style style:name="T143" style:family="text">
      <style:text-properties officeooo:rsid="01253f62"/>
    </style:style>
    <style:style style:name="T144" style:family="text">
      <style:text-properties officeooo:rsid="0126aca0"/>
    </style:style>
    <style:style style:name="T145" style:family="text">
      <style:text-properties officeooo:rsid="0128341d"/>
    </style:style>
    <style:style style:name="T146" style:family="text">
      <style:text-properties officeooo:rsid="012922b6"/>
    </style:style>
    <style:style style:name="T147" style:family="text">
      <style:text-properties officeooo:rsid="012ac79c"/>
    </style:style>
    <style:style style:name="T148" style:family="text">
      <style:text-properties officeooo:rsid="012ddf86"/>
    </style:style>
    <style:style style:name="T149" style:family="text">
      <style:text-properties officeooo:rsid="006d5275"/>
    </style:style>
    <style:style style:name="T150" style:family="text">
      <style:text-properties officeooo:rsid="0135fee3"/>
    </style:style>
    <style:style style:name="T151" style:family="text">
      <style:text-properties officeooo:rsid="0136c60e"/>
    </style:style>
    <style:style style:name="T152" style:family="text">
      <style:text-properties officeooo:rsid="0137b5f4"/>
    </style:style>
    <style:style style:name="T153" style:family="text">
      <style:text-properties officeooo:rsid="0079954d"/>
    </style:style>
    <style:style style:name="T154" style:family="text">
      <style:text-properties style:text-underline-style="none"/>
    </style:style>
    <style:style style:name="T155" style:family="text">
      <style:text-properties style:text-underline-style="solid" style:text-underline-width="auto" style:text-underline-color="font-color"/>
    </style:style>
    <style:style style:name="T156" style:family="text">
      <style:text-properties officeooo:rsid="016292a1"/>
    </style:style>
    <style:style style:name="T157" style:family="text">
      <style:text-properties officeooo:rsid="01687a51"/>
    </style:style>
    <style:style style:name="T158" style:family="text">
      <style:text-properties officeooo:rsid="0170d257"/>
    </style:style>
    <style:style style:name="T159" style:family="text"/>
    <style:style style:name="Sect1" style:family="section">
      <style:section-properties style:editable="false">
        <style:columns fo:column-count="1" fo:column-gap="0mm"/>
      </style:section-properties>
    </style:style>
    <style:style style:name="gr1" style:family="graphic" style:parent-style-name="Frame">
      <style:graphic-properties draw:stroke="none" svg:stroke-width="0.18mm" draw:fill="none" draw:textarea-vertical-align="bottom" draw:auto-grow-height="false" fo:min-height="24.17mm" fo:min-width="157.04mm" fo:padding-top="0mm" fo:padding-bottom="0mm" fo:padding-left="0mm" fo:padding-right="0mm" fo:wrap-option="wrap" fo:margin-left="3.18mm" fo:margin-right="3.46mm" fo:margin-top="0mm" fo:margin-bottom="0.41m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2" style:family="graphic" style:parent-style-name="Frame">
      <style:graphic-properties draw:stroke="none" svg:stroke-width="0.18mm" draw:fill="none" draw:textarea-vertical-align="bottom" draw:auto-grow-height="false" fo:min-height="108.78mm" fo:min-width="157.04mm" fo:padding-top="0mm" fo:padding-bottom="0mm" fo:padding-left="0mm" fo:padding-right="0mm" fo:wrap-option="wrap" fo:margin-left="3.18mm" fo:margin-right="3.46mm" fo:margin-top="0mm" fo:margin-bottom="0.18m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3" style:family="graphic" style:parent-style-name="Frame">
      <style:graphic-properties draw:stroke="none" svg:stroke-width="0.18mm" draw:fill="none" draw:textarea-vertical-align="bottom" draw:auto-grow-height="true" fo:min-height="0mm" fo:min-width="0mm" fo:padding-top="0mm" fo:padding-bottom="0mm" fo:padding-left="0mm" fo:padding-right="0mm" fo:wrap-option="wrap" fo:margin-left="3.18mm" fo:margin-right="3.46mm" fo:margin-top="0mm" fo:margin-bottom="0.21m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4" style:family="graphic">
      <style:graphic-properties fo:margin-left="0mm" fo:margin-right="0.09mm" fo:margin-top="0mm" fo:margin-bottom="0.02mm" style:run-through="foreground" style:wrap="run-through" style:number-wrapped-paragraphs="no-limit" style:vertical-pos="middle" style:vertical-rel="page" style:horizontal-pos="from-left" style:horizontal-rel="page" draw:wrap-influence-on-position="once-concurrent" loext:allow-overlap="true" style:flow-with-text="false" loext:rel-width-rel="page" loext:rel-height-rel="page"/>
    </style:style>
    <style:style style:name="gr5" style:family="graphic">
      <style:graphic-properties draw:stroke="none" svg:stroke-width="0.35mm" draw:stroke-linejoin="miter" svg:stroke-linecap="butt" draw:fill="solid" draw:fill-color="#ed7d31" draw:textarea-vertical-align="middle" draw:auto-grow-height="false" draw:fit-to-size="false" style:shrink-to-fit="false" fo:min-height="241.42mm" fo:min-width="1.29mm" fo:padding-top="1.27mm" fo:padding-bottom="1.27mm" fo:padding-left="2.54mm" fo:padding-right="2.54mm" fo:wrap-option="wrap" style:run-through="foreground"/>
      <style:paragraph-properties style:writing-mode="lr-tb"/>
    </style:style>
    <style:style style:name="gr6" style:family="graphic">
      <style:graphic-properties draw:stroke="none" svg:stroke-width="0.35mm" draw:stroke-linejoin="miter" svg:stroke-linecap="butt" draw:fill="solid" draw:fill-color="#4472c4" draw:textarea-vertical-align="middle" draw:auto-grow-height="false" draw:fit-to-size="false" style:shrink-to-fit="false" fo:min-height="3.81mm" fo:min-width="1.29mm" fo:padding-top="1.27mm" fo:padding-bottom="1.27mm" fo:padding-left="2.54mm" fo:padding-right="2.54mm" fo:wrap-option="wrap"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
      <text:p text:style-name="P18"><draw:custom-shape text:anchor-type="paragraph" style:rel-width="73%" style:rel-height="36%" draw:z-index="1" draw:name="Text Box 111" draw:style-name="gr3" draw:text-style-name="P144" svg:width="156.45mm" svg:height="8.19mm" svg:x="31.5mm" svg:y="1806.65mm"><text:p text:style-name="P1"><field:fieldmark-start text:name="__Fieldmark__8_177167968" field:type="vnd.oasis.opendocument.field.FORMDATE"><field:param field:name="DateField_DateFormat" field:value="MMMM d, yyyy"/><field:param field:name="DateField_DateFormat_Language" field:value="en-US"/></field:fieldmark-start><text:span text:style-name="T1">[Date]</text:span><field:fieldmark-end/></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8%" draw:z-index="3" draw:name="Text Box 112" draw:style-name="gr1" draw:text-style-name="P144" svg:width="157.03mm" svg:height="24.16mm" svg:x="31.49mm" svg:y="248.66mm"><text:p text:style-name="P3">Vemund Hellekleiv</text:p><text:p text:style-name="P4">s362068</text:p><text:p text:style-name="P1"><text:span text:style-name="T2">Oslo Metropolitan University</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36%" draw:z-index="2" draw:name="Text Box 113" draw:style-name="gr2" draw:text-style-name="P144" svg:width="157.03mm" svg:height="108.77mm" svg:x="31.49mm" svg:y="135.13mm"><text:p text:style-name="P5">Using python, ping and iperf to evaluate a network</text:p><text:p text:style-name="P2"><text:span text:style-name="T62">a </text:span><text:span text:style-name="T63">morons implementation</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style:rel-width="3%" style:rel-height="91%" draw:z-index="0" draw:name="Group 114" draw:style-name="gr4"><draw:custom-shape draw:name="Rectangle 115" draw:style-name="gr5" draw:text-style-name="P145" svg:width="6.36mm" svg:height="243.95mm" svg:x="9.44mm" svg:y="21.5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6" draw:style-name="gr6" draw:text-style-name="P146" svg:width="6.36mm" svg:height="6.34mm" svg:x="9.44mm" svg:y="269.17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P122" text:outline-level="1"/>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9"><text:a xlink:type="simple" xlink:href="#__RefHeading___Toc3450_177167968" text:style-name="Index_20_Link" text:visited-style-name="Index_20_Link">1 Introduction<text:tab/>3</text:a></text:p>
          <text:p text:style-name="P119"><text:a xlink:type="simple" xlink:href="#__RefHeading___Toc3452_177167968" text:style-name="Index_20_Link" text:visited-style-name="Index_20_Link">2 Simpleperf<text:tab/>3</text:a></text:p>
          <text:p text:style-name="P119"><text:a xlink:type="simple" xlink:href="#__RefHeading___Toc3454_177167968" text:style-name="Index_20_Link" text:visited-style-name="Index_20_Link">3 Experimental setup<text:tab/>5</text:a></text:p>
          <text:p text:style-name="P120"><text:a xlink:type="simple" xlink:href="#__RefHeading___Toc3456_177167968" text:style-name="Index_20_Link" text:visited-style-name="Index_20_Link">3.1 Performance evaluations<text:tab/>5</text:a></text:p>
          <text:p text:style-name="P120"><text:a xlink:type="simple" xlink:href="#__RefHeading___Toc3458_177167968" text:style-name="Index_20_Link" text:visited-style-name="Index_20_Link">3.2 Network tools<text:tab/>5</text:a></text:p>
          <text:p text:style-name="P121"><text:a xlink:type="simple" xlink:href="#__RefHeading___Toc3460_177167968" text:style-name="Index_20_Link" text:visited-style-name="Index_20_Link">3.2.1 Ping<text:tab/>5</text:a></text:p>
          <text:p text:style-name="P121"><text:a xlink:type="simple" xlink:href="#__RefHeading___Toc3462_177167968" text:style-name="Index_20_Link" text:visited-style-name="Index_20_Link">3.2.2 Iperf<text:tab/>6</text:a></text:p>
          <text:p text:style-name="P121"><text:a xlink:type="simple" xlink:href="#__RefHeading___Toc3464_177167968" text:style-name="Index_20_Link" text:visited-style-name="Index_20_Link">3.2.3 Traceroute<text:tab/>6</text:a></text:p>
          <text:p text:style-name="P121"><text:a xlink:type="simple" xlink:href="#__RefHeading___Toc3466_177167968" text:style-name="Index_20_Link" text:visited-style-name="Index_20_Link">3.2.4 simpleperf<text:tab/>6</text:a></text:p>
          <text:p text:style-name="P120"><text:a xlink:type="simple" xlink:href="#__RefHeading___Toc3468_177167968" text:style-name="Index_20_Link" text:visited-style-name="Index_20_Link">3.3 Performance metrics<text:tab/>6</text:a></text:p>
          <text:p text:style-name="P120"><text:a xlink:type="simple" xlink:href="#__RefHeading___Toc3470_177167968" text:style-name="Index_20_Link" text:visited-style-name="Index_20_Link">3.4 Test case 1: measuring bandwidth with iperf in UDP mode<text:tab/>7</text:a></text:p>
          <text:p text:style-name="P121"><text:a xlink:type="simple" xlink:href="#__RefHeading___Toc3472_177167968" text:style-name="Index_20_Link" text:visited-style-name="Index_20_Link">3.4.1 Results<text:tab/>7</text:a></text:p>
          <text:p text:style-name="P121"><text:a xlink:type="simple" xlink:href="#__RefHeading___Toc3474_177167968" text:style-name="Index_20_Link" text:visited-style-name="Index_20_Link">3.4.2 Discussion<text:tab/>7</text:a></text:p>
          <text:p text:style-name="P120"><text:a xlink:type="simple" xlink:href="#__RefHeading___Toc3843_177167968" text:style-name="Index_20_Link" text:visited-style-name="Index_20_Link">3.5 case 2: link latency and throughput<text:tab/>8</text:a></text:p>
          <text:p text:style-name="P121"><text:a xlink:type="simple" xlink:href="#__RefHeading___Toc3478_177167968" text:style-name="Index_20_Link" text:visited-style-name="Index_20_Link">3.5.1 Results<text:tab/>8</text:a></text:p>
          <text:p text:style-name="P121"><text:a xlink:type="simple" xlink:href="#__RefHeading___Toc3480_177167968" text:style-name="Index_20_Link" text:visited-style-name="Index_20_Link">3.5.2 Discussion<text:tab/>8</text:a></text:p>
          <text:p text:style-name="P120"><text:a xlink:type="simple" xlink:href="#__RefHeading___Toc3482_177167968" text:style-name="Index_20_Link" text:visited-style-name="Index_20_Link">3.6 Test case 3: path Latency and throughput<text:tab/>9</text:a></text:p>
          <text:p text:style-name="P121"><text:a xlink:type="simple" xlink:href="#__RefHeading___Toc3484_177167968" text:style-name="Index_20_Link" text:visited-style-name="Index_20_Link">3.6.1 Results<text:tab/>9</text:a></text:p>
          <text:p text:style-name="P121"><text:a xlink:type="simple" xlink:href="#__RefHeading___Toc3486_177167968" text:style-name="Index_20_Link" text:visited-style-name="Index_20_Link">3.6.2 Discussion<text:tab/>9</text:a></text:p>
          <text:p text:style-name="P120"><text:a xlink:type="simple" xlink:href="#__RefHeading___Toc3488_177167968" text:style-name="Index_20_Link" text:visited-style-name="Index_20_Link">3.7 Test case 4: effects of multiplexing and latency<text:tab/>9</text:a></text:p>
          <text:p text:style-name="P121"><text:a xlink:type="simple" xlink:href="#__RefHeading___Toc3490_177167968" text:style-name="Index_20_Link" text:visited-style-name="Index_20_Link">3.7.1 Results<text:tab/>9</text:a></text:p>
          <text:p text:style-name="P121"><text:a xlink:type="simple" xlink:href="#__RefHeading___Toc3492_177167968" text:style-name="Index_20_Link" text:visited-style-name="Index_20_Link">3.7.2 Discussion<text:tab/>10</text:a></text:p>
          <text:p text:style-name="P120"><text:a xlink:type="simple" xlink:href="#__RefHeading___Toc3494_177167968" text:style-name="Index_20_Link" text:visited-style-name="Index_20_Link">3.8 Test case 5: effects of parallel connections<text:tab/>10</text:a></text:p>
          <text:p text:style-name="P121"><text:a xlink:type="simple" xlink:href="#__RefHeading___Toc3496_177167968" text:style-name="Index_20_Link" text:visited-style-name="Index_20_Link">3.8.1 Results<text:tab/>10</text:a></text:p>
          <text:p text:style-name="P121"><text:a xlink:type="simple" xlink:href="#__RefHeading___Toc3498_177167968" text:style-name="Index_20_Link" text:visited-style-name="Index_20_Link">3.8.2 Discussion<text:tab/>11</text:a></text:p>
          <text:p text:style-name="P120"><text:a xlink:type="simple" xlink:href="#__RefHeading___Toc3500_177167968" text:style-name="Index_20_Link" text:visited-style-name="Index_20_Link">3.9 Conclusions<text:tab/>11</text:a></text:p>
          <text:p text:style-name="P119"><text:a xlink:type="simple" xlink:href="#__RefHeading___Toc3502_177167968" text:style-name="Index_20_Link" text:visited-style-name="Index_20_Link">4 References (Optional)<text:tab/>11</text:a></text:p>
        </text:index-body>
      </text:table-of-content>
      <text:p text:style-name="P18"/>
      <text:h text:style-name="P124" text:outline-level="1"><text:bookmark-start text:name="_Toc131105778"/><text:bookmark-start text:name="__RefHeading___Toc3450_177167968"/>Introduction<text:bookmark-end text:name="_Toc131105778"/><text:bookmark-end text:name="__RefHeading___Toc3450_177167968"/></text:h>
      <text:p text:style-name="P7"/>
      <text:p text:style-name="P26">I’ve been tasked with evaluating the performance of a small virtual network in mininet. We were to write a python script to measure bandwidth between nodes, and also to use tools which are already readily available. I have used ping, iperf <text:span text:style-name="T61">and</text:span> traceroute. <text:span text:style-name="T133"><text:s/></text:span></text:p>
      <text:p text:style-name="P29"/>
      <text:p text:style-name="P29"/>
      <text:p text:style-name="P28">Many people living today, in the information age, live lives which rely <text:span text:style-name="T148">on</text:span> or use the internet in some fashion. </text:p>
      <text:p text:style-name="P30"/>
      <text:p text:style-name="P34">The topology we are to evaluate has already been predefined and is contained in a python script called portfolio-topology.py.</text:p>
      <text:p text:style-name="P117"><text:span text:style-name="T8"><text:line-break/></text:span><text:span text:style-name="T10">It’s quite common to use the OSI model to visualize how an interconnected network communicates. There are </text:span><text:span text:style-name="T11">in all seven layers which all play a vital role in delivering data between connected systems.</text:span></text:p>
      <text:p text:style-name="P35"><text:tab/></text:p>
      <text:p text:style-name="P117"><text:span text:style-name="T11"><text:tab/></text:span><text:span text:style-name="T9">7. Application layer</text:span></text:p>
      <text:p text:style-name="P31"><text:tab/>6. Presentation layer</text:p>
      <text:p text:style-name="P31"><text:tab/>5. Session layer</text:p>
      <text:p text:style-name="P31"><text:tab/>4. Transport layer<text:line-break/> <text:tab/>3. Network layer<text:line-break/> <text:tab/>2. Data link layer<text:line-break/><text:tab/>1. Physical layer</text:p>
      <text:p text:style-name="P32"/>
      <text:p text:style-name="P33">Application layer is </text:p>
      <text:p text:style-name="P25"/>
      <text:p text:style-name="P25"/>
      <text:p text:style-name="P25">An introduction should tell the reader why this work is interesting. </text:p>
      <text:p text:style-name="P27"/>
      <text:p text:style-name="P27">It should describe:</text:p>
      <text:list xml:id="list1152409748" text:style-name="WWNum4">
        <text:list-item>
          <text:p text:style-name="P135">the key topic(s)</text:p>
        </text:list-item>
        <text:list-item>
          <text:p text:style-name="P135">the problem(s) that you are solving</text:p>
        </text:list-item>
        <text:list-item>
          <text:p text:style-name="P135">references to the relevant work (for example: iperf)</text:p>
        </text:list-item>
        <text:list-item>
          <text:p text:style-name="P135">your approach to the solution</text:p>
        </text:list-item>
        <text:list-item>
          <text:p text:style-name="P135">limitations and outcomes </text:p>
        </text:list-item>
        <text:list-item>
          <text:p text:style-name="P135">how the rest of the document is organised</text:p>
        </text:list-item>
      </text:list>
      <text:p text:style-name="P50"/>
      <text:h text:style-name="P123" text:outline-level="1"><text:bookmark-start text:name="_Toc131105779"/><text:bookmark-start text:name="__RefHeading___Toc3452_177167968"/>Simpleperf<text:bookmark-end text:name="_Toc131105779"/><text:bookmark-end text:name="__RefHeading___Toc3452_177167968"/></text:h>
      <text:p text:style-name="Text_20_body"/>
      <text:p text:style-name="Text_20_body"><text:span text:style-name="T23">I’ve been tasked to create a simplified version of a program known as iperf, in a programming language called python, </text:span><text:span text:style-name="T24">using the socket library for networking</text:span><text:span text:style-name="T23">. After some trial end mostly error, I decided to try to make good use of custom classes in python, and defined four of them, I’ll discuss them later on. </text:span></text:p>
      <text:p text:style-name="Text_20_body"><text:span text:style-name="T23">The task we were given also defined a few arguments the user should be allowed to pass upon starting the python script. They needed to be parsed, and some of them needed to be validated and others was supposed to be set to default values if not specified. </text:span><text:span text:style-name="T25">The user should be able run the script and decide </text:span><text:soft-page-break/><text:span text:style-name="T25">between running a server or a client, by invoking the script as follows, </text:span><text:span text:style-name="T26">we use ‘-s’ for server calls and ‘-c’ for client</text:span></text:p>
      <text:p text:style-name="Text_20_body"><text:span text:style-name="Citation"><text:span text:style-name="T6">$ python3 simpleperf.py -</text:span></text:span><text:span text:style-name="Citation"><text:span text:style-name="T7">s</text:span></text:span></text:p>
      <text:p text:style-name="Text_20_body"><text:span text:style-name="Citation"><text:span text:style-name="T6">$ python3 simpleperf.py -</text:span></text:span><text:span text:style-name="Citation"><text:span text:style-name="T7">c</text:span></text:span></text:p>
      <text:p text:style-name="Text_20_body"><text:span text:style-name="T33">To run a test between t</text:span><text:span text:style-name="T34">w</text:span><text:span text:style-name="T33">o nodes on a network, the user needs to open a server, and have it successfully bind to an address or a port. By default a server attempts to bind to the local ipv4 address of the node it’s running on, by calling ifconfig on the node, and attempting to grab the address. </text:span><text:span text:style-name="T35">This works well for the nodes in mininet, but isn’t optimal for use outside that environment.</text:span><text:span text:style-name="T33"> If this fails, the server attempts to bind to 10.0.0.2 (Node:h1 in the network). The user may specify the address to bind to by invoking the script with the ‘’-</text:span><text:span text:style-name="T29">b</text:span><text:span text:style-name="T33"> &lt;address&gt;’’ flag, where &lt;address&gt; is an ipv4 address given with dotted decimal notation. </text:span><text:span text:style-name="T27">If no port is defined the program attempts to bind to port 8088.</text:span></text:p>
      <text:p text:style-name="Text_20_body"><text:span text:style-name="T27">If the program successfully binds to the address, </text:span><text:span text:style-name="T28">it opens a connection to the port, and listens for incoming connections from </text:span><text:span text:style-name="T29">clients. When a client connects, they are assigned a group, </text:span><text:span text:style-name="T30">and the server controls that all clients in the group are from the same connection. </text:span></text:p>
      <text:p text:style-name="Text_20_body"><text:span text:style-name="T30">I believe I’ve caught a bug here that a group of connections may contain connections from different clients, </text:span><text:span text:style-name="T32">if two different clients were to make parallel connections at the exact same time</text:span><text:span text:style-name="T30">. I haven’t been able to find a fix for this issue, so I merely perform a control, </text:span><text:span text:style-name="T36">then quit the program if the test is positive. </text:span><text:span text:style-name="T37">I haven’t been able to recreate this bug, so I believe that the chance for this to happen is rather small</text:span><text:span text:style-name="T36">.</text:span></text:p>
      <text:p text:style-name="Text_20_body"><text:span text:style-name="T36">W</text:span><text:span text:style-name="T38">hen starting a client, the user may set how many seconds to transfer bytes for or set how many bytes to transfer. To set the total amount of bytes to transfer the user may use the -n, -–</text:span><text:span text:style-name="T58">num, flag in conjunction with the -f. --format flag. The ‘format’ flag is set to ‘MB’ by default so if the user sets the ‘num’ flag with the number three, a total of 3MB will be transferred by the client.</text:span></text:p>
      <text:p text:style-name="Text_20_body">The user may NOT use the ‘num’ flag as follows:</text:p>
      <text:p text:style-name="Text_20_body"><text:span text:style-name="Citation">$ simpleperf -c -n 3</text:span><text:span text:style-name="Citation"><text:span text:style-name="T100">MB</text:span></text:span></text:p>
      <text:p text:style-name="Text_20_body"><text:span text:style-name="Citation"><text:span text:style-name="T46">T</text:span></text:span><text:span text:style-name="Citation"><text:span text:style-name="T47">he ‘num’ flag only accepts an integer.</text:span></text:span></text:p>
      <text:p text:style-name="Text_20_body"><text:span text:style-name="Citation"><text:span text:style-name="T46">My</text:span></text:span><text:span text:style-name="Citation"><text:span text:style-name="T45"> simpleperf </text:span></text:span><text:span text:style-name="Citation"><text:span text:style-name="T46">implementation</text:span></text:span><text:span text:style-name="Citation"><text:span text:style-name="T45"> relies on a few imported libraries:</text:span></text:span></text:p>
      <text:p text:style-name="Text_20_body"><text:span text:style-name="Citation"><text:span text:style-name="T60">re <text:s text:c="25"/><text:tab/><text:tab/>subprocess</text:span></text:span><text:span text:style-name="T3"><text:line-break/></text:span><text:span text:style-name="T59">sys <text:s text:c="24"/><text:tab/><text:tab/>argparse</text:span><text:span text:style-name="T3"><text:line-break/></text:span><text:span text:style-name="T59">socket <text:s text:c="20"/><text:tab/><text:tab/>threading</text:span><text:span text:style-name="T3"><text:line-break/></text:span><text:span text:style-name="T59">ipaddress <text:s text:c="18"/><text:tab/>time</text:span><text:span text:style-name="T3"><text:line-break/></text:span><text:span text:style-name="T59">json <text:s text:c="23"/><text:tab/><text:tab/>math</text:span></text:p>
      <text:p text:style-name="Text_20_body"><text:span text:style-name="Citation"><text:span text:style-name="T48">re is a regular expression library and is used to verify inputs from the user, such as ip addresses. I’ve used the re library in conjunction with the ipaddress library, since the ipaddress library recognises ‘10’ as an ipaddress and translates it to ‘0.0.0.10’. The task I was given specified that the user may only input ip</text:span></text:span><text:span text:style-name="Citation"><text:span text:style-name="T49">v4</text:span></text:span><text:span text:style-name="Citation"><text:span text:style-name="T48"> addresses with the dotted decimal notation.</text:span></text:span></text:p>
      <text:p text:style-name="Text_20_body"><text:soft-page-break/><text:span text:style-name="Citation"><text:span text:style-name="T16">Subprocess </text:span></text:span><text:span text:style-name="Citation"><text:span text:style-name="T39">is used to run ifconfig on the node, the program is running on, to grab an ip address to bind the server to, so that the user is saved this hastle.</text:span></text:span></text:p>
      <text:p text:style-name="Text_20_body"><text:span text:style-name="Citation"><text:span text:style-name="T57">Sys</text:span></text:span><text:span text:style-name="Citation"><text:span text:style-name="T48"> </text:span></text:span><text:span text:style-name="Citation"><text:span text:style-name="T50">is </text:span></text:span><text:span text:style-name="Citation"><text:span text:style-name="T48">primarly used to exit the program. Since all the input from the user is handled with argparse.</text:span></text:span></text:p>
      <text:p text:style-name="Text_20_body"><text:span text:style-name="Citation"><text:span text:style-name="T16">Argparse </text:span></text:span><text:span text:style-name="Citation"><text:span text:style-name="T39">is used to handle inputs from a user.</text:span></text:span></text:p>
      <text:p text:style-name="Text_20_body"><text:span text:style-name="Citation"><text:span text:style-name="T16">Socket </text:span></text:span><text:span text:style-name="Citation"><text:span text:style-name="T39">is used to connect a client to a host with tcp and ipv4 addressing. The library is then used to send bytes from a client to a server.</text:span></text:span></text:p>
      <text:p text:style-name="Text_20_body"><text:span text:style-name="Citation"><text:span text:style-name="T16">Threading </text:span></text:span><text:span text:style-name="Citation"><text:span text:style-name="T39">is used to run multiple parallel connections from a client to a server.</text:span></text:span></text:p>
      <text:p text:style-name="Text_20_body"><text:span text:style-name="Citation"><text:span text:style-name="T16">Time </text:span></text:span><text:span text:style-name="Citation"><text:span text:style-name="T41">calculate a time difference between the beginning of a transmission to the end, it’s also used to print the intervals in between if the interval flag is smaller than the total time.</text:span></text:span></text:p>
      <text:p text:style-name="Text_20_body"><text:span text:style-name="Citation"><text:span text:style-name="T16">Json </text:span></text:span><text:span text:style-name="Citation"><text:span text:style-name="T40">is</text:span></text:span><text:span text:style-name="Citation"><text:span text:style-name="T39"> used to send information about a connected client to the server. To let it know some information about the client, for example how many connections the server is to expect and the name of a group of clients.</text:span></text:span></text:p>
      <text:p text:style-name="Text_20_body"><text:span text:style-name="Citation"><text:span text:style-name="T16">Math i</text:span></text:span><text:span text:style-name="Citation"><text:span text:style-name="T39">s used to set the bytes threshold of a time constrained client to infinite.</text:span></text:span></text:p>
      <text:p text:style-name="Text_20_body"><text:span text:style-name="Citation"><text:span text:style-name="T39">After the client side has established all their connections and the server has verified their connections, they both start a clock and the transferring of bytes, the server receives that client sends. </text:span></text:span></text:p>
      <text:p text:style-name="Text_20_body"><text:span text:style-name="Citation"><text:span text:style-name="T51">When the client is done sending (they’ve reached the allotted time slot, or their byte threshold) they send a message containing the letters ‘BYE’ the server looks for this message, and when the server sees this message it stops the time </text:span></text:span><text:span text:style-name="Citation"><text:span text:style-name="T52">for this particular client</text:span></text:span><text:span text:style-name="Citation"><text:span text:style-name="T51">, and sends a message back relating that they’ve seen the message ‘ACK:BYE’. The client waits for this message before closing their end of the socket connection, </text:span></text:span><text:span text:style-name="Citation"><text:span text:style-name="T53">and stopping it’s time counter.</text:span></text:span></text:p>
      <text:p text:style-name="Text_20_body"><text:span text:style-name="Citation"><text:span text:style-name="T54">A print containing the name of a connection, seconds, total bytes and the rate for the whole duration is then printed on both the client and server side. </text:span></text:span><text:span text:style-name="Citation"><text:span text:style-name="T55">On the client side the program is finished and exits, on the server side we listen for a new connection. New connections may be received while we receive bytes to a server as well. The prints to screen may be garbled though. </text:span></text:span><text:span text:style-name="Citation"><text:span text:style-name="T56">The measurement on both the server and client is bound to be an underestimate of what may truly be the actual bandwidth, since both measurements waits for a notification to end the test.</text:span></text:span></text:p>
      <text:h text:style-name="P125" text:outline-level="1"><text:bookmark-start text:name="_Toc131105780"/><text:bookmark-start text:name="__RefHeading___Toc3454_177167968"/><text:span text:style-name="T3">Experimental setup</text:span><text:bookmark-end text:name="_Toc131105780"/><text:bookmark-end text:name="__RefHeading___Toc3454_177167968"/></text:h>
      <text:p text:style-name="P141"><text:line-break/><text:span text:style-name="T156">The network I</text:span><text:span text:style-name="T42">’m to evaluate has four links, nine end hosts, </text:span><text:span text:style-name="T43">divided into eight subnets, and is run </text:span><text:span text:style-name="T44">virtually </text:span><text:span text:style-name="T43">using mininet.</text:span><text:span text:style-name="T42"> </text:span></text:p>
      <text:p text:style-name="P141">Describe the virtual network/topology that you used to evaluate your simpleperf tool. Feel free to copy my image.</text:p>
      <text:h text:style-name="P126" text:outline-level="2"><text:bookmark-start text:name="__RefHeading___Toc3456_177167968"/>Performance evaluations<text:bookmark-end text:name="__RefHeading___Toc3456_177167968"/></text:h>
      <text:p text:style-name="P6"/>
      <text:h text:style-name="P126" text:outline-level="2"><text:bookmark-start text:name="_Toc131105782"/><text:bookmark-start text:name="__RefHeading___Toc3458_177167968"/><text:soft-page-break/>Network tools<text:bookmark-end text:name="_Toc131105782"/><text:bookmark-end text:name="__RefHeading___Toc3458_177167968"/></text:h>
      <text:p text:style-name="P43"/>
      <text:h text:style-name="P128" text:outline-level="3"><text:bookmark-start text:name="__RefHeading___Toc3460_177167968"/>Ping<text:bookmark-end text:name="__RefHeading___Toc3460_177167968"/></text:h>
      <text:p text:style-name="Text_20_body"><text:span text:style-name="Citation"><text:span text:style-name="T16">“send ICMP ECHO_REQUEST to network hosts” </text:span></text:span><text:reference-mark-start text:name="ZOTERO_ITEM CSL_CITATION {&quot;citationID&quot;:&quot;JZ3wd7oO&quot;,&quot;properties&quot;:{&quot;formattedCitation&quot;:&quot;(die.net, n.d.-b)&quot;,&quot;plainCitation&quot;:&quot;(die.net, n.d.-b)&quot;,&quot;noteIndex&quot;:0},&quot;citationItems&quot;:[{&quot;id&quot;:1,&quot;uris&quot;:[&quot;http://zotero.org/users/local/sgvjUIz4/items/EX3F7QV6&quot;],&quot;itemData&quot;:{&quot;id&quot;:1,&quot;type&quot;:&quot;webpage&quot;,&quot;title&quot;:&quot;ping(8)&quot;,&quot;URL&quot;:&quot;https://linux.die.net/man/8/ping&quot;,&quot;author&quot;:[{&quot;family&quot;:&quot;die.net&quot;,&quot;given&quot;:&quot;&quot;}],&quot;accessed&quot;:{&quot;date-parts&quot;:[[&quot;2023&quot;,4,12]]}}}],&quot;schema&quot;:&quot;https://github.com/citation-style-language/schema/raw/master/csl-citation.json&quot;} RNDHUxuk9YvIj"/><text:span text:style-name="Citation"><text:span text:style-name="T16">(die.net, n.d.-b).</text:span></text:span><text:reference-mark-end text:name="ZOTERO_ITEM CSL_CITATION {&quot;citationID&quot;:&quot;JZ3wd7oO&quot;,&quot;properties&quot;:{&quot;formattedCitation&quot;:&quot;(die.net, n.d.-b)&quot;,&quot;plainCitation&quot;:&quot;(die.net, n.d.-b)&quot;,&quot;noteIndex&quot;:0},&quot;citationItems&quot;:[{&quot;id&quot;:1,&quot;uris&quot;:[&quot;http://zotero.org/users/local/sgvjUIz4/items/EX3F7QV6&quot;],&quot;itemData&quot;:{&quot;id&quot;:1,&quot;type&quot;:&quot;webpage&quot;,&quot;title&quot;:&quot;ping(8)&quot;,&quot;URL&quot;:&quot;https://linux.die.net/man/8/ping&quot;,&quot;author&quot;:[{&quot;family&quot;:&quot;die.net&quot;,&quot;given&quot;:&quot;&quot;}],&quot;accessed&quot;:{&quot;date-parts&quot;:[[&quot;2023&quot;,4,12]]}}}],&quot;schema&quot;:&quot;https://github.com/citation-style-language/schema/raw/master/csl-citation.json&quot;} RNDHUxuk9YvIj"/></text:p>
      <text:p text:style-name="P138">ping sends an ICMP ECHO_REQUEST to a destination and times the ICMP ECHO_REPLY, if answered from the destination, calculating the RTT between the two nodes.</text:p>
      <text:h text:style-name="Heading_20_3" text:outline-level="3"><text:bookmark-start text:name="__RefHeading___Toc3462_177167968"/><text:span text:style-name="T16">Iperf</text:span><text:bookmark-end text:name="__RefHeading___Toc3462_177167968"/></text:h>
      <text:p text:style-name="P139"><text:span text:style-name="Citation"><text:span text:style-name="T16">“perform network throughput tests”</text:span></text:span><text:span text:style-name="T16"> </text:span><text:reference-mark-start text:name="ZOTERO_ITEM CSL_CITATION {&quot;citationID&quot;:&quot;mAvhVyVi&quot;,&quot;properties&quot;:{&quot;formattedCitation&quot;:&quot;(die.net, n.d.-a)&quot;,&quot;plainCitation&quot;:&quot;(die.net, n.d.-a)&quot;,&quot;noteIndex&quot;:0},&quot;citationItems&quot;:[{&quot;id&quot;:3,&quot;uris&quot;:[&quot;http://zotero.org/users/local/sgvjUIz4/items/V8JLFH3U&quot;],&quot;itemData&quot;:{&quot;id&quot;:3,&quot;type&quot;:&quot;webpage&quot;,&quot;abstract&quot;:&quot;perform network throughput tests - Linux man page&quot;,&quot;title&quot;:&quot;iperf(1)&quot;,&quot;URL&quot;:&quot;https://linux.die.net/man/1/iperf&quot;,&quot;author&quot;:[{&quot;family&quot;:&quot;die.net&quot;,&quot;given&quot;:&quot;&quot;}],&quot;accessed&quot;:{&quot;date-parts&quot;:[[&quot;2023&quot;,4,12]]}}}],&quot;schema&quot;:&quot;https://github.com/citation-style-language/schema/raw/master/csl-citation.json&quot;} RNDzgwk3cDqOw"/><text:span text:style-name="T16">(die.net, n.d.-a).</text:span><text:reference-mark-end text:name="ZOTERO_ITEM CSL_CITATION {&quot;citationID&quot;:&quot;mAvhVyVi&quot;,&quot;properties&quot;:{&quot;formattedCitation&quot;:&quot;(die.net, n.d.-a)&quot;,&quot;plainCitation&quot;:&quot;(die.net, n.d.-a)&quot;,&quot;noteIndex&quot;:0},&quot;citationItems&quot;:[{&quot;id&quot;:3,&quot;uris&quot;:[&quot;http://zotero.org/users/local/sgvjUIz4/items/V8JLFH3U&quot;],&quot;itemData&quot;:{&quot;id&quot;:3,&quot;type&quot;:&quot;webpage&quot;,&quot;abstract&quot;:&quot;perform network throughput tests - Linux man page&quot;,&quot;title&quot;:&quot;iperf(1)&quot;,&quot;URL&quot;:&quot;https://linux.die.net/man/1/iperf&quot;,&quot;author&quot;:[{&quot;family&quot;:&quot;die.net&quot;,&quot;given&quot;:&quot;&quot;}],&quot;accessed&quot;:{&quot;date-parts&quot;:[[&quot;2023&quot;,4,12]]}}}],&quot;schema&quot;:&quot;https://github.com/citation-style-language/schema/raw/master/csl-citation.json&quot;} RNDzgwk3cDqOw"/></text:p>
      <text:p text:style-name="P139"><text:span text:style-name="T20">To perform said network throughput tests, one must establish a connection between a server, to recieve traffic, and one or more clients to generate traffic. Iperf can run in both UDP and TCP mode.</text:span><text:span text:style-name="T19"> </text:span></text:p>
      <text:h text:style-name="P128" text:outline-level="3"><text:bookmark-start text:name="__RefHeading___Toc3464_177167968"/>Traceroute<text:bookmark-end text:name="__RefHeading___Toc3464_177167968"/></text:h>
      <text:p text:style-name="Text_20_body"><text:span text:style-name="Citation"><text:span text:style-name="T16">“print the route packets trace to network host”</text:span></text:span><text:span text:style-name="T16"> </text:span><text:reference-mark-start text:name="ZOTERO_ITEM CSL_CITATION {&quot;citationID&quot;:&quot;jYV2Crok&quot;,&quot;properties&quot;:{&quot;formattedCitation&quot;:&quot;(die.net, n.d.-c)&quot;,&quot;plainCitation&quot;:&quot;(die.net, n.d.-c)&quot;,&quot;noteIndex&quot;:0},&quot;citationItems&quot;:[{&quot;id&quot;:5,&quot;uris&quot;:[&quot;http://zotero.org/users/local/sgvjUIz4/items/J9ZHQ4EQ&quot;],&quot;itemData&quot;:{&quot;id&quot;:5,&quot;type&quot;:&quot;webpage&quot;,&quot;title&quot;:&quot;traceroute(8)&quot;,&quot;URL&quot;:&quot;https://linux.die.net/man/8/traceroute&quot;,&quot;author&quot;:[{&quot;family&quot;:&quot;die.net&quot;,&quot;given&quot;:&quot;&quot;}],&quot;accessed&quot;:{&quot;date-parts&quot;:[[&quot;2023&quot;,4,12]]}}}],&quot;schema&quot;:&quot;https://github.com/citation-style-language/schema/raw/master/csl-citation.json&quot;} RND6uUlfWXdV3"/><text:span text:style-name="T16">(die.net, n.d.-c).</text:span><text:reference-mark-end text:name="ZOTERO_ITEM CSL_CITATION {&quot;citationID&quot;:&quot;jYV2Crok&quot;,&quot;properties&quot;:{&quot;formattedCitation&quot;:&quot;(die.net, n.d.-c)&quot;,&quot;plainCitation&quot;:&quot;(die.net, n.d.-c)&quot;,&quot;noteIndex&quot;:0},&quot;citationItems&quot;:[{&quot;id&quot;:5,&quot;uris&quot;:[&quot;http://zotero.org/users/local/sgvjUIz4/items/J9ZHQ4EQ&quot;],&quot;itemData&quot;:{&quot;id&quot;:5,&quot;type&quot;:&quot;webpage&quot;,&quot;title&quot;:&quot;traceroute(8)&quot;,&quot;URL&quot;:&quot;https://linux.die.net/man/8/traceroute&quot;,&quot;author&quot;:[{&quot;family&quot;:&quot;die.net&quot;,&quot;given&quot;:&quot;&quot;}],&quot;accessed&quot;:{&quot;date-parts&quot;:[[&quot;2023&quot;,4,12]]}}}],&quot;schema&quot;:&quot;https://github.com/citation-style-language/schema/raw/master/csl-citation.json&quot;} RND6uUlfWXdV3"/></text:p>
      <text:p text:style-name="P142"><text:span text:style-name="T21">Tracerout</text:span><text:span text:style-name="T22">e </text:span></text:p>
      <text:h text:style-name="P126" text:outline-level="2"><text:bookmark-start text:name="_Toc131105783"/><text:bookmark-start text:name="__RefHeading___Toc3468_177167968"/>Performance metrics<text:bookmark-end text:name="_Toc131105783"/><text:bookmark-end text:name="__RefHeading___Toc3468_177167968"/></text:h>
      <text:p text:style-name="Standard"/>
      <text:p text:style-name="Text_20_body">There are several metrics to describe the performance of a network. They all describe different aspects of a network.</text:p>
      <text:list xml:id="list2617868239" text:style-name="Numbering_20_123">
        <text:list-item>
          <text:p text:style-name="P140">Bandwidth - <text:span text:style-name="T141">T</text:span>he <text:span text:style-name="T136">theoretical </text:span>amount of bytes per second a connection can handle.</text:p>
        </text:list-item>
        <text:list-item>
          <text:p text:style-name="P140">Throughput/Rate - The actual measured amount of bits transferred <text:span text:style-name="T137">through a connection</text:span></text:p>
        </text:list-item>
        <text:list-item>
          <text:p text:style-name="P140"><text:span text:style-name="T64">Round-Trip Time </text:span><text:span text:style-name="T140">(RTT) -</text:span><text:span text:style-name="T64"> </text:span><text:span text:style-name="T140">T</text:span><text:span text:style-name="T134">he time it takes for message to </text:span><text:span text:style-name="T135">be received and responded upon.</text:span></text:p>
        </text:list-item>
        <text:list-item>
          <text:p text:style-name="P140">Loss - amount of <text:span text:style-name="T66">dropped packages </text:span>between two nodes <text:span text:style-name="T66">on a network</text:span>.</text:p>
        </text:list-item>
        <text:list-item>
          <text:p text:style-name="P140">Jitter - biggest variance in delay between <text:span text:style-name="T142">a set of </text:span>packages</text:p>
        </text:list-item>
        <text:list-item>
          <text:p text:style-name="P140">Latency/<text:span text:style-name="T65">Delay -</text:span> <text:span text:style-name="T138">The time it takes for one message to completely arrive at a destination </text:span><text:span text:style-name="T139">after it has started leaving the source. </text:span><text:span text:style-name="T143">It’s made up of four different types of delay.</text:span></text:p>
          <text:list>
            <text:list-item>
              <text:p text:style-name="P140">Transmission delay – <text:span text:style-name="T144">How long it takes to place entire packet on the </text:span><text:span text:style-name="T145">outgoing</text:span><text:span text:style-name="T144"> link. <text:line-break/></text:span><text:span text:style-name="T146">Equal to the size of the message divided by the bandwidth of the link.</text:span></text:p>
            </text:list-item>
            <text:list-item>
              <text:p text:style-name="P140">Propogation delay – <text:span text:style-name="T145">The time it takes for a message to travel the length of a link. <text:line-break/></text:span><text:span text:style-name="T146">Equal to the length of the link divided by the speed of the link.</text:span></text:p>
            </text:list-item>
            <text:list-item>
              <text:p text:style-name="P140">Queueing delay – <text:span text:style-name="T145">The time a package spends waiting in a </text:span><text:span text:style-name="T146">switching unit’s </text:span><text:span text:style-name="T145">buffer before being processed. <text:line-break/></text:span><text:span text:style-name="T146">Variable, depended upon the traffic in the switching unit</text:span></text:p>
            </text:list-item>
            <text:list-item>
              <text:p text:style-name="P140">Processing delay – <text:span text:style-name="T145">The time it takes for a switching unit </text:span><text:span text:style-name="T146">or end host </text:span><text:span text:style-name="T145">to process </text:span><text:span text:style-name="T146">a</text:span><text:span text:style-name="T145"> package. </text:span></text:p>
              <text:p text:style-name="P140"><text:soft-page-break/>Not a variable and is the same between the different nodes on my network. <text:span text:style-name="T147">The Processing delay is often in the order of micro-seconds.</text:span></text:p>
            </text:list-item>
          </text:list>
        </text:list-item>
      </text:list>
      <text:p text:style-name="Text_20_body"/>
      <text:p text:style-name="Text_20_body">performance metrics that you use to evaluate your simpleperf tool.</text:p>
      <text:p text:style-name="P6"/>
      <text:h text:style-name="P127" text:outline-level="2"><text:bookmark-start text:name="__RefHeading___Toc3470_177167968"/><text:bookmark-start text:name="_Toc131105784"/>Test case 1: measuring bandwidth with iperf in UDP mode<text:bookmark-end text:name="__RefHeading___Toc3470_177167968"/><text:bookmark-end text:name="_Toc131105784"/></text:h>
      <text:p text:style-name="Standard"><text:span text:style-name="T4"/></text:p>
      <text:h text:style-name="P129" text:outline-level="3"><text:bookmark-start text:name="_Toc131105785"/><text:bookmark-start text:name="__RefHeading___Toc3472_177167968"/>Results<text:bookmark-end text:name="_Toc131105785"/><text:bookmark-end text:name="__RefHeading___Toc3472_177167968"/></text:h>
      <text:p text:style-name="P21"/>
      <table:table table:name="Table1" table:style-name="Table1" table:template-name="Academic">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51">nodes</text:p>
          </table:table-cell>
          <table:table-cell table:style-name="Table1.A1" office:value-type="string">
            <text:p text:style-name="P52">Interval</text:p>
          </table:table-cell>
          <table:table-cell table:style-name="Table1.A1" office:value-type="string">
            <text:p text:style-name="P52">Transfer</text:p>
          </table:table-cell>
          <table:table-cell table:style-name="Table1.A1" office:value-type="string">
            <text:p text:style-name="P52">Bandwidth</text:p>
          </table:table-cell>
          <table:table-cell table:style-name="Table1.A1" office:value-type="string">
            <text:p text:style-name="P52">Jitter</text:p>
          </table:table-cell>
          <table:table-cell table:style-name="Table1.A1" office:value-type="string">
            <text:p text:style-name="P52">Lost/Total</text:p>
          </table:table-cell>
          <table:table-cell table:style-name="Table1.A1" office:value-type="string">
            <text:p text:style-name="P53">Percent-<text:line-break/>loss</text:p>
          </table:table-cell>
        </table:table-row>
        <table:table-row>
          <table:table-cell table:style-name="Table1.A2" office:value-type="string">
            <text:p text:style-name="P54"><text:span text:style-name="Citation">h</text:span><text:span text:style-name="Citation"><text:span text:style-name="T83">1</text:span></text:span><text:span text:style-name="Citation">→h</text:span><text:span text:style-name="Citation"><text:span text:style-name="T83">4</text:span></text:span></text:p>
          </table:table-cell>
          <table:table-cell table:style-name="Table1.A2" office:value-type="string">
            <text:p text:style-name="P55"><text:span text:style-name="Citation">10.4 </text:span><text:span text:style-name="Citation"><text:span text:style-name="T84">s</text:span></text:span></text:p>
          </table:table-cell>
          <table:table-cell table:style-name="Table1.A2" office:value-type="string">
            <text:p text:style-name="P56"><text:span text:style-name="Citation">36.1 MB</text:span></text:p>
          </table:table-cell>
          <table:table-cell table:style-name="Table1.A2" office:value-type="string">
            <text:p text:style-name="P56"><text:span text:style-name="Citation">29.2 </text:span><text:span text:style-name="Citation"><text:span text:style-name="T84">Mbps</text:span></text:span></text:p>
          </table:table-cell>
          <table:table-cell table:style-name="Table1.A2" office:value-type="string">
            <text:p text:style-name="P56"><text:span text:style-name="Citation">0.0</text:span><text:span text:style-name="Citation"><text:span text:style-name="T85">7 </text:span></text:span><text:span text:style-name="Citation">ms</text:span></text:p>
          </table:table-cell>
          <table:table-cell table:style-name="Table1.A2" office:value-type="string">
            <text:p text:style-name="P56"><text:span text:style-name="Citation">63415/89167</text:span></text:p>
          </table:table-cell>
          <table:table-cell table:style-name="Table1.A2" office:value-type="string">
            <text:p text:style-name="P56"><text:span text:style-name="Citation">71%</text:span></text:p>
          </table:table-cell>
        </table:table-row>
        <table:table-row>
          <table:table-cell table:style-name="Table1.A2" office:value-type="string">
            <text:p text:style-name="P54"><text:span text:style-name="Citation">h1→h9</text:span></text:p>
          </table:table-cell>
          <table:table-cell table:style-name="Table1.A2" office:value-type="string">
            <text:p text:style-name="P56"><text:span text:style-name="Citation">10.6 </text:span><text:span text:style-name="Citation"><text:span text:style-name="T86">s</text:span></text:span></text:p>
          </table:table-cell>
          <table:table-cell table:style-name="Table1.A2" office:value-type="string">
            <text:p text:style-name="P56"><text:span text:style-name="Citation">24.5 </text:span><text:span text:style-name="Citation"><text:span text:style-name="T86">MB</text:span></text:span></text:p>
          </table:table-cell>
          <table:table-cell table:style-name="Table1.A2" office:value-type="string">
            <text:p text:style-name="P56"><text:span text:style-name="Citation">19.4 </text:span><text:span text:style-name="Citation"><text:span text:style-name="T87">Mbps</text:span></text:span></text:p>
          </table:table-cell>
          <table:table-cell table:style-name="Table1.A2" office:value-type="string">
            <text:p text:style-name="P56"><text:span text:style-name="Citation">0.053 </text:span><text:span text:style-name="Citation"><text:span text:style-name="T86">ms</text:span></text:span></text:p>
          </table:table-cell>
          <table:table-cell table:style-name="Table1.A2" office:value-type="string">
            <text:p text:style-name="P56"><text:span text:style-name="Citation">71679/89166</text:span></text:p>
          </table:table-cell>
          <table:table-cell table:style-name="Table1.A2" office:value-type="string">
            <text:p text:style-name="P91"><text:span text:style-name="Citation"><text:span text:style-name="T3">8</text:span></text:span><text:span text:style-name="Citation"><text:span text:style-name="T5">0%</text:span></text:span></text:p>
          </table:table-cell>
        </table:table-row>
        <table:table-row>
          <table:table-cell table:style-name="Table1.A4" office:value-type="string">
            <text:p text:style-name="P54"><text:span text:style-name="Citation">h7→h9</text:span></text:p>
          </table:table-cell>
          <table:table-cell table:style-name="Table1.A4" office:value-type="string">
            <text:p text:style-name="P92"><text:span text:style-name="Citation"><text:span text:style-name="T3">10.6 s</text:span></text:span></text:p>
          </table:table-cell>
          <table:table-cell table:style-name="Table1.A4" office:value-type="string">
            <text:p text:style-name="P92"><text:span text:style-name="Citation"><text:span text:style-name="T3">24.5 MB</text:span></text:span></text:p>
          </table:table-cell>
          <table:table-cell table:style-name="Table1.A4" office:value-type="string">
            <text:p text:style-name="P92"><text:span text:style-name="Citation"><text:span text:style-name="T3">19.4 Mbps</text:span></text:span></text:p>
          </table:table-cell>
          <table:table-cell table:style-name="Table1.A4" office:value-type="string">
            <text:p text:style-name="P56"><text:span text:style-name="Citation">0.051 </text:span><text:span text:style-name="Citation"><text:span text:style-name="T87">ms</text:span></text:span></text:p>
          </table:table-cell>
          <table:table-cell table:style-name="Table1.A4" office:value-type="string">
            <text:p text:style-name="P56"><text:span text:style-name="Citation">71679/89166</text:span></text:p>
          </table:table-cell>
          <table:table-cell table:style-name="Table1.A4" office:value-type="string">
            <text:p text:style-name="P92"><text:span text:style-name="Citation"><text:span text:style-name="T3">80%</text:span></text:span></text:p>
          </table:table-cell>
        </table:table-row>
      </table:table>
      <text:p text:style-name="P22"/>
      <text:p text:style-name="P23">To be certain I ran the tests “both ways” and the reports are all looking about the same.</text:p>
      <text:p text:style-name="P23"/>
      <text:h text:style-name="P129" text:outline-level="3"><text:bookmark-start text:name="_Toc131105786"/><text:bookmark-start text:name="__RefHeading___Toc3474_177167968"/>Discussion<text:bookmark-end text:name="_Toc131105786"/><text:bookmark-end text:name="__RefHeading___Toc3474_177167968"/></text:h>
      <text:p text:style-name="Text_20_body"><text:span text:style-name="T101">In general, t</text:span>o measure the available bandwidth between two nodes we need to send a meaningful amount of data, I’ve decided to start with 100Mbps since it’s a nice big round number, <text:span text:style-name="T67">if this all successfully sent, with no big issues or packet-loss, I’ll attempt to send with 500Mbps. </text:span><text:span text:style-name="T70">Gradually increasing until the transmission starts loosing packets, this will tell me the total bandwidth of a connection</text:span><text:span text:style-name="T67">. </text:span><text:span text:style-name="T72">Since we are using UDP mode, we don’</text:span><text:span text:style-name="T73">t have to worry about congestion control or any of the like, we just transfer as much as we can and read what the server responds as received packages.</text:span></text:p>
      <text:p text:style-name="Text_20_body"><text:span text:style-name="T67">An issue here is that I might overload the network, or ‘hog’ it for some amount of time, </text:span><text:span text:style-name="T68">but to find the actual bandwidth </text:span><text:span text:style-name="T82">of </text:span><text:span text:style-name="T68">a network, I need to stress it. </text:span><text:span text:style-name="T71">Therefore I </text:span><text:span text:style-name="T68">should perform my tests when I believe the network is under minimal load. So that I don</text:span><text:span text:style-name="T69">’t prohibit others from performing their tasks and my tests aren’t affected by others.</text:span></text:p>
      <text:p text:style-name="Text_20_body">A client transmitting at 100Mbps <text:span text:style-name="T74">in UDP mode has no way of knowing what the server might receive, so cleverly enough the server transmits a report about how the transmission went. </text:span><text:span text:style-name="T149">If no significant amount of datagrams </text:span><text:span text:style-name="T150">are</text:span><text:span text:style-name="T149"> lost between the nodes, we wouldn’t be able to say anything about the bandwidth between </text:span><text:span text:style-name="T151">said</text:span><text:span text:style-name="T149"> nodes. </text:span><text:span text:style-name="T78">Say we were to run the same test with 2Mbps on two different connections, one with 200Mbps bandwidth the other with 5Mbps. </text:span><text:span text:style-name="T79">B</text:span><text:span text:style-name="T78">oth these connections can service the datastream without any major issues, which means we can’t infer any difference between the </text:span><text:span text:style-name="T80">two </text:span><text:span text:style-name="T78">connections.</text:span><text:span text:style-name="T77"> </text:span></text:p>
      <text:p text:style-name="Text_20_body"><text:span text:style-name="T102">h1 → h4</text:span><text:line-break/>Here we can see that the transmission lasted for about 10 seconds, during that time the serve<text:span text:style-name="T103">r</text:span> received 36.1MB at a rate of 29.2Mbps, <text:span text:style-name="T75">The jitter (or variance in latency) is quite low at 0.0</text:span><text:span text:style-name="T103">7</text:span><text:span text:style-name="T75">ms </text:span><text:span text:style-name="T76">and we can see that about 71 percent of datagrams got lost on the way between the nodes.</text:span></text:p>
      <text:p text:style-name="Text_20_body"><text:soft-page-break/>Since I’m completely alone and have the topology script for this particular <text:span text:style-name="T153">mininet network I can clearly see what to expect. The connection between h1 and h4 has to go through both L1 and L2, and that L2 is the bottleneck of the two at 30Mbps. </text:span><text:span text:style-name="T81">Which we can see is about the same as the report at 29.2Mbps. </text:span></text:p>
      <text:p text:style-name="Text_20_body"><text:span text:style-name="T108">h1→h9 </text:span><text:span text:style-name="T152">and <text:s/></text:span><text:span text:style-name="T108">h7→h9<text:line-break/></text:span><text:span text:style-name="T12">We can clearly see that </text:span><text:span text:style-name="T14">both connections</text:span><text:span text:style-name="T12"> have about the same </text:span><text:span text:style-name="T15">b</text:span><text:span text:style-name="T12">andwidth between them. From the topology script we can read that they share the same bottleneck L3 at 20 Mbps. </text:span><text:span text:style-name="T13">Which again is about what we can read from the tests.</text:span></text:p>
      <text:h text:style-name="Heading_20_2" text:outline-level="2"><text:bookmark-start text:name="__RefHeading___Toc3843_177167968"/><text:bookmark-start text:name="_Toc131105787"/>case 2: link latency and throughput<text:bookmark-end text:name="__RefHeading___Toc3843_177167968"/><text:bookmark-end text:name="_Toc131105787"/></text:h>
      <text:p text:style-name="P6"/>
      <text:p text:style-name="P11">Round-Trip Time (RTT) is the time it takes for a <text:span text:style-name="T89">message to be sent to a node and for the response to come back to the original sender.</text:span></text:p>
      <text:p text:style-name="P12"/>
      <text:h text:style-name="P129" text:outline-level="3"><text:bookmark-start text:name="_Toc131105788"/><text:bookmark-start text:name="__RefHeading___Toc3478_177167968"/>Results<text:bookmark-end text:name="_Toc131105788"/><text:bookmark-end text:name="__RefHeading___Toc3478_177167968"/></text:h>
      <text:p text:style-name="P36">Latency:</text:p>
      <table:table table:name="Table2" table:style-name="Table2" table:template-name="Academic">
        <table:table-column table:style-name="Table2.A" table:number-columns-repeated="2"/>
        <table:table-column table:style-name="Table2.C"/>
        <table:table-column table:style-name="Table2.A"/>
        <table:table-column table:style-name="Table2.C" table:number-columns-repeated="2"/>
        <table:table-row>
          <table:table-cell table:style-name="Table2.A1" office:value-type="string">
            <text:p text:style-name="P96">Link</text:p>
          </table:table-cell>
          <table:table-cell table:style-name="Table2.A1" office:value-type="string">
            <text:p text:style-name="P96">Sent/received</text:p>
          </table:table-cell>
          <table:table-cell table:style-name="Table2.A1" office:value-type="string">
            <text:p text:style-name="P96">Min</text:p>
          </table:table-cell>
          <table:table-cell table:style-name="Table2.A1" office:value-type="string">
            <text:p text:style-name="P96">Avg</text:p>
          </table:table-cell>
          <table:table-cell table:style-name="Table2.A1" office:value-type="string">
            <text:p text:style-name="P96">Max</text:p>
          </table:table-cell>
          <table:table-cell table:style-name="Table2.A1" office:value-type="string">
            <text:p text:style-name="P96">mdev</text:p>
          </table:table-cell>
        </table:table-row>
        <table:table-row table:style-name="Table2.2">
          <table:table-cell table:style-name="Table2.A2" office:value-type="string">
            <text:p text:style-name="P96"><text:span text:style-name="Citation">L1</text:span></text:p>
          </table:table-cell>
          <table:table-cell table:style-name="Table2.A2" office:value-type="string">
            <text:p text:style-name="P95"><text:span text:style-name="Citation">25 / 25</text:span></text:p>
          </table:table-cell>
          <table:table-cell table:style-name="Table2.A2" office:value-type="string">
            <text:p text:style-name="P99"><text:span text:style-name="Citation">21.182 </text:span><text:span text:style-name="Citation"><text:span text:style-name="T88">ms</text:span></text:span></text:p>
          </table:table-cell>
          <table:table-cell table:style-name="Table2.A2" office:value-type="string">
            <text:p text:style-name="P99"><text:span text:style-name="Citation">21.297 </text:span><text:span text:style-name="Citation"><text:span text:style-name="T88">ms</text:span></text:span></text:p>
          </table:table-cell>
          <table:table-cell table:style-name="Table2.A2" office:value-type="string">
            <text:p text:style-name="P99"><text:span text:style-name="Citation">21.559 </text:span><text:span text:style-name="Citation"><text:span text:style-name="T88">ms</text:span></text:span></text:p>
          </table:table-cell>
          <table:table-cell table:style-name="Table2.A2" office:value-type="string">
            <text:p text:style-name="P99"><text:span text:style-name="Citation">0.110 </text:span><text:span text:style-name="Citation"><text:span text:style-name="T88">ms</text:span></text:span></text:p>
          </table:table-cell>
        </table:table-row>
        <table:table-row>
          <table:table-cell table:style-name="Table2.A2" office:value-type="string">
            <text:p text:style-name="P96"><text:span text:style-name="Citation">L2</text:span></text:p>
          </table:table-cell>
          <table:table-cell table:style-name="Table2.A2" office:value-type="string">
            <text:p text:style-name="P95"><text:span text:style-name="Citation">25 / 25</text:span></text:p>
          </table:table-cell>
          <table:table-cell table:style-name="Table2.A2" office:value-type="string">
            <text:p text:style-name="P99"><text:span text:style-name="Citation">40.009 </text:span><text:span text:style-name="Citation"><text:span text:style-name="T88">ms</text:span></text:span></text:p>
          </table:table-cell>
          <table:table-cell table:style-name="Table2.A2" office:value-type="string">
            <text:p text:style-name="P99"><text:span text:style-name="Citation">40.041 </text:span><text:span text:style-name="Citation"><text:span text:style-name="T88">ms</text:span></text:span></text:p>
          </table:table-cell>
          <table:table-cell table:style-name="Table2.A2" office:value-type="string">
            <text:p text:style-name="P99"><text:span text:style-name="Citation">40.161 </text:span><text:span text:style-name="Citation"><text:span text:style-name="T88">ms</text:span></text:span></text:p>
          </table:table-cell>
          <table:table-cell table:style-name="Table2.A2" office:value-type="string">
            <text:p text:style-name="P99"><text:span text:style-name="Citation">0.039 </text:span><text:span text:style-name="Citation"><text:span text:style-name="T88">ms</text:span></text:span></text:p>
          </table:table-cell>
        </table:table-row>
        <table:table-row>
          <table:table-cell table:style-name="Table2.A4" office:value-type="string">
            <text:p text:style-name="P96"><text:span text:style-name="Citation">L3</text:span></text:p>
          </table:table-cell>
          <table:table-cell table:style-name="Table2.A4" office:value-type="string">
            <text:p text:style-name="P95"><text:span text:style-name="Citation">25 / 25</text:span></text:p>
          </table:table-cell>
          <table:table-cell table:style-name="Table2.A4" office:value-type="string">
            <text:p text:style-name="P99"><text:span text:style-name="Citation">20.224 </text:span><text:span text:style-name="Citation"><text:span text:style-name="T88">ms</text:span></text:span></text:p>
          </table:table-cell>
          <table:table-cell table:style-name="Table2.A4" office:value-type="string">
            <text:p text:style-name="P99"><text:span text:style-name="Citation">20.274 </text:span><text:span text:style-name="Citation"><text:span text:style-name="T88">ms</text:span></text:span></text:p>
          </table:table-cell>
          <table:table-cell table:style-name="Table2.A4" office:value-type="string">
            <text:p text:style-name="P99"><text:span text:style-name="Citation">20.483 </text:span><text:span text:style-name="Citation"><text:span text:style-name="T88">ms</text:span></text:span></text:p>
          </table:table-cell>
          <table:table-cell table:style-name="Table2.A4" office:value-type="string">
            <text:p text:style-name="P99"><text:span text:style-name="Citation">0.073 </text:span><text:span text:style-name="Citation"><text:span text:style-name="T88">ms</text:span></text:span></text:p>
          </table:table-cell>
        </table:table-row>
      </table:table>
      <text:p text:style-name="P37"/>
      <text:p text:style-name="P38">Traceroute:</text:p>
      <table:table table:name="Table4" table:style-name="Table4" table:template-name="Academic">
        <table:table-column table:style-name="Table4.A"/>
        <table:table-column table:style-name="Table4.B"/>
        <table:table-column table:style-name="Table4.C"/>
        <table:table-column table:style-name="Table4.B"/>
        <table:table-column table:style-name="Table4.C"/>
        <table:table-column table:style-name="Table4.F"/>
        <table:table-row table:style-name="Table4.1">
          <table:table-cell table:style-name="Table4.A1" office:value-type="string">
            <text:p text:style-name="P102"/>
          </table:table-cell>
          <table:table-cell table:style-name="Table4.A1" office:value-type="string">
            <text:p text:style-name="P105">r1</text:p>
          </table:table-cell>
          <table:table-cell table:style-name="Table4.A1" office:value-type="string">
            <text:p text:style-name="P105">r2</text:p>
          </table:table-cell>
          <table:table-cell table:style-name="Table4.A1" office:value-type="string">
            <text:p text:style-name="P105">r3</text:p>
          </table:table-cell>
          <table:table-cell table:style-name="Table4.A1" office:value-type="string">
            <text:p text:style-name="P105">r4</text:p>
          </table:table-cell>
          <table:table-cell table:style-name="Table4.A1" office:value-type="string">
            <text:p text:style-name="P106">h9</text:p>
          </table:table-cell>
        </table:table-row>
        <table:table-row table:style-name="Table4.1">
          <table:table-cell table:style-name="Table4.A2" office:value-type="string">
            <text:p text:style-name="P103"><text:span text:style-name="Citation">h1 </text:span><text:span text:style-name="Citation"><text:span text:style-name="T108">→</text:span></text:span><text:span text:style-name="Citation"> h9</text:span></text:p>
          </table:table-cell>
          <table:table-cell table:style-name="Table4.A2" office:value-type="string">
            <text:p text:style-name="P100"><text:span text:style-name="Citation">1.202 ms</text:span></text:p>
          </table:table-cell>
          <table:table-cell table:style-name="Table4.A2" office:value-type="string">
            <text:p text:style-name="P106"><text:span text:style-name="Citation">20.903 ms</text:span></text:p>
          </table:table-cell>
          <table:table-cell table:style-name="Table4.A2" office:value-type="string">
            <text:p text:style-name="P100"><text:span text:style-name="Citation">60.981 ms</text:span></text:p>
          </table:table-cell>
          <table:table-cell table:style-name="Table4.A2" office:value-type="string">
            <text:p text:style-name="P100"><text:span text:style-name="Citation">81.616 ms</text:span></text:p>
          </table:table-cell>
          <table:table-cell table:style-name="Table4.A2" office:value-type="string">
            <text:p text:style-name="P100"><text:span text:style-name="Citation">81.643 ms</text:span></text:p>
          </table:table-cell>
        </table:table-row>
        <table:table-row table:style-name="Table4.3">
          <table:table-cell table:style-name="Table4.A2" office:value-type="string">
            <text:p text:style-name="P100"/>
          </table:table-cell>
          <table:table-cell table:style-name="Table4.B3">
            <text:p text:style-name="P100"/>
          </table:table-cell>
          <table:table-cell table:style-name="Table4.B3">
            <text:p text:style-name="P100"/>
          </table:table-cell>
          <table:table-cell table:style-name="Table4.B3">
            <text:p text:style-name="P100"/>
          </table:table-cell>
          <table:table-cell table:style-name="Table4.B3">
            <text:p text:style-name="P100"/>
          </table:table-cell>
          <table:table-cell table:style-name="Table4.B3">
            <text:p text:style-name="P100"/>
          </table:table-cell>
        </table:table-row>
        <table:table-row table:style-name="Table4.1">
          <table:table-cell table:style-name="Table4.A4" office:value-type="string">
            <text:p text:style-name="P100"/>
          </table:table-cell>
          <table:table-cell table:style-name="Table4.B4" office:value-type="string">
            <text:p text:style-name="P106">r4</text:p>
          </table:table-cell>
          <table:table-cell table:style-name="Table4.C4" office:value-type="string">
            <text:p text:style-name="P106">r3</text:p>
          </table:table-cell>
          <table:table-cell table:style-name="Table4.D4" office:value-type="string">
            <text:p text:style-name="P106">r2</text:p>
          </table:table-cell>
          <table:table-cell table:style-name="Table4.E4" office:value-type="string">
            <text:p text:style-name="P106">r1</text:p>
          </table:table-cell>
          <table:table-cell table:style-name="Table4.F4" office:value-type="string">
            <text:p text:style-name="P106">h1</text:p>
          </table:table-cell>
        </table:table-row>
        <table:table-row table:style-name="Table4.5">
          <table:table-cell table:style-name="Table4.A5" office:value-type="string">
            <text:p text:style-name="P106"><text:span text:style-name="Citation">h9 -&gt; h1</text:span></text:p>
          </table:table-cell>
          <table:table-cell table:style-name="Table4.B5" office:value-type="string">
            <text:p text:style-name="P100"><text:span text:style-name="Citation">0.026 ms</text:span></text:p>
          </table:table-cell>
          <table:table-cell table:style-name="Table4.C5" office:value-type="string">
            <text:p text:style-name="P100"><text:span text:style-name="Citation">20.051 ms</text:span></text:p>
          </table:table-cell>
          <table:table-cell table:style-name="Table4.D5" office:value-type="string">
            <text:p text:style-name="P100"><text:span text:style-name="Citation">60.260 ms</text:span></text:p>
          </table:table-cell>
          <table:table-cell table:style-name="Table4.E5" office:value-type="string">
            <text:p text:style-name="P100"><text:span text:style-name="Citation">80.405 ms</text:span></text:p>
          </table:table-cell>
          <table:table-cell table:style-name="Table4.F5" office:value-type="string">
            <text:p text:style-name="P100"><text:span text:style-name="Citation">81.200 ms</text:span></text:p>
          </table:table-cell>
        </table:table-row>
      </table:table>
      <text:p text:style-name="P13"/>
      <text:p text:style-name="P39">Throughput:</text:p>
      <table:table table:name="Table3" table:style-name="Table3" table:template-name="Academic">
        <table:table-column table:style-name="Table3.A" table:number-columns-repeated="2"/>
        <table:table-column table:style-name="Table3.C"/>
        <table:table-column table:style-name="Table3.D"/>
        <table:table-row>
          <table:table-cell table:style-name="Table3.A1" office:value-type="string">
            <text:p text:style-name="P109">Link</text:p>
          </table:table-cell>
          <table:table-cell table:style-name="Table3.A1" office:value-type="string">
            <text:p text:style-name="P109">time</text:p>
          </table:table-cell>
          <table:table-cell table:style-name="Table3.A1" office:value-type="string">
            <text:p text:style-name="P100">Sent / Received</text:p>
          </table:table-cell>
          <table:table-cell table:style-name="Table3.A1" office:value-type="string">
            <text:p text:style-name="P100">Bandwidth</text:p>
          </table:table-cell>
        </table:table-row>
        <table:table-row table:style-name="Table3.2">
          <table:table-cell table:style-name="Table3.A2" office:value-type="string">
            <text:p text:style-name="P109"><text:span text:style-name="Citation">L1 </text:span><text:span text:style-name="Citation"><text:span text:style-name="T92">client</text:span></text:span></text:p>
          </table:table-cell>
          <table:table-cell table:style-name="Table3.B2" office:value-type="string">
            <text:p text:style-name="P100"><text:span text:style-name="Citation">25.03 s</text:span></text:p>
          </table:table-cell>
          <table:table-cell table:style-name="Table3.B2" office:value-type="string">
            <text:p text:style-name="P100"><text:span text:style-name="Citation">133.73 MB</text:span></text:p>
          </table:table-cell>
          <table:table-cell table:style-name="Table3.D2" office:value-type="string">
            <text:p text:style-name="P100"><text:span text:style-name="Citation">42.74 Mbps</text:span></text:p>
          </table:table-cell>
        </table:table-row>
        <table:table-row>
          <table:table-cell table:style-name="Table3.A3" office:value-type="string">
            <text:p text:style-name="P108"><text:span text:style-name="Citation">L1 server</text:span></text:p>
          </table:table-cell>
          <table:table-cell table:style-name="Table3.B3" office:value-type="string">
            <text:p text:style-name="P100"><text:span text:style-name="Citation">28.32 s </text:span></text:p>
          </table:table-cell>
          <table:table-cell table:style-name="Table3.B3" office:value-type="string">
            <text:p text:style-name="P100"><text:span text:style-name="Citation">133.73 MB</text:span></text:p>
          </table:table-cell>
          <table:table-cell table:style-name="Table3.D3" office:value-type="string">
            <text:p text:style-name="P100"><text:span text:style-name="Citation">37.78 Mbps</text:span></text:p>
          </table:table-cell>
        </table:table-row>
        <table:table-row>
          <table:table-cell table:style-name="Table3.A2" office:value-type="string">
            <text:p text:style-name="P109"><text:span text:style-name="Citation">L2 </text:span><text:span text:style-name="Citation"><text:span text:style-name="T92">client</text:span></text:span></text:p>
          </table:table-cell>
          <table:table-cell table:style-name="Table3.B2" office:value-type="string">
            <text:p text:style-name="P100"><text:span text:style-name="Citation">25.0</text:span><text:span text:style-name="Citation"><text:span text:style-name="T94">3 </text:span></text:span><text:span text:style-name="Citation"><text:span text:style-name="T90">s</text:span></text:span></text:p>
          </table:table-cell>
          <table:table-cell table:style-name="Table3.B2" office:value-type="string">
            <text:p text:style-name="P100"><text:span text:style-name="Citation">10</text:span><text:span text:style-name="Citation"><text:span text:style-name="T94">3</text:span></text:span><text:span text:style-name="Citation">.</text:span><text:span text:style-name="Citation"><text:span text:style-name="T94">8 </text:span></text:span><text:span text:style-name="Citation">MB</text:span></text:p>
          </table:table-cell>
          <table:table-cell table:style-name="Table3.D2" office:value-type="string">
            <text:p text:style-name="P100"><text:span text:style-name="Citation">3</text:span><text:span text:style-name="Citation"><text:span text:style-name="T94">3</text:span></text:span><text:span text:style-name="Citation">.1</text:span><text:span text:style-name="Citation"><text:span text:style-name="T94">7 </text:span></text:span><text:span text:style-name="Citation">Mbps</text:span></text:p>
          </table:table-cell>
        </table:table-row>
        <table:table-row>
          <table:table-cell table:style-name="Table3.A3" office:value-type="string">
            <text:p text:style-name="P108"><text:span text:style-name="Citation">L2 server</text:span></text:p>
          </table:table-cell>
          <table:table-cell table:style-name="Table3.B3" office:value-type="string">
            <text:p text:style-name="P100"><text:span text:style-name="Citation">29.38 s</text:span></text:p>
          </table:table-cell>
          <table:table-cell table:style-name="Table3.B3" office:value-type="string">
            <text:p text:style-name="P107"><text:span text:style-name="Citation">103.8 MB</text:span></text:p>
          </table:table-cell>
          <table:table-cell table:style-name="Table3.D3" office:value-type="string">
            <text:p text:style-name="P100"><text:span text:style-name="Citation">28.27 Mbps</text:span></text:p>
          </table:table-cell>
        </table:table-row>
        <table:table-row>
          <table:table-cell table:style-name="Table3.A6" office:value-type="string">
            <text:p text:style-name="P109"><text:span text:style-name="Citation">L3 </text:span><text:span text:style-name="Citation"><text:span text:style-name="T92">client</text:span></text:span></text:p>
          </table:table-cell>
          <table:table-cell table:style-name="Table3.B6" office:value-type="string">
            <text:p text:style-name="P100"><text:span text:style-name="Citation">25.0</text:span><text:span text:style-name="Citation"><text:span text:style-name="T93">3 </text:span></text:span><text:span text:style-name="Citation">s</text:span></text:p>
          </table:table-cell>
          <table:table-cell table:style-name="Table3.B6" office:value-type="string">
            <text:p text:style-name="P100"><text:span text:style-name="Citation">69.82 MB</text:span></text:p>
          </table:table-cell>
          <table:table-cell table:style-name="Table3.D6" office:value-type="string">
            <text:p text:style-name="P100"><text:span text:style-name="Citation">22.32 Mbps</text:span></text:p>
          </table:table-cell>
        </table:table-row>
        <table:table-row>
          <table:table-cell table:style-name="Table3.A7" office:value-type="string">
            <text:p text:style-name="P108"><text:span text:style-name="Citation">L3 server</text:span></text:p>
          </table:table-cell>
          <table:table-cell table:style-name="Table3.B7" office:value-type="string">
            <text:p text:style-name="P100"><text:span text:style-name="Citation">29.53 </text:span><text:span text:style-name="Citation"><text:span text:style-name="T93">s</text:span></text:span></text:p>
          </table:table-cell>
          <table:table-cell table:style-name="Table3.B7" office:value-type="string">
            <text:p text:style-name="P100"><text:span text:style-name="Citation">69.82 MB</text:span></text:p>
          </table:table-cell>
          <table:table-cell table:style-name="Table3.D7" office:value-type="string">
            <text:p text:style-name="P100"><text:span text:style-name="Citation">18.92 Mbps</text:span></text:p>
          </table:table-cell>
        </table:table-row>
      </table:table>
      <text:p text:style-name="P14"/>
      <text:p text:style-name="P40">I have changed how I’ve implemented simpleperf after performing this test, now the client’s time is stopped after receiving an ‘ack’ from the server, as specified in the portfolio-guideline. All tests after this has been done with this updated version of simpleperf. Still I felt this discussion here is still relevant <text:span text:style-name="T111">and I didn’t want to loose it. </text:span><text:span text:style-name="T118">I’ll only use the statements from the client moving forward.</text:span></text:p>
      <text:p text:style-name="P14"/>
      <text:h text:style-name="P129" text:outline-level="3"><text:bookmark-start text:name="_Toc131105789"/><text:bookmark-start text:name="__RefHeading___Toc3480_177167968"/>Discussion<text:bookmark-end text:name="_Toc131105789"/><text:bookmark-end text:name="__RefHeading___Toc3480_177167968"/></text:h>
      <text:p text:style-name="P15"><text:span text:style-name="T112">In the latency test we can see that the RTT at L1 is right around 20 ms, and as we can see in the topology script the one-way delay is 10 ms </text:span><text:span text:style-name="T113">which coincides quite nicely. I’ve also decided to use Traceroute to confirm the numbers given by ping, and also to show a perhaps easier way to perform this test. </text:span><text:span text:style-name="T114">Although not as thorough.</text:span><text:span text:style-name="T113"> </text:span><text:span text:style-name="T115">We can infer from the tests, that the </text:span><text:soft-page-break/><text:span text:style-name="T115">link delay between r1 and r2 (L1) is 10ms, </text:span><text:span text:style-name="T114">since a message takes about 20 ms to make two trips </text:span><text:span text:style-name="T116">down the l</text:span><text:span text:style-name="T117">ink</text:span><text:span text:style-name="T114">. </text:span></text:p>
      <text:p text:style-name="P6"/>
      <text:p text:style-name="P9"><text:span text:style-name="T98">I</text:span><text:span text:style-name="T95">n the throughput test we can see that the client reports an optimistic result, while the server reports a pessimistic one. The true figures </text:span><text:span text:style-name="T105">for what the network can handle</text:span><text:span text:style-name="T95"> are probably somewhere in the middle. </text:span><text:span text:style-name="T96">The client is optimistic because it stops the clock as soon as the time is up, and when it begins sending it fills the buffer in the first node. While the server </text:span><text:span text:style-name="T106">starts its timer after receiving some info about the connection and </text:span><text:span text:style-name="T96">stops its timer when it receives a message stating that the transferring is over. </text:span><text:span text:style-name="T107">A</text:span><text:span text:style-name="T97">s stated by the figures above the test, which was supposed to last 25 seconds, last</text:span><text:span text:style-name="T99">s</text:span><text:span text:style-name="T97"> 29.5 seconds on the server side. </text:span><text:span text:style-name="T104">The ‘BYE’ message from the client has to queue behind the other data transfer which has filled the buffer and link at the router.</text:span></text:p>
      <text:p text:style-name="P10"/>
      <text:h text:style-name="P126" text:outline-level="2"><text:bookmark-start text:name="_Toc131105790"/><text:bookmark-start text:name="__RefHeading___Toc3482_177167968"/>Test case 3: path Latency and throughput<text:bookmark-end text:name="_Toc131105790"/><text:bookmark-end text:name="__RefHeading___Toc3482_177167968"/></text:h>
      <text:h text:style-name="P129" text:outline-level="3"><text:bookmark-start text:name="_Toc131105791"/><text:bookmark-start text:name="__RefHeading___Toc3484_177167968"/>Results<text:bookmark-end text:name="_Toc131105791"/><text:bookmark-end text:name="__RefHeading___Toc3484_177167968"/></text:h>
      <text:p text:style-name="P6"/>
      <text:p text:style-name="P41">Latency:</text:p>
      <table:table table:name="Table5" table:style-name="Table5" table:template-name="Academic">
        <table:table-column table:style-name="Table5.A" table:number-columns-repeated="2"/>
        <table:table-column table:style-name="Table5.C"/>
        <table:table-column table:style-name="Table5.A"/>
        <table:table-column table:style-name="Table5.C" table:number-columns-repeated="2"/>
        <table:table-row>
          <table:table-cell table:style-name="Table5.A1" office:value-type="string">
            <text:p text:style-name="P94">Link</text:p>
          </table:table-cell>
          <table:table-cell table:style-name="Table5.A1" office:value-type="string">
            <text:p text:style-name="P94">Sent/received</text:p>
          </table:table-cell>
          <table:table-cell table:style-name="Table5.A1" office:value-type="string">
            <text:p text:style-name="P94">Min</text:p>
          </table:table-cell>
          <table:table-cell table:style-name="Table5.A1" office:value-type="string">
            <text:p text:style-name="P94">Avg</text:p>
          </table:table-cell>
          <table:table-cell table:style-name="Table5.A1" office:value-type="string">
            <text:p text:style-name="P94">Max</text:p>
          </table:table-cell>
          <table:table-cell table:style-name="Table5.A1" office:value-type="string">
            <text:p text:style-name="P94">mdev</text:p>
          </table:table-cell>
        </table:table-row>
        <table:table-row table:style-name="Table5.2">
          <table:table-cell table:style-name="Table5.A2" office:value-type="string">
            <text:p text:style-name="P104"><text:span text:style-name="Citation">h1 → h4</text:span></text:p>
          </table:table-cell>
          <table:table-cell table:style-name="Table5.A2" office:value-type="string">
            <text:p text:style-name="P93"><text:span text:style-name="Citation">25 / 25</text:span></text:p>
          </table:table-cell>
          <table:table-cell table:style-name="Table5.A2" office:value-type="string">
            <text:p text:style-name="P97"><text:span text:style-name="Citation">60.085 </text:span><text:span text:style-name="Citation"><text:span text:style-name="T110">ms</text:span></text:span></text:p>
          </table:table-cell>
          <table:table-cell table:style-name="Table5.A2" office:value-type="string">
            <text:p text:style-name="P97"><text:span text:style-name="Citation">60.136 </text:span><text:span text:style-name="Citation"><text:span text:style-name="T110">ms</text:span></text:span></text:p>
          </table:table-cell>
          <table:table-cell table:style-name="Table5.A2" office:value-type="string">
            <text:p text:style-name="P97"><text:span text:style-name="Citation">60.562 </text:span><text:span text:style-name="Citation"><text:span text:style-name="T110">ms</text:span></text:span></text:p>
          </table:table-cell>
          <table:table-cell table:style-name="Table5.A2" office:value-type="string">
            <text:p text:style-name="P97"><text:span text:style-name="Citation">0.087 ms</text:span></text:p>
          </table:table-cell>
        </table:table-row>
        <table:table-row>
          <table:table-cell table:style-name="Table5.A2" office:value-type="string">
            <text:p text:style-name="P94"><text:span text:style-name="Citation"><text:span text:style-name="T109">h7 → h9</text:span></text:span></text:p>
          </table:table-cell>
          <table:table-cell table:style-name="Table5.A2" office:value-type="string">
            <text:p text:style-name="P93"><text:span text:style-name="Citation">25 / 25</text:span></text:p>
          </table:table-cell>
          <table:table-cell table:style-name="Table5.A2" office:value-type="string">
            <text:p text:style-name="P97"><text:span text:style-name="Citation"><text:span text:style-name="T88">60.085 ms</text:span></text:span></text:p>
          </table:table-cell>
          <table:table-cell table:style-name="Table5.A2" office:value-type="string">
            <text:p text:style-name="P97"><text:span text:style-name="Citation">60.100 </text:span><text:span text:style-name="Citation"><text:span text:style-name="T110">ms</text:span></text:span></text:p>
          </table:table-cell>
          <table:table-cell table:style-name="Table5.A2" office:value-type="string">
            <text:p text:style-name="P97"><text:span text:style-name="Citation">60.131 </text:span><text:span text:style-name="Citation"><text:span text:style-name="T88">ms</text:span></text:span></text:p>
          </table:table-cell>
          <table:table-cell table:style-name="Table5.A2" office:value-type="string">
            <text:p text:style-name="P97"><text:span text:style-name="Citation"><text:span text:style-name="T88">0.009 <text:s/>ms</text:span></text:span></text:p>
          </table:table-cell>
        </table:table-row>
        <table:table-row>
          <table:table-cell table:style-name="Table5.A4" office:value-type="string">
            <text:p text:style-name="P94"><text:span text:style-name="Citation"><text:span text:style-name="T109">h1 → h9</text:span></text:span></text:p>
          </table:table-cell>
          <table:table-cell table:style-name="Table5.A4" office:value-type="string">
            <text:p text:style-name="P93"><text:span text:style-name="Citation">25 / 25</text:span></text:p>
          </table:table-cell>
          <table:table-cell table:style-name="Table5.A4" office:value-type="string">
            <text:p text:style-name="P98"><text:span text:style-name="Citation"><text:span text:style-name="T109">80.131 </text:span></text:span><text:span text:style-name="Citation"><text:span text:style-name="T88">ms</text:span></text:span></text:p>
          </table:table-cell>
          <table:table-cell table:style-name="Table5.A4" office:value-type="string">
            <text:p text:style-name="P98"><text:span text:style-name="Citation"><text:span text:style-name="T109">80.192 </text:span></text:span><text:span text:style-name="Citation"><text:span text:style-name="T88">ms</text:span></text:span></text:p>
          </table:table-cell>
          <table:table-cell table:style-name="Table5.A4" office:value-type="string">
            <text:p text:style-name="P98"><text:span text:style-name="Citation"><text:span text:style-name="T109">80.854 </text:span></text:span><text:span text:style-name="Citation"><text:span text:style-name="T88">ms</text:span></text:span></text:p>
          </table:table-cell>
          <table:table-cell table:style-name="Table5.A4" office:value-type="string">
            <text:p text:style-name="P98"><text:span text:style-name="Citation"><text:span text:style-name="T109">0.148 </text:span></text:span><text:span text:style-name="Citation"><text:span text:style-name="T88">ms</text:span></text:span></text:p>
          </table:table-cell>
        </table:table-row>
      </table:table>
      <text:p text:style-name="P42"/>
      <text:p text:style-name="P41">Throughput:</text:p>
      <table:table table:name="Table6" table:style-name="Table6" table:template-name="Academic">
        <table:table-column table:style-name="Table6.A" table:number-columns-repeated="2"/>
        <table:table-column table:style-name="Table6.C"/>
        <table:table-column table:style-name="Table6.D"/>
        <table:table-row>
          <table:table-cell table:style-name="Table6.A1" office:value-type="string">
            <text:p text:style-name="P75">Link</text:p>
          </table:table-cell>
          <table:table-cell table:style-name="Table6.A1" office:value-type="string">
            <text:p text:style-name="P75">time</text:p>
          </table:table-cell>
          <table:table-cell table:style-name="Table6.A1" office:value-type="string">
            <text:p text:style-name="P61">Sent</text:p>
          </table:table-cell>
          <table:table-cell table:style-name="Table6.A1" office:value-type="string">
            <text:p text:style-name="P61">Bandwidth</text:p>
          </table:table-cell>
        </table:table-row>
        <table:table-row table:style-name="Table6.2">
          <table:table-cell table:style-name="Table6.A2" office:value-type="string">
            <text:p text:style-name="P81"><text:span text:style-name="Citation">h1 → h4</text:span></text:p>
          </table:table-cell>
          <table:table-cell table:style-name="Table6.A2" office:value-type="string">
            <text:p text:style-name="P61"><text:span text:style-name="Citation">29.31 s</text:span></text:p>
          </table:table-cell>
          <table:table-cell table:style-name="Table6.A2" office:value-type="string">
            <text:p text:style-name="P61"><text:span text:style-name="Citation">104.13 MB</text:span></text:p>
          </table:table-cell>
          <table:table-cell table:style-name="Table6.A2" office:value-type="string">
            <text:p text:style-name="P61"><text:span text:style-name="Citation">28.42 Mbps</text:span></text:p>
          </table:table-cell>
        </table:table-row>
        <table:table-row table:style-name="Table6.2">
          <table:table-cell table:style-name="Table6.A2" office:value-type="string">
            <text:p text:style-name="P73"><text:span text:style-name="Citation"><text:span text:style-name="T109">h7 → h9</text:span></text:span></text:p>
          </table:table-cell>
          <table:table-cell table:style-name="Table6.A2" office:value-type="string">
            <text:p text:style-name="P61"><text:span text:style-name="Citation">30.16 s</text:span></text:p>
          </table:table-cell>
          <table:table-cell table:style-name="Table6.A2" office:value-type="string">
            <text:p text:style-name="P61"><text:span text:style-name="Citation">71.58 MB</text:span></text:p>
          </table:table-cell>
          <table:table-cell table:style-name="Table6.A2" office:value-type="string">
            <text:p text:style-name="P61"><text:span text:style-name="Citation">18.98 Mbps</text:span></text:p>
          </table:table-cell>
        </table:table-row>
        <table:table-row table:style-name="Table6.2">
          <table:table-cell table:style-name="Table6.A4" office:value-type="string">
            <text:p text:style-name="P73"><text:span text:style-name="Citation"><text:span text:style-name="T109">h1 → h9</text:span></text:span></text:p>
          </table:table-cell>
          <table:table-cell table:style-name="Table6.A4" office:value-type="string">
            <text:p text:style-name="P61"><text:span text:style-name="Citation">29.56 s</text:span></text:p>
          </table:table-cell>
          <table:table-cell table:style-name="Table6.A4" office:value-type="string">
            <text:p text:style-name="P61"><text:span text:style-name="Citation">69.88 MB</text:span></text:p>
          </table:table-cell>
          <table:table-cell table:style-name="Table6.A4" office:value-type="string">
            <text:p text:style-name="P61"><text:span text:style-name="Citation">18.91 Mbps</text:span></text:p>
          </table:table-cell>
        </table:table-row>
      </table:table>
      <text:p text:style-name="P16"/>
      <text:h text:style-name="P129" text:outline-level="3"><text:bookmark-start text:name="__RefHeading___Toc3486_177167968"/><text:bookmark-start text:name="_Toc131105792"/>Discussion<text:bookmark-end text:name="__RefHeading___Toc3486_177167968"/><text:bookmark-end text:name="_Toc131105792"/></text:h>
      <text:p text:style-name="P143">We can see tha<text:span text:style-name="T158">t the test mostly coincides with </text:span></text:p>
      <text:h text:style-name="P126" text:outline-level="2"><text:bookmark-start text:name="__RefHeading___Toc3488_177167968"/><text:bookmark-start text:name="_Toc131105793"/>Test case 4: effects of multiplexing and latency<text:bookmark-end text:name="__RefHeading___Toc3488_177167968"/><text:bookmark-end text:name="_Toc131105793"/></text:h>
      <text:p text:style-name="Standard"/>
      <text:h text:style-name="P129" text:outline-level="3"><text:bookmark-start text:name="_Toc131105794"/><text:bookmark-start text:name="__RefHeading___Toc3490_177167968"/>Results<text:bookmark-end text:name="_Toc131105794"/><text:bookmark-end text:name="__RefHeading___Toc3490_177167968"/></text:h>
      <text:p text:style-name="Standard"/>
      <text:h text:style-name="P131" text:outline-level="4"><text:span text:style-name="T119">Test1</text:span></text:h>
      <text:p text:style-name="P44">Latency</text:p>
      <table:table table:name="Table7" table:style-name="Table7" table:template-name="Academic">
        <table:table-column table:style-name="Table7.A" table:number-columns-repeated="2"/>
        <table:table-column table:style-name="Table7.C"/>
        <table:table-column table:style-name="Table7.A"/>
        <table:table-column table:style-name="Table7.C" table:number-columns-repeated="2"/>
        <table:table-row>
          <table:table-cell table:style-name="Table7.A1" office:value-type="string">
            <text:p text:style-name="P66">Link</text:p>
          </table:table-cell>
          <table:table-cell table:style-name="Table7.A1" office:value-type="string">
            <text:p text:style-name="P66">Sent/received</text:p>
          </table:table-cell>
          <table:table-cell table:style-name="Table7.A1" office:value-type="string">
            <text:p text:style-name="P66">Min</text:p>
          </table:table-cell>
          <table:table-cell table:style-name="Table7.A1" office:value-type="string">
            <text:p text:style-name="P66">Avg</text:p>
          </table:table-cell>
          <table:table-cell table:style-name="Table7.A1" office:value-type="string">
            <text:p text:style-name="P66">Max</text:p>
          </table:table-cell>
          <table:table-cell table:style-name="Table7.A1" office:value-type="string">
            <text:p text:style-name="P66">mdev</text:p>
          </table:table-cell>
        </table:table-row>
        <table:table-row table:style-name="Table7.2">
          <table:table-cell table:style-name="Table7.A2" office:value-type="string">
            <text:p text:style-name="P82"><text:span text:style-name="Citation">h1 → h4</text:span></text:p>
          </table:table-cell>
          <table:table-cell table:style-name="Table7.A2" office:value-type="string">
            <text:p text:style-name="P65"><text:span text:style-name="Citation">25 / 25</text:span></text:p>
          </table:table-cell>
          <table:table-cell table:style-name="Table7.A2" office:value-type="string">
            <text:p text:style-name="P57"><text:span text:style-name="Citation"><text:span text:style-name="T31">61.109</text:span></text:span><text:span text:style-name="Citation"> </text:span><text:span text:style-name="Citation"><text:span text:style-name="T110">ms</text:span></text:span></text:p>
          </table:table-cell>
          <table:table-cell table:style-name="Table7.A2" office:value-type="string">
            <text:p text:style-name="P57"><text:span text:style-name="Citation"><text:span text:style-name="T31">543.713</text:span></text:span><text:span text:style-name="Citation"> </text:span><text:span text:style-name="Citation"><text:span text:style-name="T110">ms</text:span></text:span></text:p>
          </table:table-cell>
          <table:table-cell table:style-name="Table7.A2" office:value-type="string">
            <text:p text:style-name="P57"><text:span text:style-name="Citation"><text:span text:style-name="T31">831.898</text:span></text:span><text:span text:style-name="Citation"> </text:span><text:span text:style-name="Citation"><text:span text:style-name="T110">ms</text:span></text:span></text:p>
          </table:table-cell>
          <table:table-cell table:style-name="Table7.A2" office:value-type="string">
            <text:p text:style-name="P57"><text:span text:style-name="Citation"><text:span text:style-name="T31">229.701</text:span></text:span><text:span text:style-name="Citation"> ms</text:span></text:p>
          </table:table-cell>
        </table:table-row>
        <table:table-row table:style-name="Table7.2">
          <table:table-cell table:style-name="Table7.A3" office:value-type="string">
            <text:p text:style-name="P66"><text:span text:style-name="Citation"><text:span text:style-name="T109">h</text:span></text:span><text:span text:style-name="Citation"><text:span text:style-name="T122">2</text:span></text:span><text:span text:style-name="Citation"><text:span text:style-name="T109"> → h</text:span></text:span><text:span text:style-name="Citation"><text:span text:style-name="T122">5</text:span></text:span></text:p>
          </table:table-cell>
          <table:table-cell table:style-name="Table7.A3" office:value-type="string">
            <text:p text:style-name="P65"><text:span text:style-name="Citation">25 / 25</text:span></text:p>
          </table:table-cell>
          <table:table-cell table:style-name="Table7.A3" office:value-type="string">
            <text:p text:style-name="P57"><text:span text:style-name="Citation"><text:span text:style-name="T31">82.376</text:span></text:span><text:span text:style-name="Citation"><text:span text:style-name="T88"> ms</text:span></text:span></text:p>
          </table:table-cell>
          <table:table-cell table:style-name="Table7.A3" office:value-type="string">
            <text:p text:style-name="P57"><text:span text:style-name="Citation"><text:span text:style-name="T31">555.177</text:span></text:span><text:span text:style-name="Citation"> </text:span><text:span text:style-name="Citation"><text:span text:style-name="T110">ms</text:span></text:span></text:p>
          </table:table-cell>
          <table:table-cell table:style-name="Table7.A3" office:value-type="string">
            <text:p text:style-name="P57"><text:span text:style-name="Citation"><text:span text:style-name="T31">832.065</text:span></text:span><text:span text:style-name="Citation"> </text:span><text:span text:style-name="Citation"><text:span text:style-name="T88">ms</text:span></text:span></text:p>
          </table:table-cell>
          <table:table-cell table:style-name="Table7.A3" office:value-type="string">
            <text:p text:style-name="P57"><text:span text:style-name="Citation"><text:span text:style-name="T31">222.616</text:span></text:span><text:span text:style-name="Citation"><text:span text:style-name="T88"> <text:s/>ms</text:span></text:span></text:p>
          </table:table-cell>
        </table:table-row>
      </table:table>
      <text:p text:style-name="P45"/>
      <text:p text:style-name="P45">Throughput</text:p>
      <table:table table:name="Table8" table:style-name="Table8" table:template-name="Academic">
        <table:table-column table:style-name="Table8.A" table:number-columns-repeated="2"/>
        <table:table-column table:style-name="Table8.C"/>
        <table:table-column table:style-name="Table8.D"/>
        <table:table-row>
          <table:table-cell table:style-name="Table8.A1" office:value-type="string">
            <text:p text:style-name="P76">Link</text:p>
          </table:table-cell>
          <table:table-cell table:style-name="Table8.A1" office:value-type="string">
            <text:p text:style-name="P76">time</text:p>
          </table:table-cell>
          <table:table-cell table:style-name="Table8.A1" office:value-type="string">
            <text:p text:style-name="P58">Sent</text:p>
          </table:table-cell>
          <table:table-cell table:style-name="Table8.A1" office:value-type="string">
            <text:p text:style-name="P58">Bandwidth</text:p>
          </table:table-cell>
        </table:table-row>
        <table:table-row table:style-name="Table8.2">
          <table:table-cell table:style-name="Table8.A2" office:value-type="string">
            <text:p text:style-name="P82"><text:span text:style-name="Citation">h1 → h4</text:span></text:p>
          </table:table-cell>
          <table:table-cell table:style-name="Table8.A2" office:value-type="string">
            <text:p text:style-name="P58"><text:span text:style-name="Citation">27.72 s</text:span></text:p>
          </table:table-cell>
          <table:table-cell table:style-name="Table8.A2" office:value-type="string">
            <text:p text:style-name="P58"><text:span text:style-name="Citation">22.12 MB</text:span></text:p>
          </table:table-cell>
          <table:table-cell table:style-name="Table8.A2" office:value-type="string">
            <text:p text:style-name="P58"><text:span text:style-name="Citation">6.38 Mbps</text:span></text:p>
          </table:table-cell>
        </table:table-row>
        <table:table-row table:style-name="Table8.2">
          <table:table-cell table:style-name="Table8.A3" office:value-type="string">
            <text:p text:style-name="P66"><text:span text:style-name="Citation"><text:span text:style-name="T109">h</text:span></text:span><text:span text:style-name="Citation"><text:span text:style-name="T122">2</text:span></text:span><text:span text:style-name="Citation"><text:span text:style-name="T109"> → h</text:span></text:span><text:span text:style-name="Citation"><text:span text:style-name="T122">5</text:span></text:span></text:p>
          </table:table-cell>
          <table:table-cell table:style-name="Table8.A3" office:value-type="string">
            <text:p text:style-name="P58"><text:span text:style-name="Citation">28.53 s</text:span></text:p>
          </table:table-cell>
          <table:table-cell table:style-name="Table8.A3" office:value-type="string">
            <text:p text:style-name="P58"><text:span text:style-name="Citation">81.08 MB</text:span></text:p>
          </table:table-cell>
          <table:table-cell table:style-name="Table8.A3" office:value-type="string">
            <text:p text:style-name="P58"><text:span text:style-name="Citation">22.73 Mbps</text:span></text:p>
          </table:table-cell>
        </table:table-row>
      </table:table>
      <text:p text:style-name="P45"/>
      <text:h text:style-name="P132" text:outline-level="4"><text:soft-page-break/>Test2</text:h>
      <text:p text:style-name="P46"/>
      <text:p text:style-name="P44">Latency</text:p>
      <table:table table:name="Table9" table:style-name="Table9" table:template-name="Academic">
        <table:table-column table:style-name="Table9.A" table:number-columns-repeated="2"/>
        <table:table-column table:style-name="Table9.C"/>
        <table:table-column table:style-name="Table9.A"/>
        <table:table-column table:style-name="Table9.C" table:number-columns-repeated="2"/>
        <table:table-row>
          <table:table-cell table:style-name="Table9.A1" office:value-type="string">
            <text:p text:style-name="P68">Link</text:p>
          </table:table-cell>
          <table:table-cell table:style-name="Table9.A1" office:value-type="string">
            <text:p text:style-name="P68">Sent/received</text:p>
          </table:table-cell>
          <table:table-cell table:style-name="Table9.A1" office:value-type="string">
            <text:p text:style-name="P68">Min</text:p>
          </table:table-cell>
          <table:table-cell table:style-name="Table9.A1" office:value-type="string">
            <text:p text:style-name="P68">Avg</text:p>
          </table:table-cell>
          <table:table-cell table:style-name="Table9.A1" office:value-type="string">
            <text:p text:style-name="P68">Max</text:p>
          </table:table-cell>
          <table:table-cell table:style-name="Table9.A1" office:value-type="string">
            <text:p text:style-name="P68">mdev</text:p>
          </table:table-cell>
        </table:table-row>
        <table:table-row table:style-name="Table9.2">
          <table:table-cell table:style-name="Table9.A2" office:value-type="string">
            <text:p text:style-name="P83"><text:span text:style-name="Citation"><text:span text:style-name="T125">h1 → h4</text:span></text:span></text:p>
          </table:table-cell>
          <table:table-cell table:style-name="Table9.A2" office:value-type="string">
            <text:p text:style-name="P67"><text:span text:style-name="Citation"><text:span text:style-name="T125">25 / 2</text:span></text:span><text:span text:style-name="Citation"><text:span text:style-name="T128">4</text:span></text:span></text:p>
          </table:table-cell>
          <table:table-cell table:style-name="Table9.A2" office:value-type="string">
            <text:p text:style-name="P59"><text:span text:style-name="Citation"><text:span text:style-name="T125">78.714 </text:span></text:span><text:span text:style-name="Citation"><text:span text:style-name="T127">ms</text:span></text:span></text:p>
          </table:table-cell>
          <table:table-cell table:style-name="Table9.A2" office:value-type="string">
            <text:p text:style-name="P59"><text:span text:style-name="Citation"><text:span text:style-name="T125">554.219 </text:span></text:span><text:span text:style-name="Citation"><text:span text:style-name="T127">ms</text:span></text:span></text:p>
          </table:table-cell>
          <table:table-cell table:style-name="Table9.A2" office:value-type="string">
            <text:p text:style-name="P59"><text:span text:style-name="Citation"><text:span text:style-name="T125">832.022 </text:span></text:span><text:span text:style-name="Citation"><text:span text:style-name="T127">ms</text:span></text:span></text:p>
          </table:table-cell>
          <table:table-cell table:style-name="Table9.A2" office:value-type="string">
            <text:p text:style-name="P59"><text:span text:style-name="Citation"><text:span text:style-name="T125">226.020 ms</text:span></text:span></text:p>
          </table:table-cell>
        </table:table-row>
        <table:table-row table:style-name="Table9.2">
          <table:table-cell table:style-name="Table9.A2" office:value-type="string">
            <text:p text:style-name="P68"><text:span text:style-name="Citation"><text:span text:style-name="T129">h</text:span></text:span><text:span text:style-name="Citation"><text:span text:style-name="T130">2</text:span></text:span><text:span text:style-name="Citation"><text:span text:style-name="T129"> → h</text:span></text:span><text:span text:style-name="Citation"><text:span text:style-name="T130">5</text:span></text:span></text:p>
          </table:table-cell>
          <table:table-cell table:style-name="Table9.A2" office:value-type="string">
            <text:p text:style-name="P67"><text:span text:style-name="Citation"><text:span text:style-name="T125">25 / 2</text:span></text:span><text:span text:style-name="Citation"><text:span text:style-name="T128">4</text:span></text:span></text:p>
          </table:table-cell>
          <table:table-cell table:style-name="Table9.A2" office:value-type="string">
            <text:p text:style-name="P59"><text:span text:style-name="Citation"><text:span text:style-name="T126">61.032 ms</text:span></text:span></text:p>
          </table:table-cell>
          <table:table-cell table:style-name="Table9.A2" office:value-type="string">
            <text:p text:style-name="P59"><text:span text:style-name="Citation"><text:span text:style-name="T125">533.816 </text:span></text:span><text:span text:style-name="Citation"><text:span text:style-name="T127">ms</text:span></text:span></text:p>
          </table:table-cell>
          <table:table-cell table:style-name="Table9.A2" office:value-type="string">
            <text:p text:style-name="P59"><text:span text:style-name="Citation"><text:span text:style-name="T125">830.539 </text:span></text:span><text:span text:style-name="Citation"><text:span text:style-name="T126">ms</text:span></text:span></text:p>
          </table:table-cell>
          <table:table-cell table:style-name="Table9.A2" office:value-type="string">
            <text:p text:style-name="P59"><text:span text:style-name="Citation"><text:span text:style-name="T126">230.310 <text:s/>ms</text:span></text:span></text:p>
          </table:table-cell>
        </table:table-row>
        <table:table-row table:style-name="Table9.2">
          <table:table-cell table:style-name="Table9.A4" office:value-type="string">
            <text:p text:style-name="P68"><text:span text:style-name="Citation"><text:span text:style-name="T129">h</text:span></text:span><text:span text:style-name="Citation"><text:span text:style-name="T128">3</text:span></text:span><text:span text:style-name="Citation"><text:span text:style-name="T129"> → h</text:span></text:span><text:span text:style-name="Citation"><text:span text:style-name="T128">6</text:span></text:span></text:p>
          </table:table-cell>
          <table:table-cell table:style-name="Table9.A4" office:value-type="string">
            <text:p text:style-name="P88">25 / 24</text:p>
          </table:table-cell>
          <table:table-cell table:style-name="Table9.A4" office:value-type="string">
            <text:p text:style-name="P89">136.64 <text:span text:style-name="T123">ms</text:span></text:p>
          </table:table-cell>
          <table:table-cell table:style-name="Table9.A4" office:value-type="string">
            <text:p text:style-name="P89">565.79 <text:span text:style-name="T123">ms</text:span></text:p>
          </table:table-cell>
          <table:table-cell table:style-name="Table9.A4" office:value-type="string">
            <text:p text:style-name="P89">830.15 <text:span text:style-name="T123">ms</text:span></text:p>
          </table:table-cell>
          <table:table-cell table:style-name="Table9.A4" office:value-type="string">
            <text:p text:style-name="P89">200.29 <text:span text:style-name="T123">ms</text:span></text:p>
          </table:table-cell>
        </table:table-row>
      </table:table>
      <text:p text:style-name="P47"/>
      <text:p text:style-name="P47">Throughput</text:p>
      <table:table table:name="Table10" table:style-name="Table10" table:template-name="Academic">
        <table:table-column table:style-name="Table10.A" table:number-columns-repeated="2"/>
        <table:table-column table:style-name="Table10.C"/>
        <table:table-column table:style-name="Table10.D"/>
        <table:table-row>
          <table:table-cell table:style-name="Table10.A1" office:value-type="string">
            <text:p text:style-name="P77">Link</text:p>
          </table:table-cell>
          <table:table-cell table:style-name="Table10.A1" office:value-type="string">
            <text:p text:style-name="P77">time</text:p>
          </table:table-cell>
          <table:table-cell table:style-name="Table10.A1" office:value-type="string">
            <text:p text:style-name="P60">Sent</text:p>
          </table:table-cell>
          <table:table-cell table:style-name="Table10.A1" office:value-type="string">
            <text:p text:style-name="P60">Bandwidth</text:p>
          </table:table-cell>
        </table:table-row>
        <table:table-row table:style-name="Table10.2">
          <table:table-cell table:style-name="Table10.A2" office:value-type="string">
            <text:p text:style-name="P83"><text:span text:style-name="Citation"><text:span text:style-name="T125">h1 → h4</text:span></text:span></text:p>
          </table:table-cell>
          <table:table-cell table:style-name="Table10.A2" office:value-type="string">
            <text:p text:style-name="P60"><text:span text:style-name="Citation"><text:span text:style-name="T125">30.28 s</text:span></text:span></text:p>
          </table:table-cell>
          <table:table-cell table:style-name="Table10.A2" office:value-type="string">
            <text:p text:style-name="P60"><text:span text:style-name="Citation"><text:span text:style-name="T125">74.15 MB</text:span></text:span></text:p>
          </table:table-cell>
          <table:table-cell table:style-name="Table10.A2" office:value-type="string">
            <text:p text:style-name="P60"><text:span text:style-name="Citation"><text:span text:style-name="T125">19.59 Mbps</text:span></text:span></text:p>
          </table:table-cell>
        </table:table-row>
        <table:table-row table:style-name="Table10.2">
          <table:table-cell table:style-name="Table10.A2" office:value-type="string">
            <text:p text:style-name="P68"><text:span text:style-name="Citation"><text:span text:style-name="T129">h</text:span></text:span><text:span text:style-name="Citation"><text:span text:style-name="T130">2</text:span></text:span><text:span text:style-name="Citation"><text:span text:style-name="T129"> → h</text:span></text:span><text:span text:style-name="Citation"><text:span text:style-name="T130">5</text:span></text:span></text:p>
          </table:table-cell>
          <table:table-cell table:style-name="Table10.A2" office:value-type="string">
            <text:p text:style-name="P90">28.50 s</text:p>
          </table:table-cell>
          <table:table-cell table:style-name="Table10.A2" office:value-type="string">
            <text:p text:style-name="P90">15.80 MB</text:p>
          </table:table-cell>
          <table:table-cell table:style-name="Table10.A2" office:value-type="string">
            <text:p text:style-name="P90">4.44 Mbps</text:p>
          </table:table-cell>
        </table:table-row>
        <table:table-row table:style-name="Table10.2">
          <table:table-cell table:style-name="Table10.A4" office:value-type="string">
            <text:p text:style-name="P68"><text:span text:style-name="Citation"><text:span text:style-name="T129">h</text:span></text:span><text:span text:style-name="Citation"><text:span text:style-name="T130">2</text:span></text:span><text:span text:style-name="Citation"><text:span text:style-name="T129"> → h</text:span></text:span><text:span text:style-name="Citation"><text:span text:style-name="T130">5</text:span></text:span></text:p>
          </table:table-cell>
          <table:table-cell table:style-name="Table10.A4" office:value-type="string">
            <text:p text:style-name="P60"><text:span text:style-name="Citation"><text:span text:style-name="T125">28.86 s</text:span></text:span></text:p>
          </table:table-cell>
          <table:table-cell table:style-name="Table10.A4" office:value-type="string">
            <text:p text:style-name="P60"><text:span text:style-name="Citation"><text:span text:style-name="T125">17.89 MB <text:s/></text:span></text:span></text:p>
          </table:table-cell>
          <table:table-cell table:style-name="Table10.A4" office:value-type="string">
            <text:p text:style-name="P60"><text:span text:style-name="Citation"><text:span text:style-name="T125">4.96 Mbps</text:span></text:span></text:p>
          </table:table-cell>
        </table:table-row>
      </table:table>
      <text:h text:style-name="P134" text:outline-level="4" text:is-list-header="true"/>
      <text:h text:style-name="P133" text:outline-level="4">Test3</text:h>
      <text:p text:style-name="P44"/>
      <text:p text:style-name="P44">Latency</text:p>
      <table:table table:name="Table12" table:style-name="Table12" table:template-name="Academic">
        <table:table-column table:style-name="Table12.A" table:number-columns-repeated="2"/>
        <table:table-column table:style-name="Table12.C"/>
        <table:table-column table:style-name="Table12.A"/>
        <table:table-column table:style-name="Table12.C" table:number-columns-repeated="2"/>
        <table:table-row>
          <table:table-cell table:style-name="Table12.A1" office:value-type="string">
            <text:p text:style-name="P70">Link</text:p>
          </table:table-cell>
          <table:table-cell table:style-name="Table12.A1" office:value-type="string">
            <text:p text:style-name="P70">Sent/received</text:p>
          </table:table-cell>
          <table:table-cell table:style-name="Table12.A1" office:value-type="string">
            <text:p text:style-name="P70">Min</text:p>
          </table:table-cell>
          <table:table-cell table:style-name="Table12.A1" office:value-type="string">
            <text:p text:style-name="P70">Avg</text:p>
          </table:table-cell>
          <table:table-cell table:style-name="Table12.A1" office:value-type="string">
            <text:p text:style-name="P70">Max</text:p>
          </table:table-cell>
          <table:table-cell table:style-name="Table12.A1" office:value-type="string">
            <text:p text:style-name="P70">mdev</text:p>
          </table:table-cell>
        </table:table-row>
        <table:table-row table:style-name="Table12.2">
          <table:table-cell table:style-name="Table12.A2" office:value-type="string">
            <text:p text:style-name="P84"><text:span text:style-name="Citation"><text:span text:style-name="T125">h1 → h4</text:span></text:span></text:p>
          </table:table-cell>
          <table:table-cell table:style-name="Table12.A2" office:value-type="string">
            <text:p text:style-name="P69"><text:span text:style-name="Citation"><text:span text:style-name="T125">25 / 2</text:span></text:span><text:span text:style-name="Citation"><text:span text:style-name="T128">4</text:span></text:span></text:p>
          </table:table-cell>
          <table:table-cell table:style-name="Table12.A2" office:value-type="string">
            <text:p text:style-name="P111"><text:span text:style-name="Citation"><text:span text:style-name="T125">60.911 </text:span></text:span><text:span text:style-name="Citation"><text:span text:style-name="T131">ms</text:span></text:span></text:p>
          </table:table-cell>
          <table:table-cell table:style-name="Table12.A2" office:value-type="string">
            <text:p text:style-name="P111"><text:span text:style-name="Citation"><text:span text:style-name="T125">459.741 </text:span></text:span><text:span text:style-name="Citation"><text:span text:style-name="T131">ms</text:span></text:span></text:p>
          </table:table-cell>
          <table:table-cell table:style-name="Table12.A2" office:value-type="string">
            <text:p text:style-name="P111"><text:span text:style-name="Citation"><text:span text:style-name="T125">761.640 </text:span></text:span><text:span text:style-name="Citation"><text:span text:style-name="T131">ms</text:span></text:span></text:p>
          </table:table-cell>
          <table:table-cell table:style-name="Table12.A2" office:value-type="string">
            <text:p text:style-name="P111"><text:span text:style-name="Citation"><text:span text:style-name="T125">181.755 </text:span></text:span><text:span text:style-name="Citation"><text:span text:style-name="T131">ms</text:span></text:span></text:p>
          </table:table-cell>
        </table:table-row>
        <table:table-row table:style-name="Table12.2">
          <table:table-cell table:style-name="Table12.A3" office:value-type="string">
            <text:p text:style-name="P70"><text:span text:style-name="Citation"><text:span text:style-name="T129">h</text:span></text:span><text:span text:style-name="Citation"><text:span text:style-name="T131">7</text:span></text:span><text:span text:style-name="Citation"><text:span text:style-name="T129"> → h</text:span></text:span><text:span text:style-name="Citation"><text:span text:style-name="T131">9</text:span></text:span></text:p>
          </table:table-cell>
          <table:table-cell table:style-name="Table12.A3" office:value-type="string">
            <text:p text:style-name="P69"><text:span text:style-name="Citation"><text:span text:style-name="T125">25 / 2</text:span></text:span><text:span text:style-name="Citation"><text:span text:style-name="T131">5</text:span></text:span></text:p>
          </table:table-cell>
          <table:table-cell table:style-name="Table12.A3" office:value-type="string">
            <text:p text:style-name="P111"><text:span text:style-name="Citation"><text:span text:style-name="T125">92.836 </text:span></text:span><text:span text:style-name="Citation"><text:span text:style-name="T131">ms</text:span></text:span></text:p>
          </table:table-cell>
          <table:table-cell table:style-name="Table12.A3" office:value-type="string">
            <text:p text:style-name="P111"><text:span text:style-name="Citation"><text:span text:style-name="T125">502.605 </text:span></text:span><text:span text:style-name="Citation"><text:span text:style-name="T131">ms</text:span></text:span></text:p>
          </table:table-cell>
          <table:table-cell table:style-name="Table12.A3" office:value-type="string">
            <text:p text:style-name="P111"><text:span text:style-name="Citation"><text:span text:style-name="T125">836.165 </text:span></text:span><text:span text:style-name="Citation"><text:span text:style-name="T131">ms</text:span></text:span></text:p>
          </table:table-cell>
          <table:table-cell table:style-name="Table12.A3" office:value-type="string">
            <text:p text:style-name="P111"><text:span text:style-name="Citation"><text:span text:style-name="T125">175.892 </text:span></text:span><text:span text:style-name="Citation"><text:span text:style-name="T131">ms</text:span></text:span></text:p>
          </table:table-cell>
        </table:table-row>
      </table:table>
      <text:p text:style-name="P48"/>
      <text:p text:style-name="P48">Throughput</text:p>
      <table:table table:name="Table11" table:style-name="Table11" table:template-name="Academic">
        <table:table-column table:style-name="Table11.A" table:number-columns-repeated="2"/>
        <table:table-column table:style-name="Table11.C"/>
        <table:table-column table:style-name="Table11.D"/>
        <table:table-row>
          <table:table-cell table:style-name="Table11.A1" office:value-type="string">
            <text:p text:style-name="P78">Link</text:p>
          </table:table-cell>
          <table:table-cell table:style-name="Table11.A1" office:value-type="string">
            <text:p text:style-name="P78">time</text:p>
          </table:table-cell>
          <table:table-cell table:style-name="Table11.A1" office:value-type="string">
            <text:p text:style-name="P62">Sent</text:p>
          </table:table-cell>
          <table:table-cell table:style-name="Table11.A1" office:value-type="string">
            <text:p text:style-name="P62">Bandwidth</text:p>
          </table:table-cell>
        </table:table-row>
        <table:table-row table:style-name="Table11.2">
          <table:table-cell table:style-name="Table11.A2" office:value-type="string">
            <text:p text:style-name="P84"><text:span text:style-name="Citation"><text:span text:style-name="T125">h1 → h4</text:span></text:span></text:p>
          </table:table-cell>
          <table:table-cell table:style-name="Table11.A2" office:value-type="string">
            <text:p text:style-name="P62"><text:span text:style-name="Citation"><text:span text:style-name="T125">27.83 s</text:span></text:span></text:p>
          </table:table-cell>
          <table:table-cell table:style-name="Table11.A2" office:value-type="string">
            <text:p text:style-name="P62"><text:span text:style-name="Citation"><text:span text:style-name="T125">37.23 MB</text:span></text:span></text:p>
          </table:table-cell>
          <table:table-cell table:style-name="Table11.A2" office:value-type="string">
            <text:p text:style-name="P62"><text:span text:style-name="Citation"><text:span text:style-name="T125">10.70 Mbps</text:span></text:span></text:p>
          </table:table-cell>
        </table:table-row>
        <table:table-row table:style-name="Table11.2">
          <table:table-cell table:style-name="Table11.A3" office:value-type="string">
            <text:p text:style-name="P70"><text:span text:style-name="Citation"><text:span text:style-name="T129">h</text:span></text:span><text:span text:style-name="Citation"><text:span text:style-name="T131">7</text:span></text:span><text:span text:style-name="Citation"><text:span text:style-name="T129"> → h</text:span></text:span><text:span text:style-name="Citation"><text:span text:style-name="T131">9</text:span></text:span></text:p>
          </table:table-cell>
          <table:table-cell table:style-name="Table11.A3" office:value-type="string">
            <text:p text:style-name="P62"><text:span text:style-name="Citation"><text:span text:style-name="T125">28.46 s</text:span></text:span></text:p>
          </table:table-cell>
          <table:table-cell table:style-name="Table11.A3" office:value-type="string">
            <text:p text:style-name="P62"><text:span text:style-name="Citation"><text:span text:style-name="T125">64.54 MB</text:span></text:span></text:p>
          </table:table-cell>
          <table:table-cell table:style-name="Table11.A3" office:value-type="string">
            <text:p text:style-name="P62"><text:span text:style-name="Citation"><text:span text:style-name="T125">18.14 Mbps</text:span></text:span></text:p>
          </table:table-cell>
        </table:table-row>
      </table:table>
      <text:p text:style-name="P48"/>
      <text:h text:style-name="P132" text:outline-level="4">Test4</text:h>
      <text:p text:style-name="P46"/>
      <text:p text:style-name="P44">Latency</text:p>
      <table:table table:name="Table14" table:style-name="Table14" table:template-name="Academic">
        <table:table-column table:style-name="Table14.A" table:number-columns-repeated="2"/>
        <table:table-column table:style-name="Table14.C"/>
        <table:table-column table:style-name="Table14.A"/>
        <table:table-column table:style-name="Table14.C" table:number-columns-repeated="2"/>
        <table:table-row>
          <table:table-cell table:style-name="Table14.A1" office:value-type="string">
            <text:p text:style-name="P72">Link</text:p>
          </table:table-cell>
          <table:table-cell table:style-name="Table14.A1" office:value-type="string">
            <text:p text:style-name="P72">Sent/received</text:p>
          </table:table-cell>
          <table:table-cell table:style-name="Table14.A1" office:value-type="string">
            <text:p text:style-name="P72">Min</text:p>
          </table:table-cell>
          <table:table-cell table:style-name="Table14.A1" office:value-type="string">
            <text:p text:style-name="P72">Avg</text:p>
          </table:table-cell>
          <table:table-cell table:style-name="Table14.A1" office:value-type="string">
            <text:p text:style-name="P72">Max</text:p>
          </table:table-cell>
          <table:table-cell table:style-name="Table14.A1" office:value-type="string">
            <text:p text:style-name="P72">mdev</text:p>
          </table:table-cell>
        </table:table-row>
        <table:table-row table:style-name="Table14.2">
          <table:table-cell table:style-name="Table14.A2" office:value-type="string">
            <text:p text:style-name="P85"><text:span text:style-name="Citation"><text:span text:style-name="T125">h1 → h4</text:span></text:span></text:p>
          </table:table-cell>
          <table:table-cell table:style-name="Table14.A2" office:value-type="string">
            <text:p text:style-name="P71"><text:span text:style-name="Citation"><text:span text:style-name="T125">25 / 2</text:span></text:span><text:span text:style-name="Citation"><text:span text:style-name="T128">4</text:span></text:span></text:p>
          </table:table-cell>
          <table:table-cell table:style-name="Table14.A2" office:value-type="string">
            <text:p text:style-name="P112"><text:span text:style-name="Citation"><text:span text:style-name="T120">61.210 </text:span></text:span><text:span text:style-name="Citation"><text:span text:style-name="T121">ms</text:span></text:span></text:p>
          </table:table-cell>
          <table:table-cell table:style-name="Table14.A2" office:value-type="string">
            <text:p text:style-name="P113"><text:span text:style-name="Citation"><text:span text:style-name="T120">615.857 </text:span></text:span><text:span text:style-name="Citation"><text:span text:style-name="T121">ms</text:span></text:span></text:p>
          </table:table-cell>
          <table:table-cell table:style-name="Table14.A2" office:value-type="string">
            <text:p text:style-name="P113"><text:span text:style-name="Citation"><text:span text:style-name="T120">1224.542 </text:span></text:span><text:span text:style-name="Citation"><text:span text:style-name="T121">ms</text:span></text:span></text:p>
          </table:table-cell>
          <table:table-cell table:style-name="Table14.A2" office:value-type="string">
            <text:p text:style-name="P113"><text:span text:style-name="Citation"><text:span text:style-name="T120">335.232 </text:span></text:span><text:span text:style-name="Citation"><text:span text:style-name="T121">ms</text:span></text:span></text:p>
          </table:table-cell>
        </table:table-row>
        <table:table-row table:style-name="Table14.2">
          <table:table-cell table:style-name="Table14.A3" office:value-type="string">
            <text:p text:style-name="P72"><text:span text:style-name="Citation"><text:span text:style-name="T129">h</text:span></text:span><text:span text:style-name="Citation"><text:span text:style-name="T132">8</text:span></text:span><text:span text:style-name="Citation"><text:span text:style-name="T129"> → h</text:span></text:span><text:span text:style-name="Citation"><text:span text:style-name="T131">9</text:span></text:span></text:p>
          </table:table-cell>
          <table:table-cell table:style-name="Table14.A3" office:value-type="string">
            <text:p text:style-name="P71"><text:span text:style-name="Citation"><text:span text:style-name="T125">25 / 2</text:span></text:span><text:span text:style-name="Citation"><text:span text:style-name="T132">4</text:span></text:span></text:p>
          </table:table-cell>
          <table:table-cell table:style-name="Table14.A3" office:value-type="string">
            <text:p text:style-name="P113"><text:span text:style-name="Citation"><text:span text:style-name="T120">20.038 </text:span></text:span><text:span text:style-name="Citation"><text:span text:style-name="T121">ms</text:span></text:span></text:p>
          </table:table-cell>
          <table:table-cell table:style-name="Table14.A3" office:value-type="string">
            <text:p text:style-name="P113"><text:span text:style-name="Citation"><text:span text:style-name="T120">591.201 </text:span></text:span><text:span text:style-name="Citation"><text:span text:style-name="T121">ms</text:span></text:span></text:p>
          </table:table-cell>
          <table:table-cell table:style-name="Table14.A3" office:value-type="string">
            <text:p text:style-name="P113"><text:span text:style-name="Citation"><text:span text:style-name="T120">1196.808 </text:span></text:span><text:span text:style-name="Citation"><text:span text:style-name="T121">ms</text:span></text:span></text:p>
          </table:table-cell>
          <table:table-cell table:style-name="Table14.A3" office:value-type="string">
            <text:p text:style-name="P113"><text:span text:style-name="Citation"><text:span text:style-name="T120">331.787 </text:span></text:span><text:span text:style-name="Citation"><text:span text:style-name="T121">ms</text:span></text:span></text:p>
          </table:table-cell>
        </table:table-row>
      </table:table>
      <text:p text:style-name="P49"/>
      <text:p text:style-name="P44">Throughput</text:p>
      <table:table table:name="Table13" table:style-name="Table13" table:template-name="Academic">
        <table:table-column table:style-name="Table13.A" table:number-columns-repeated="2"/>
        <table:table-column table:style-name="Table13.C"/>
        <table:table-column table:style-name="Table13.D"/>
        <table:table-row>
          <table:table-cell table:style-name="Table13.A1" office:value-type="string">
            <text:p text:style-name="P79">Link</text:p>
          </table:table-cell>
          <table:table-cell table:style-name="Table13.A1" office:value-type="string">
            <text:p text:style-name="P79">time</text:p>
          </table:table-cell>
          <table:table-cell table:style-name="Table13.A1" office:value-type="string">
            <text:p text:style-name="P63">Sent</text:p>
          </table:table-cell>
          <table:table-cell table:style-name="Table13.A1" office:value-type="string">
            <text:p text:style-name="P63">Bandwidth</text:p>
          </table:table-cell>
        </table:table-row>
        <table:table-row table:style-name="Table13.2">
          <table:table-cell table:style-name="Table13.A2" office:value-type="string">
            <text:p text:style-name="P85"><text:span text:style-name="Citation"><text:span text:style-name="T125">h1 → h4</text:span></text:span></text:p>
          </table:table-cell>
          <table:table-cell table:style-name="Table13.A2" office:value-type="string">
            <text:p text:style-name="P63"><text:span text:style-name="Citation"><text:span text:style-name="T125">29.60 s</text:span></text:span></text:p>
          </table:table-cell>
          <table:table-cell table:style-name="Table13.A2" office:value-type="string">
            <text:p text:style-name="P63"><text:span text:style-name="Citation"><text:span text:style-name="T125">104.84 MB</text:span></text:span></text:p>
          </table:table-cell>
          <table:table-cell table:style-name="Table13.A2" office:value-type="string">
            <text:p text:style-name="P63"><text:span text:style-name="Citation"><text:span text:style-name="T125">28.33 Mbps</text:span></text:span></text:p>
          </table:table-cell>
        </table:table-row>
        <table:table-row table:style-name="Table13.2">
          <table:table-cell table:style-name="Table13.A3" office:value-type="string">
            <text:p text:style-name="P72"><text:span text:style-name="Citation"><text:span text:style-name="T129">h</text:span></text:span><text:span text:style-name="Citation"><text:span text:style-name="T132">8</text:span></text:span><text:span text:style-name="Citation"><text:span text:style-name="T129"> → h</text:span></text:span><text:span text:style-name="Citation"><text:span text:style-name="T131">9</text:span></text:span></text:p>
          </table:table-cell>
          <table:table-cell table:style-name="Table13.A3" office:value-type="string">
            <text:p text:style-name="P63"><text:span text:style-name="Citation"><text:span text:style-name="T125">29.71 s</text:span></text:span></text:p>
          </table:table-cell>
          <table:table-cell table:style-name="Table13.A3" office:value-type="string">
            <text:p text:style-name="P63"><text:span text:style-name="Citation"><text:span text:style-name="T125">70.93 MB</text:span></text:span></text:p>
          </table:table-cell>
          <table:table-cell table:style-name="Table13.A3" office:value-type="string">
            <text:p text:style-name="P63"><text:span text:style-name="Citation"><text:span text:style-name="T125">19.10 Mbps</text:span></text:span></text:p>
          </table:table-cell>
        </table:table-row>
      </table:table>
      <text:p text:style-name="P24"/>
      <text:h text:style-name="P129" text:outline-level="3"><text:bookmark-start text:name="_Toc131105795"/><text:bookmark-start text:name="__RefHeading___Toc3492_177167968"/>Discussion<text:bookmark-end text:name="_Toc131105795"/><text:bookmark-end text:name="__RefHeading___Toc3492_177167968"/></text:h>
      <text:p text:style-name="Standard"/>
      <text:p text:style-name="Standard"/>
      <text:p text:style-name="P6"><text:tab/><text:span text:style-name="T91">What you what you expect to see</text:span></text:p>
      <text:p text:style-name="P6"/>
      <text:p text:style-name="P114"/>
      <text:h text:style-name="P126" text:outline-level="2"><text:bookmark-start text:name="_Toc131105796"/><text:bookmark-start text:name="__RefHeading___Toc3494_177167968"/>Test case 5: effects of parallel connections<text:bookmark-end text:name="_Toc131105796"/><text:bookmark-end text:name="__RefHeading___Toc3494_177167968"/></text:h>
      <text:h text:style-name="P129" text:outline-level="3"><text:bookmark-start text:name="_Toc131105797"/><text:bookmark-start text:name="__RefHeading___Toc3496_177167968"/>Results<text:bookmark-end text:name="_Toc131105797"/><text:bookmark-end text:name="__RefHeading___Toc3496_177167968"/></text:h>
      <text:p text:style-name="P115"/>
      <text:p text:style-name="P116">Throughput</text:p>
      <table:table table:name="Table15" table:style-name="Table15" table:template-name="Academic">
        <table:table-column table:style-name="Table15.A"/>
        <table:table-column table:style-name="Table15.B"/>
        <table:table-column table:style-name="Table15.C"/>
        <table:table-column table:style-name="Table15.D"/>
        <table:table-row>
          <table:table-cell table:style-name="Table15.A1" office:value-type="string">
            <text:p text:style-name="P80">Link</text:p>
          </table:table-cell>
          <table:table-cell table:style-name="Table15.A1" office:value-type="string">
            <text:p text:style-name="P80">time</text:p>
          </table:table-cell>
          <table:table-cell table:style-name="Table15.A1" office:value-type="string">
            <text:p text:style-name="P64">Sent</text:p>
          </table:table-cell>
          <table:table-cell table:style-name="Table15.A1" office:value-type="string">
            <text:p text:style-name="P64">Bandwidth</text:p>
          </table:table-cell>
        </table:table-row>
        <text:soft-page-break/>
        <table:table-row table:style-name="Table15.2">
          <table:table-cell table:style-name="Table15.A2" office:value-type="string">
            <text:p text:style-name="P86"><text:span text:style-name="Citation"><text:span text:style-name="T16">h1 → h4 *</text:span></text:span><text:span text:style-name="Citation"><text:span text:style-name="T17">1</text:span></text:span></text:p>
          </table:table-cell>
          <table:table-cell table:style-name="Table15.A2" office:value-type="string">
            <text:p text:style-name="P64"><text:span text:style-name="Citation"><text:span text:style-name="T16">28.60 s</text:span></text:span></text:p>
          </table:table-cell>
          <table:table-cell table:style-name="Table15.A2" office:value-type="string">
            <text:p text:style-name="P64"><text:span text:style-name="Citation"><text:span text:style-name="T16">15.54 MB</text:span></text:span></text:p>
          </table:table-cell>
          <table:table-cell table:style-name="Table15.A2" office:value-type="string">
            <text:p text:style-name="P64"><text:span text:style-name="Citation"><text:span text:style-name="T16">4.35 Mbps</text:span></text:span></text:p>
          </table:table-cell>
        </table:table-row>
        <table:table-row table:style-name="Table15.2">
          <table:table-cell table:style-name="Table15.A2" office:value-type="string">
            <text:p text:style-name="P87"><text:span text:style-name="Citation"><text:span text:style-name="T16">h1 → h4 *</text:span></text:span><text:span text:style-name="Citation"><text:span text:style-name="T17">2</text:span></text:span></text:p>
          </table:table-cell>
          <table:table-cell table:style-name="Table15.A2" office:value-type="string">
            <text:p text:style-name="P101"><text:span text:style-name="Citation">28.81 s</text:span></text:p>
          </table:table-cell>
          <table:table-cell table:style-name="Table15.A2" office:value-type="string">
            <text:p text:style-name="P64"><text:span text:style-name="Citation"><text:span text:style-name="T16">15.94 MB</text:span></text:span></text:p>
          </table:table-cell>
          <table:table-cell table:style-name="Table15.A2" office:value-type="string">
            <text:p text:style-name="P64"><text:span text:style-name="Citation"><text:span text:style-name="T16">4.42 Mbps</text:span></text:span></text:p>
          </table:table-cell>
        </table:table-row>
        <table:table-row table:style-name="Table15.2">
          <table:table-cell table:style-name="Table15.A4" office:value-type="string">
            <text:p text:style-name="P87"><text:span text:style-name="Citation"><text:span text:style-name="T16">h1 → h4 </text:span></text:span></text:p>
          </table:table-cell>
          <table:table-cell table:style-name="Table15.A4" office:value-type="string">
            <text:p text:style-name="P110"><text:span text:style-name="Citation">28.81 s</text:span></text:p>
          </table:table-cell>
          <table:table-cell table:style-name="Table15.A4" office:value-type="string">
            <text:p text:style-name="P110"><text:span text:style-name="Citation">251.84 MB</text:span></text:p>
          </table:table-cell>
          <table:table-cell table:style-name="Table15.A4" office:value-type="string">
            <text:p text:style-name="P110"><text:span text:style-name="Citation">8.74 Mbps</text:span></text:p>
          </table:table-cell>
        </table:table-row>
        <table:table-row table:style-name="Table15.2">
          <table:table-cell table:style-name="Table15.A2" office:value-type="string">
            <text:p text:style-name="P87"><text:span text:style-name="Citation"><text:span text:style-name="T16">h</text:span></text:span><text:span text:style-name="Citation"><text:span text:style-name="T17">2</text:span></text:span><text:span text:style-name="Citation"><text:span text:style-name="T16"> → h</text:span></text:span><text:span text:style-name="Citation"><text:span text:style-name="T17">5</text:span></text:span></text:p>
          </table:table-cell>
          <table:table-cell table:style-name="Table15.A2" office:value-type="string">
            <text:p text:style-name="P101"><text:span text:style-name="Citation">28.80 s</text:span></text:p>
          </table:table-cell>
          <table:table-cell table:style-name="Table15.A2" office:value-type="string">
            <text:p text:style-name="P101"><text:span text:style-name="Citation">17.67 MB</text:span></text:p>
          </table:table-cell>
          <table:table-cell table:style-name="Table15.A2" office:value-type="string">
            <text:p text:style-name="P101"><text:span text:style-name="Citation">4.91 Mbps</text:span></text:p>
          </table:table-cell>
        </table:table-row>
        <table:table-row table:style-name="Table15.2">
          <table:table-cell table:style-name="Table15.A6" office:value-type="string">
            <text:p text:style-name="P74"><text:span text:style-name="Citation"><text:span text:style-name="T18">h</text:span></text:span><text:span text:style-name="Citation"><text:span text:style-name="T17">3</text:span></text:span><text:span text:style-name="Citation"><text:span text:style-name="T18"> → h</text:span></text:span><text:span text:style-name="Citation"><text:span text:style-name="T17">6</text:span></text:span></text:p>
          </table:table-cell>
          <table:table-cell table:style-name="Table15.A6" office:value-type="string">
            <text:p text:style-name="P101"><text:span text:style-name="Citation">28.39 s</text:span></text:p>
          </table:table-cell>
          <table:table-cell table:style-name="Table15.A6" office:value-type="string">
            <text:p text:style-name="P101"><text:span text:style-name="Citation">55.06 MB</text:span></text:p>
          </table:table-cell>
          <table:table-cell table:style-name="Table15.A6" office:value-type="string">
            <text:p text:style-name="P101"><text:span text:style-name="Citation">15.51 Mbps</text:span></text:p>
          </table:table-cell>
        </table:table-row>
      </table:table>
      <text:p text:style-name="P17"/>
      <text:h text:style-name="P129" text:outline-level="3"><text:bookmark-start text:name="_Toc131105798"/><text:bookmark-start text:name="__RefHeading___Toc3498_177167968"/>Discussion<text:bookmark-end text:name="_Toc131105798"/><text:bookmark-end text:name="__RefHeading___Toc3498_177167968"/></text:h>
      <text:p text:style-name="P6"/>
      <text:p text:style-name="P6"/>
      <text:h text:style-name="P126" text:outline-level="2"><text:bookmark-start text:name="__RefHeading___Toc3500_177167968"/>Conclusions<text:bookmark-end text:name="__RefHeading___Toc3500_177167968"/></text:h>
      <text:p text:style-name="P6"/>
      <text:p text:style-name="P20">A concise statement of your work’s important results and their significance. Here you should state any shortcomings/limitations of your work, problems that you failed to address and so on..</text:p>
      <text:p text:style-name="P8"/>
      <text:h text:style-name="Heading_20_1" text:outline-level="1"><text:bookmark-start text:name="__RefHeading___Toc3502_177167968"/><text:bookmark-start text:name="_Toc131105800"/><text:span text:style-name="T3">References</text:span><text:bookmark-end text:name="_Toc131105800"/><text:span text:style-name="T3"> (Optional)</text:span><text:bookmark-end text:name="__RefHeading___Toc3502_177167968"/></text:h>
      <text:p text:style-name="Standard"/>
      <text:section text:style-name="Sect1" text:name="ZOTERO_BIBL {&quot;uncited&quot;:[],&quot;omitted&quot;:[],&quot;custom&quot;:[]} CSL_BIBLIOGRAPHY RNDS6jFzxRkWn">
        <text:p text:style-name="Standard"/>
      </text:section>
      <text:p text:style-name="Bibliography_20_1">die.net. (n.d.-a). <text:span text:style-name="T124">Iperf(1)</text:span>. Retrieved April 12, 2023, from https://linux.die.net/man/1/iperf</text:p>
      <text:p text:style-name="Bibliography_20_1">die.net. (n.d.-b). <text:span text:style-name="T124">Ping(8)</text:span>. Retrieved April 12, 2023, from https://linux.die.net/man/8/ping</text:p>
      <text:p text:style-name="Bibliography_20_1">die.net. (n.d.-c). <text:span text:style-name="T124">Traceroute(8)</text:span>. Retrieved April 12, 2023, from https://linux.die.net/man/8/traceroute</text:p>
      <text:p text:style-name="P6"/>
      <text:p text:style-name="P6"/>
      <text:p text:style-name="P19"/>
      <text:p text:style-name="P19">NOTE: </text:p>
      <text:p text:style-name="P19">The report cannot exceed 20 pages, including the list of references. The page format must be A4 with 2 cm margins, single spacing and Arial, Calibri, Times New Roman or similar 11-point font. </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rinda" svg:font-family="Vrind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NO" style:letter-kerning="true" style:font-name-asian="Calibri1" style:font-size-asian="12pt" style:language-asian="en" style:country-asian="US" style:font-name-complex="Vrinda" style:font-size-complex="15pt" style:language-complex="bn"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loext:opacity="0%" style:font-name="Calibri" fo:font-size="12pt" fo:language="en" fo:country="NO" style:letter-kerning="true" style:font-name-asian="Calibri1" style:font-size-asian="12pt" style:language-asian="en" style:country-asian="US" style:font-name-complex="Vrinda" style:font-size-complex="15pt" style:language-complex="bn"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mm" fo:margin-bottom="0mm" style:contextual-spacing="false" fo:text-align="start" style:justify-single-word="false" fo:orphans="2" fo:widows="2" style:writing-mode="lr-tb"/>
      <style:text-properties style:font-name-complex="Vrinda" style:font-family-complex="Vrinda" style:font-family-generic-complex="system" style:font-pitch-complex="variabl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98mm" style:contextual-spacing="false" fo:line-height="115%"/>
      <style:text-properties fo:font-size="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4.23mm" fo:margin-bottom="0m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Vrinda" style:font-family-complex="Vrinda" style:font-family-generic-complex="system" style:font-pitch-complex="variable" style:font-size-complex="20pt"/>
    </style:style>
    <style:style style:name="Heading_20_2" style:display-name="Heading 2" style:family="paragraph" style:parent-style-name="Standard" style:next-style-name="Standard" style:default-outline-level="2" style:class="text">
      <style:paragraph-properties fo:margin-top="0.71mm" fo:margin-bottom="0mm"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Vrinda" style:font-family-complex="Vrinda" style:font-family-generic-complex="system" style:font-pitch-complex="variable" style:font-size-complex="16.5pt"/>
    </style:style>
    <style:style style:name="Heading_20_3" style:display-name="Heading 3" style:family="paragraph" style:parent-style-name="Standard" style:next-style-name="Standard" style:default-outline-level="3" style:class="text">
      <style:paragraph-properties fo:margin-top="0.71mm" fo:margin-bottom="0mm"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71mm" fo:margin-bottom="0mm" style:contextual-spacing="false" fo:keep-together="always" fo:keep-with-next="always"/>
      <style:text-properties fo:color="#2f5496" loext:opacity="100%" style:font-name="Calibri Light" fo:font-family="'Calibri Light'" style:font-family-generic="roman" style:font-pitch="variable" fo:font-style="normal"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71mm" fo:margin-bottom="0mm"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71mm" fo:margin-bottom="0mm"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71mm" fo:margin-bottom="0mm" style:contextual-spacing="false" fo:keep-together="always" fo:keep-with-next="always"/>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71mm" fo:margin-bottom="0mm"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Vrinda" style:font-family-complex="Vrinda" style:font-family-generic-complex="system" style:font-pitch-complex="variable" style:font-size-complex="13pt"/>
    </style:style>
    <style:style style:name="Heading_20_9" style:display-name="Heading 9" style:family="paragraph" style:parent-style-name="Standard" style:next-style-name="Standard" style:default-outline-level="9" style:class="text">
      <style:paragraph-properties fo:margin-top="0.71mm" fo:margin-bottom="0mm"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Vrinda" style:font-family-complex="Vrinda" style:font-family-generic-complex="system" style:font-pitch-complex="variable" style:font-size-complex="13pt" style:font-style-complex="italic"/>
    </style:style>
    <style:style style:name="List_20_Paragraph" style:display-name="List Paragraph" style:family="paragraph" style:parent-style-name="Standard" style:default-outline-level="">
      <style:paragraph-properties fo:margin-left="12.7mm" fo:margin-right="0mm" fo:margin-top="0mm" fo:margin-bottom="0mm" style:contextual-spacing="true" fo:text-indent="0mm" style:auto-text-indent="false"/>
    </style:style>
    <style:style style:name="No_20_Spacing" style:display-name="No Spacing" style:family="paragraph" style:default-outline-level="">
      <style:paragraph-properties fo:margin-top="0mm" fo:margin-bottom="0mm" style:contextual-spacing="false" fo:text-align="start" style:justify-single-word="false" fo:orphans="2" fo:widows="2" style:writing-mode="lr-tb"/>
      <style:text-properties fo:font-size="11pt" fo:language="en" fo:country="US" style:letter-kerning="false" style:font-name-asian="Calibri1" style:font-family-asian="Calibri" style:font-family-generic-asian="system" style:font-pitch-asian="variable" style:font-size-asian="11pt" style:language-asian="zh" style:country-asian="CN" style:font-size-complex="11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6.35mm" fo:margin-bottom="0mm" style:contextual-spacing="false"/>
      <style:text-properties fo:text-transform="uppercase" style:font-name="Calibri Light" fo:font-family="'Calibri Light'" style:font-family-generic="roman" style:font-pitch="variable" fo:font-weight="bold" style:font-weight-asian="bold" style:font-size-complex="12pt" style:font-weight-complex="bold"/>
    </style:style>
    <style:style style:name="Contents_20_2" style:display-name="Contents 2" style:family="paragraph" style:parent-style-name="Standard" style:next-style-name="Standard" style:auto-update="true" style:default-outline-level="" style:class="index">
      <style:paragraph-properties fo:margin-top="4.23mm" fo:margin-bottom="0mm" style:contextual-spacing="false"/>
      <style:text-properties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4.23mm" fo:margin-right="0mm" fo:text-indent="0mm" style:auto-text-indent="false"/>
      <style:text-properties fo:font-size="10pt" style:font-size-asian="10pt" style:font-size-complex="10pt"/>
    </style:style>
    <style:style style:name="Contents_20_4" style:display-name="Contents 4" style:family="paragraph" style:parent-style-name="Standard" style:next-style-name="Standard" style:auto-update="true" style:default-outline-level="" style:class="index">
      <style:paragraph-properties fo:margin-left="8.47mm" fo:margin-right="0mm" fo:text-indent="0m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2.7mm" fo:margin-right="0mm" fo:text-indent="0m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6.93mm" fo:margin-right="0mm" fo:text-indent="0m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1.17mm" fo:margin-right="0mm" fo:text-indent="0m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5.4mm" fo:margin-right="0mm" fo:text-indent="0m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29.63mm" fo:margin-right="0mm" fo:text-indent="0mm" style:auto-text-indent="false"/>
      <style:text-properties fo:font-size="10pt" style:font-size-asian="10pt" style:font-size-complex="10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12.7mm" fo:margin-right="0mm" fo:margin-top="0mm" fo:margin-bottom="0mm" style:contextual-spacing="false" style:line-height-at-least="8.47mm" fo:text-indent="-12.7mm" style:auto-text-indent="false">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Vrinda" style:font-family-complex="Vrinda" style:font-family-generic-complex="system" style:font-pitch-complex="variable" style:font-size-complex="20pt"/>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Vrinda" style:font-family-complex="Vrinda" style:font-family-generic-complex="system" style:font-pitch-complex="variable" style:font-size-complex="16.5pt"/>
    </style:style>
    <style:style style:name="No_20_Spacing_20_Char" style:display-name="No Spacing Char" style:family="text" style:parent-style-name="Default_20_Paragraph_20_Font">
      <style:text-properties fo:font-size="11pt" fo:language="en" fo:country="US" style:letter-kerning="false" style:font-name-asian="Calibri1" style:font-family-asian="Calibri" style:font-family-generic-asian="system" style:font-pitch-asian="variable" style:font-size-asian="11pt" style:language-asian="zh" style:country-asian="CN" style:font-size-complex="11pt" style:language-complex="ar" style:country-complex="SA"/>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5_20_Char" style:display-name="Heading 5 Char" style:family="text" style:parent-style-name="Default_20_Paragraph_20_Font">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6_20_Char" style:display-name="Heading 6 Ch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7_20_Char" style:display-name="Heading 7 Char" style:family="text" style:parent-style-name="Default_20_Paragraph_20_Font">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8_20_Char" style:display-name="Heading 8 Char" style:family="text" style:parent-style-name="Default_20_Paragraph_20_Font">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Vrinda" style:font-family-complex="Vrinda" style:font-family-generic-complex="system" style:font-pitch-complex="variable" style:font-size-complex="13pt"/>
    </style:style>
    <style:style style:name="Heading_20_9_20_Char" style:display-name="Heading 9 Char" style:family="text" style:parent-style-name="Default_20_Paragraph_20_Font">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Vrinda" style:font-family-complex="Vrinda" style:font-family-generic-complex="system" style:font-pitch-complex="variable" style:font-size-complex="13pt"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Index_20_Link" style:display-name="Index Link" style:family="text"/>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1">
        <style:list-level-properties text:list-level-position-and-space-mode="label-alignment">
          <style:list-level-label-alignment text:label-followed-by="listtab" fo:text-indent="-7.62mm" fo:margin-left="7.62m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mm" fo:margin-left="10.16m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mm" fo:margin-left="12.7m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mm" fo:margin-left="15.24m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mm" fo:margin-left="17.78m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mm" fo:margin-left="20.32m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mm" fo:margin-left="22.86m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mm" fo:margin-left="25.4m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6.35mm" fo:margin-left="12.7m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6.35mm" fo:margin-left="25.4m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6.35mm" fo:margin-left="50.8m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6.35mm" fo:margin-left="63.5m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3.18mm" fo:margin-left="76.2m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6.35mm" fo:margin-left="88.9m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6.35mm" fo:margin-left="101.6m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6.35mm" fo:margin-left="12.7m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6.35mm" fo:margin-left="25.4m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6.35mm" fo:margin-left="50.8m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6.35mm" fo:margin-left="63.5m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3.18mm" fo:margin-left="76.2m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6.35mm" fo:margin-left="88.9m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6.35mm" fo:margin-left="101.6m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6.35mm" fo:margin-left="19.05mm"/>
        </style:list-level-properties>
        <style:text-properties fo:font-family="Symbol" style:font-charset="x-symbol"/>
      </text:list-level-style-bullet>
      <text:list-level-style-bullet text:level="2" text:style-name="ListLabel_20_1" loext:num-list-format="%2%" text:bullet-char="o">
        <style:list-level-properties text:list-level-position-and-space-mode="label-alignment">
          <style:list-level-label-alignment text:label-followed-by="listtab" fo:text-indent="-6.35mm" fo:margin-left="31.75m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6.35mm" fo:margin-left="44.45m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6.35mm" fo:margin-left="57.15mm"/>
        </style:list-level-properties>
        <style:text-properties fo:font-family="Symbol" style:font-charset="x-symbol"/>
      </text:list-level-style-bullet>
      <text:list-level-style-bullet text:level="5" text:style-name="ListLabel_20_2" loext:num-list-format="%5%" text:bullet-char="o">
        <style:list-level-properties text:list-level-position-and-space-mode="label-alignment">
          <style:list-level-label-alignment text:label-followed-by="listtab" fo:text-indent="-6.35mm" fo:margin-left="69.85m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6.35mm" fo:margin-left="82.55m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6.35mm" fo:margin-left="95.25mm"/>
        </style:list-level-properties>
        <style:text-properties fo:font-family="Symbol" style:font-charset="x-symbol"/>
      </text:list-level-style-bullet>
      <text:list-level-style-bullet text:level="8" text:style-name="ListLabel_20_3" loext:num-list-format="%8%" text:bullet-char="o">
        <style:list-level-properties text:list-level-position-and-space-mode="label-alignment">
          <style:list-level-label-alignment text:label-followed-by="listtab" fo:text-indent="-6.35mm" fo:margin-left="107.95m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6.35mm" fo:margin-left="120.65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number text:level="1" loext:num-list-format="%1%" style:num-format="1">
        <style:list-level-properties text:list-level-position-and-space-mode="label-alignment">
          <style:list-level-label-alignment text:label-followed-by="listtab" fo:text-indent="-6.35mm" fo:margin-left="12.7m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6.35mm" fo:margin-left="25.4m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6.35mm" fo:margin-left="50.8m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6.35mm" fo:margin-left="63.5m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3.18mm" fo:margin-left="76.2m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6.35mm" fo:margin-left="88.9m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6.35mm" fo:margin-left="101.6m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4" loext:num-list-format="%2%"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5" loext:num-list-format="%5%"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6" loext:num-list-format="%8%"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7.62mm" fo:margin-left="7.62m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7.62mm" fo:margin-left="7.62m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number text:level="1" loext:num-list-format="%1%" style:num-format="a" style:num-letter-sync="true">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loext:num-list-format="%2%.%3%" style:num-format="a" style:num-letter-sync="true" text:display-levels="2">
        <style:list-level-properties text:list-level-position-and-space-mode="label-alignment">
          <style:list-level-label-alignment text:label-followed-by="listtab" text:list-tab-stop-position="38.1mm" fo:text-indent="-6.35mm" fo:margin-left="38.1mm"/>
        </style:list-level-properties>
      </text:list-level-style-number>
      <text:list-level-style-number text:level="4" loext:num-list-format="%3%.%4%" style:num-format="a" style:num-letter-sync="true" text:display-levels="2">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loext:num-list-format="%5%.%6%" style:num-format="a" style:num-letter-sync="true" text:display-levels="2">
        <style:list-level-properties text:list-level-position-and-space-mode="label-alignment">
          <style:list-level-label-alignment text:label-followed-by="listtab" text:list-tab-stop-position="76.2mm" fo:text-indent="-6.35mm" fo:margin-left="76.2mm"/>
        </style:list-level-properties>
      </text:list-level-style-number>
      <text:list-level-style-number text:level="7" loext:num-list-format="%6%.%7%" style:num-format="a" style:num-letter-sync="true" text:display-levels="2">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loext:num-list-format="%8%.%9%" style:num-format="a" style:num-letter-sync="true" text:display-levels="2">
        <style:list-level-properties text:list-level-position-and-space-mode="label-alignment">
          <style:list-level-label-alignment text:label-followed-by="listtab" text:list-tab-stop-position="114.3mm" fo:text-indent="-6.35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mm" fo:padding-left="0mm" fo:padding-right="0mm" fo:padding-top="0mm" fo:padding-bottom="0mm"/>
    </style:style>
    <style:style style:name="Academic.2" style:family="table-cell" style:data-style-name="N0">
      <style:table-cell-properties fo:border-bottom="0.74pt solid #000000" fo:padding="0mm" fo:padding-left="0mm" fo:padding-right="0mm" fo:padding-top="0mm" fo:padding-bottom="0mm"/>
    </style:style>
    <style:style style:name="Academic.3" style:family="table-cell" style:data-style-name="N100">
      <style:table-cell-properties fo:padding="0mm" fo:padding-left="0mm" fo:padding-right="0mm" fo:padding-top="0mm" fo:padding-bottom="0mm"/>
    </style:style>
    <style:style style:name="Academic.4" style:family="table-cell" style:data-style-name="N0">
      <style:table-cell-properties fo:padding="0mm" fo:padding-left="0mm" fo:padding-right="0mm" fo:padding-top="0mm" fo:padding-bottom="0mm"/>
    </style:style>
    <style:style style:name="Academic.5" style:family="table-cell" style:data-style-name="N0">
      <style:table-cell-properties fo:padding="0mm" fo:padding-left="0mm" fo:padding-right="0mm" fo:padding-top="0mm" fo:padding-bottom="0mm"/>
    </style:style>
    <style:style style:name="Academic.6" style:family="table-cell" style:data-style-name="N100">
      <style:table-cell-properties fo:padding="0mm" fo:padding-left="0mm" fo:padding-right="0mm" fo:padding-top="0mm" fo:padding-bottom="0mm"/>
    </style:style>
    <style:style style:name="Academic.7" style:family="table-cell" style:data-style-name="N0">
      <style:table-cell-properties fo:padding="0mm" fo:padding-left="0mm" fo:padding-right="0mm" fo:padding-top="0mm" fo:padding-bottom="0mm"/>
    </style:style>
    <style:style style:name="Academic.8" style:family="table-cell" style:data-style-name="N0">
      <style:table-cell-properties fo:padding="0mm" fo:padding-left="0mm" fo:padding-right="0mm" fo:padding-top="0mm" fo:padding-bottom="0mm"/>
    </style:style>
    <style:style style:name="Academic.9" style:family="table-cell" style:data-style-name="N0">
      <style:table-cell-properties fo:padding="0mm" fo:padding-left="0mm" fo:padding-right="0mm" fo:padding-top="0mm" fo:padding-bottom="0mm"/>
    </style:style>
    <style:style style:name="Academic.10" style:family="table-cell" style:data-style-name="N0">
      <style:table-cell-properties fo:padding="0mm" fo:padding-left="0mm" fo:padding-right="0mm" fo:padding-top="0mm" fo:padding-bottom="0mm"/>
    </style:style>
    <style:style style:name="Academic.11" style:family="table-cell" style:data-style-name="N100">
      <style:table-cell-properties fo:border-top="0.74pt solid #000000" fo:border-bottom="0.74pt solid #000000" fo:padding="0mm" fo:padding-left="0mm" fo:padding-right="0mm" fo:padding-top="0mm" fo:padding-bottom="0mm"/>
    </style:style>
    <style:style style:name="Academic.12" style:family="table-cell" style:data-style-name="N100">
      <style:table-cell-properties fo:border-top="0.74pt solid #000000" fo:border-bottom="0.74pt solid #000000" fo:padding="0mm" fo:padding-left="0mm" fo:padding-right="0mm" fo:padding-top="0mm" fo:padding-bottom="0mm"/>
    </style:style>
    <style:style style:name="Academic.13" style:family="table-cell" style:data-style-name="N100">
      <style:table-cell-properties fo:border-bottom="0.74pt solid #000000" fo:padding="0mm" fo:padding-left="0mm" fo:padding-right="0mm" fo:padding-top="0mm" fo:padding-bottom="0mm"/>
    </style:style>
    <style:style style:name="Academic.14" style:family="table-cell" style:data-style-name="N0">
      <style:table-cell-properties fo:border-bottom="0.74pt solid #000000" fo:padding="0mm" fo:padding-left="0mm" fo:padding-right="0mm" fo:padding-top="0mm" fo:padding-bottom="0mm"/>
    </style:style>
    <style:style style:name="Academic.15" style:family="table-cell" style:data-style-name="N100">
      <style:table-cell-properties fo:border-top="0.74pt solid #000000" fo:border-bottom="0.74pt solid #000000" fo:padding="0mm" fo:padding-left="0mm" fo:padding-right="0mm" fo:padding-top="0mm" fo:padding-bottom="0mm"/>
    </style:style>
    <style:style style:name="Academic.16" style:family="table-cell" style:data-style-name="N0">
      <style:table-cell-properties fo:border-bottom="0.74pt solid #000000" fo:padding="0mm" fo:padding-left="0mm" fo:padding-right="0mm" fo:padding-top="0mm" fo:padding-bottom="0m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25.4mm" fo:margin-bottom="25.4mm" fo:margin-left="25.4mm" fo:margin-right="25.4mm" style:writing-mode="lr-tb" style:layout-grid-color="#c0c0c0" style:layout-grid-lines="38"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our name</meta:initial-creator>
    <meta:editing-cycles>299</meta:editing-cycles>
    <meta:creation-date>2023-03-13T20:56:00</meta:creation-date>
    <dc:date>2023-04-13T00:08:52.769140756</dc:date>
    <meta:editing-duration>PT15H47M48S</meta:editing-duration>
    <meta:generator>LibreOffice/7.3.7.2$Linux_X86_64 LibreOffice_project/30$Build-2</meta:generator>
    <meta:document-statistic meta:table-count="15" meta:image-count="0" meta:object-count="0" meta:page-count="11" meta:paragraph-count="456" meta:word-count="3239" meta:character-count="17605" meta:non-whitespace-character-count="14703"/>
    <meta:user-defined meta:name="AppVersion">16.0000</meta:user-defined>
    <meta:user-defined meta:name="Company">Student I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6.0.23"&gt;&lt;session id="7866C9b2"/&gt;&lt;style id="http://www.zotero.org/styles/apa" locale="en-US" hasBibliography="1" bibliographyStyleHasBeenSet="1"/&gt;&lt;prefs&gt;&lt;pref name="fieldType" value="ReferenceMark"/&gt;&lt;pref name="automa</meta:user-defined>
    <meta:user-defined meta:name="ZOTERO_PREF_2" meta:value-type="string">ticJournalAbbreviations" value="true"/&gt;&lt;/prefs&gt;&lt;/data&gt;</meta:user-defined>
    <meta:template xlink:type="simple" xlink:actuate="onRequest" xlink:title="Normal.dotm" xlink:href=""/>
  </office:meta>
</office:document-meta>
</file>